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4.03.31 16:09   |   <text:a xlink:type="simple" xlink:href="http://palinfo.habago.org/Entry?Command=Information_PrintForum&amp;iPage=454#FORUM32174"><text:span text:style-name="T2">#</text:span></text:a></text:p>
      <text:p text:style-name="P2">才剛在講連標點符號都不能改，馬上連我的標題都改了。<text:span text:style-name="T3"><text:line-break/><text:line-break/></text:span>底下是給立報的信。<text:span text:style-name="T3"><text:line-break/><text:line-break/>============ <text:line-break/></text:span>有幾件事得跟你們溝通一下，特別是這一件：<text:span text:style-name="T3"><text:line-break/><text:line-break/></text:span>我向來有個堅持，不管是什麼樣一種文章，即便是學術論文也一樣，非經我同意絕不做任何修改。連標點符號也不行，錯字也不行，標題當然更不行。除非先問過我並取得我的同意。<text:span text:style-name="T3">(</text:span>當然，原文中之日期無須特地標出<text:span text:style-name="T3">)<text:line-break/><text:line-break/></text:span>我有個習慣就是我從來都不敢看自己的文章出版印刷後的模樣。若登在報上，當我翻到那一頁時，我就先閉著眼睛以免不小心瞄到，雖然我會把它們當歷史文件保存，但我自己不敢看。<text:span text:style-name="T3"><text:line-break/><text:line-break/></text:span>我之所以不敢看一部份是因為我很害怕看到<text:span text:style-name="T3"><text:s/>“</text:span>又<text:span text:style-name="T3">” </text:span>來了！<text:span text:style-name="T3"><text:s/>“</text:span>又<text:span text:style-name="T3">” </text:span>被擅自竄改了，這會讓我非常非常非常挫折甚至憤怒。<text:span text:style-name="T3"><text:line-break/><text:line-break/></text:span>但我生性不喜歡對沒有惡意的人發怒，因為我知道別人往往以為我只是說著玩，或是以為我只是說一個<text:span text:style-name="T3"><text:s/>“</text:span>不要亂改<text:span text:style-name="T3">” </text:span>的<text:span text:style-name="T3"><text:s/>“</text:span>大概<text:span text:style-name="T3">” </text:span>原則，至於原則之外彷彿就有著無數的<text:span text:style-name="T3"><text:s/>“</text:span>例外<text:span text:style-name="T3">”</text:span>，可以隨便竄改，甚至認為只是改一個標點符號沒什麼。但我要強調的是：絕對不能有例外。<text:span text:style-name="T3"><text:line-break/><text:line-break/></text:span>如果你們覺得哪個字寫錯或有什麼妨害善良風俗的問題，歡迎跟我說，我通常會從善如流，特別是錯字的部份。雖然我其實也不喜歡別人改我的錯字，因為即便是錯字也有一種美感在裏頭。但我已經非常讓步，至少當編輯發現並提出更改錯字的要求時，我一般也會同意。<text:span text:style-name="T3"><text:line-break/><text:line-break/></text:span>總之，請絕對不要擅自更改任何一個部份，包括文字和標點符號。但我剛剛去拿今天的報紙，一看真的差點昏倒，痛苦不堪，顧不得午餐隨便吃兩口就趕緊打開電腦來寫這封信。<text:span text:style-name="T3"><text:line-break/><text:line-break/></text:span>我的標題明明是<text:span text:style-name="T3"><text:s/>“</text:span>鹿鹿要回家（完）<text:span text:style-name="T3">”</text:span>，卻變成<text:span text:style-name="T3"><text:s/>“</text:span>鹿鹿要回家<text:span text:style-name="T3">”</text:span>，<text:span text:style-name="T3"><text:s/>“</text:span>（完）<text:span text:style-name="T3">” </text:span>不見了。而我明明沒在文章後面寫什麼（全文完）卻冒出一個（全文完），而且更荒謬的是這<text:span text:style-name="T3"><text:s/></text:span>（全文完）<text:span text:style-name="T3"><text:s/></text:span>是放在我的頭銜<text:span text:style-name="T3"><text:s/>“</text:span>醫師<text:span text:style-name="T3">” </text:span>的前面，難道我改名姓<text:span text:style-name="T3"><text:s/>“</text:span>全<text:span text:style-name="T3">”</text:span>，名<text:span text:style-name="T3"><text:s/>“</text:span>文完<text:span text:style-name="T3">”</text:span>，職稱是醫師？<text:span text:style-name="T3"><text:line-break/><text:line-break/></text:span>我不清楚各位的職責，所以我也不知道到底是要找誰負責或找誰溝通溝通再溝溝，希望你們一定要相信我這個堅持對我個人的絕對重要價值，請你們務必要相信這一點。<text:span text:style-name="T3"><text:line-break/><text:line-break/></text:span>我不是講大話的人，當我說我願意犧牲自己的一切來跟哪怕只是一個標點符號共存亡的意思就是：我真的願意犧牲自己的一切來跟哪怕只是一個標點符號共存亡，即使失去所有文章的發表機會，或失去一份工作、一個學位乃至失去生命，我都會堅持這個堅持。將來死去，我若無法確保死後文字面世的絕對完整性，我寧可把一生所寫大多不曾見光的所有文字全數銷毀。<text:span text:style-name="T3"><text:line-break/><text:line-break/></text:span>這並不是說我覺得自己的東西寫得多好，這只是一種純屬個人的強烈美感，不能擅自更動就是不能擅自更動，就像基因上的<text:span text:style-name="T3">DNA</text:span>序列不能擅自更動一樣，不管那個<text:span text:style-name="T3">DNA</text:span>排列得好不好都一樣。若是不好，當然也是我自己改，斷然沒有讓人隨意更改的道理。<text:span text:style-name="T3"><text:line-break/><text:line-break/></text:span>對我來說，這不是小事情。但我不知道究竟是應該怎麼表達才會讓人們聽見並且相信我說的？難道我該斬雞頭發誓，然後你們才會相信我是說真的並且願意把我說的話當一回事？<text:span text:style-name="T3"><text:line-break/><text:line-break/></text:span>至於這次的錯誤，我希望用我原來的版本再重新刊登一次，我會在文末註明原因。請見附檔。<text:span text:style-name="T3"><text:line-break/><text:line-break/></text:span>同時，我也想請你們儘可能迅速從網上抽掉這個錯誤的版本，想到有關自己的一個錯誤東西晾在網上，感覺很痛苦。<text:span text:style-name="T3"><text:line-break/><text:line-break/></text:span>重要之請，懇請應允，謝謝各位。<text:span text:style-name="T3"><text:line-break/><text:line-break/></text:span>陳真<text:span text:style-name="T3"><text:line-break/><text:line-break/>P.S.: </text:span>寫這種澄清文、說明文，實在很累人。</text:p>
      <text:p text:style-name="P1"><text:span text:style-name="T1">陳真</text:span><text:s/>  |  2014.03.31 12:26   |   <text:a xlink:type="simple" xlink:href="http://palinfo.habago.org/Entry?Command=Information_PrintForum&amp;iPage=454#FORUM32173"><text:span text:style-name="T2">#</text:span></text:a></text:p>
      <text:p text:style-name="P3"><text:span text:style-name="T3">https://tw.news.yahoo.com/blogs/society-watch/</text:span>「<text:span text:style-name="T3">323</text:span>」暴動的備忘錄<text:span text:style-name="T3">-124510525.html<text:line-break/><text:line-break/></text:span>這篇寫得非常好，未經作者同意直接貼在首頁。不妨把它直接當成我的想法。但除了兩點之外：<text:span text:style-name="T3"><text:line-break/><text:line-break/></text:span>第一，我也怕，但怕髒，不怕危險。我有嚴重的美學潔癖，沒法忍受醜惡骯髒陰陰暗暗窩窩囊囊的東西沾到我身上來。<text:span text:style-name="T3"><text:line-break/><text:line-break/></text:span>第二，我不會把嬌滴滴的小表哥小表妹說成暴動，若真是像國外那樣一種真正的暴動，我倒還能由衷敬它三分，即便其訴求荒唐。台灣這個不叫暴動，叫蠢動，蠢血沸騰。<text:span text:style-name="T3"><text:line-break/><text:line-break/>p.s.: </text:span>這陣子網站恐怕得小心愛台民主人士來犯。</text:p>
      <text:p text:style-name="P1"><text:span text:style-name="T1">陳真</text:span><text:s/>  |  2014.03.31 04:16   |   <text:a xlink:type="simple" xlink:href="http://palinfo.habago.org/Entry?Command=Information_PrintForum&amp;iPage=454#FORUM32172"><text:span text:style-name="T2">#</text:span></text:a></text:p>
      <text:p text:style-name="P2">有些事實在可笑可悲，實難體會世上真有這樣一個島，這樣一些人。在這島上，我無時無刻總能很清楚地察覺到虛榮、愚蠢和偏見的力量。<text:span text:style-name="T3"><text:line-break/><text:line-break/></text:span>混蛋往往只是極少數，個人多為<text:span text:style-name="T3"><text:s/>"</text:span>良善<text:span text:style-name="T3">"</text:span>。當然，<text:span text:style-name="T3">"</text:span>良善<text:span text:style-name="T3">" </text:span>得打個引號，畢竟一個人的獨立性若低到難以想像時，善惡似乎同時都失去了意義。滑鼠任我擺佈，往左往右均無足輕重。<text:span text:style-name="T3"><text:line-break/><text:line-break/></text:span>說到底，台灣實在不是一個適合居住的地方，或許適合<text:span text:style-name="T3"><text:s/>"</text:span>大人<text:span text:style-name="T3">"</text:span>，但不適合<text:span text:style-name="T3"><text:s/>"</text:span>小孩<text:span text:style-name="T3">"</text:span>，不適合那些一匹馬拉一輛車、沒法融入社會、沒法跟大家一起踢正步前進的化外生命。<text:span text:style-name="T3"><text:line-break/><text:line-break/></text:span>對台如此不敬的言語都能說出，猶如犯下天條，最輕刑罰至少應滾出台灣。滾我倒不會，我會飛出去，只是缺一大筆盤纏，若有人願意發揮愛台精神集資助我離台，我連在這島上多待一秒鐘的意願也沒有。諸位的寶島樂園，我之精神籠牢，心靈刑台。<text:span text:style-name="T3"><text:line-break/><text:line-break/></text:span>當然，我欲乘風歸去，與鳥人鳥事或任何人與事實際上一點關係都沒有，純粹是我一個人的事；我只是需要一種適合像我這樣一種生物的氧氣；我需要看到一些<text:span text:style-name="T3"><text:s/>“</text:span>小孩<text:span text:style-name="T3">”</text:span>，一些<text:span text:style-name="T3"><text:s/>“</text:span>獸類<text:span text:style-name="T3">”</text:span>。在這島上，我經常連看到小朋友都怕，因為他們往往比我成熟穩重。<text:span text:style-name="T3"><text:line-break/><text:line-break/></text:span>上個月北上看<text:span text:style-name="T3">Salinger</text:span>的記錄片，片中提到有一天，編輯因為趕著付印，偷偷改動<text:span text:style-name="T3">Salinger</text:span>某篇小說的一個標點符號，<text:span text:style-name="T3">Salinger</text:span>事後得知，痛不欲生，對出版社完全失去信任。<text:span text:style-name="T3"><text:line-break/><text:line-break/></text:span>我很不幸也是這樣的物種。從很小就知道自己這個難以告人的身世，但我在心裏頭告訴自己說：我願意犧牲個人一切，哪怕只是同一個標點符號共存亡。<text:span text:style-name="T3"><text:line-break/><text:line-break/></text:span>唸國中第一次讀到麥田捕手，一讀再讀，感動莫名。一個人死後如果只能帶走一本書，我肯定會挑這書。將近四十年了，不曾重讀，卻似乎慢慢明白我被書中什麼樣的東西感動；也許我就是那一大群往麥田邊上懸崖跑來的孩子之一，有隻手抓住了我。<text:span text:style-name="T3">Salinger</text:span>說，「我希望能當個麥田捕手。我知道這很異想天開，但卻是我唯一真正想做的事。」我沒本事抓住別人，只希望有隻手出其不意能隨時把我抓住。<text:span text:style-name="T3"><text:line-break/><text:line-break/></text:span>三十年來，我常在心裏反覆想起彭明敏逃離台灣時所寫的那段話，他說：<text:span text:style-name="T3">”</text:span>海島的最後一絲微光，在後面漸漸地消失了。我差不多已經到達了公海，擺脫了國民黨特務的掌握。在我一生中，從未感受到這樣「真正」自由的感覺<text:span text:style-name="T3">...</text:span>自由的感覺是那麼強烈，幾乎使心身承受不住。<text:span text:style-name="T3">”<text:line-break/><text:line-break/>1997</text:span>年七月一日，恰恰是香港回歸祖國那一天，我卻展開逃亡的生涯。在飛機上，我看向窗外，一片汪洋，台灣已無影蹤。此時，我內心一再泛起彭明敏這段話。的確。<text:span text:style-name="T3"><text:s/>“</text:span>自由的感覺是那麼強烈，幾乎使我心身承受不住。<text:span text:style-name="T3">”<text:line-break/><text:line-break/></text:span>相信遲早有一天，我會再度逃亡成功。若非在生前，也會在死後。天地那麼大，我不信找不到一塊乾淨寧靜美麗的麥田，容納哪怕只是一縷幽魂。但我二度逃亡為的不再只是自由，更是為了一點別的。<text:span text:style-name="T3"><text:line-break/><text:line-break/></text:span>還記得書中那個走路不成體統的小孩嗎？讓原本灰心喪志的主人翁<text:span text:style-name="T3">Holden</text:span>對這世界彷彿有了那麼一點希望而開朗起來。那小孩邊走邊玩，還一邊唱著歌《<text:span text:style-name="T3">If a body meet a body coming through the rye</text:span>》。那是<text:span text:style-name="T3">18</text:span>世紀蘇格蘭詩人<text:span text:style-name="T3">Robert Burns</text:span>的一首古詩：《要是有個人穿過麥田遇上另一個人》。這詩寫一個女孩叫珍妮（<text:span text:style-name="T3">Jenny</text:span>），說她全身濕透，還說這可憐的小傢伙身上似乎從來不曾乾過，提著裙擺，穿過麥田。這時，要是有個人跟她遇上了，「要是他吻了她，那她還需要哭泣嗎？」「這需要讓全世界知道嗎？」詩人說：「不，這純粹是一個人的事。」<text:span text:style-name="T3"><text:line-break/><text:line-break/></text:span>電影《小武》裏那個小武，無疑就是<text:span text:style-name="T3">Holden</text:span>的化身。他穿過麥田，東奔西竄，飽經惆悵，卻始終沒有掉入懸崖，想必有隻手終究還是抓住了他。<text:span text:style-name="T3"><text:line-break/><text:line-break/></text:span>陳真<text:span text:style-name="T3"><text:line-break/><text:line-break/>===========<text:line-break/>17</text:span>國<text:span text:style-name="T3">49</text:span>城聲援　反服貿太陽花學運海外延燒<text:span text:style-name="T3"><text:line-break/>NOWnewsNOWnews – 2014</text:span>年<text:span text:style-name="T3">3</text:span>月<text:span text:style-name="T3">30</text:span>日<text:span text:style-name="T3"><text:s/></text:span>下午<text:span text:style-name="T3">10:48<text:line-break/></text:span>國際中心／綜合報導<text:span text:style-name="T3"><text:line-break/><text:line-break/></text:span>太陽花學運持續第<text:span text:style-name="T3">13</text:span>天，號召國人<text:span text:style-name="T3">330</text:span>上凱道遊行，不僅如此，海外留學生也發起聲援活動「<text:span text:style-name="T3">330</text:span>全球時差接力遊行」，就讀<text:span text:style-name="T3">UCL</text:span>（倫敦大學學院）<text:span text:style-name="T3">Film Studies</text:span>研究生謝璇是活動總召，<text:span text:style-name="T3">17</text:span>個國家<text:span text:style-name="T3">49</text:span>個城市的海外同胞，都紛紛走上街頭響應太陽花學運反服貿行動。<text:span text:style-name="T3"><text:line-break/><text:line-break/></text:span>在德國留學的台灣學生，在法蘭克福街頭舉辦集會遊行，並用<text:span text:style-name="T3">Youtube</text:span>直播，相挺太陽花學運；香港的台灣留學生組成「守護台灣青年陣線」，於<text:span text:style-name="T3">30</text:span>日下午<text:span text:style-name="T3">1</text:span>時在銅鑼灣東角道遊行，幾千名台港人士都出面高喊：「學生無罪、鎮壓有罪，台灣加油、香港加油！」<text:span text:style-name="T3"><text:line-break/><text:line-break/></text:span>日本關東、關西等地區舉辦研討會或是講座，演講台上插滿太陽花，學生都穿著黑衣出席，且與台灣立法院連線表達支持，在東京代代木公園還有日本人帶著雷神巧克力到現場送給台灣學生；在南韓的留學生也在釜山及首爾光化門駐韓台北代表部，穿黑衣靜坐，已韓文寫成的海報表達反服貿黑箱訴求。<text:span text:style-name="T3"><text:line-break/><text:line-break/></text:span>另外，義大利留學生也籌劃有史以來第一場台人抗議活動，於義大利米蘭證交所前廣場，聚集近百名穿黑衣的台灣人與義大利人等，響應反服貿集會遊行，並施放紅色氣球。<text:span text:style-name="T3"><text:line-break/><text:line-break/></text:span>由於時差關係，目前已經有<text:span text:style-name="T3">22</text:span>個城市完成上街頭遊行，還有<text:span text:style-name="T3">14</text:span>個城市會接力響應，而美國及加拿大地區則會在台灣時間<text:span text:style-name="T3">31</text:span>日進行活動，聲援太陽花學運反服貿行動。</text:p>
      <text:p text:style-name="P1"><text:span text:style-name="T1">陳真</text:span><text:s/>  |  2014.03.30 03:36   |   <text:a xlink:type="simple" xlink:href="http://palinfo.habago.org/Entry?Command=Information_PrintForum&amp;iPage=454#FORUM32171"><text:span text:style-name="T2">#</text:span></text:a></text:p>
      <text:p text:style-name="P3">人在外面，時間零碎，全是用手機斷斷續續寫的，想到什麼說什麼，上下沒個銜接。<text:span text:style-name="T3"><text:line-break/><text:line-break/></text:span>比較起來，我對紅衛兵的敬意還要比綠色生物高出許多。大陸最近有個事業有成的紅衛兵，來到她高中校長的墳前懺悔，媒體普遍報導了這件事。那位校長在文革中被紅衛兵給活活弄死。<text:span text:style-name="T3"><text:line-break/><text:line-break/></text:span>前些日子錄鳳凰時不小心看到錢鍾書與楊絳，只看了一小段，因我依然努力持續堅決抗拒接觸鳳凰的節目，只錄而不看，打算留給後人看，因為我還想剛強地活著。除了「冷暖人生」，「我的中國心」也是我的最愛之一。<text:span text:style-name="T3"><text:line-break/><text:line-break/></text:span>錢鍾書和他太太楊絳文革中都被批鬥，戴上寫著「牛鬼蛇神」的白高帽盡情羞辱。若我沒記錯，錢鍾書和楊絳一同在牛津唸大學部，畢業後又轉往巴黎大學。就當年的政治台詞來講，估計就是中了資產階級西方帝國主義的毒。<text:span text:style-name="T3"><text:line-break/><text:line-break/></text:span>有一回，楊絳被掐著脖子硬拖上臺戴白高帽接受人民逐條公審思想罪狀，錢鍾書當下擠出人群，不忍心在台下看。事後，楊絳非但沒有提起當時委屈，反倒說她覺得這些小孩（指紅衛兵）就像披著狼皮的羊，說他們內心是善良的。<text:span text:style-name="T3"><text:line-break/><text:line-break/></text:span>對於仇人的這點胸襟，我倒是沒有。但是對於那些蠢血沸騰不擇手段的人，厭惡與輕蔑之餘，我對他們依然還帶著一點憐憫。同時我也能體會，就如夏目漱石所說，一個罪犯，若他能完整敘述自己過往人生整個歷程，毫無遺漏地描繪所有真實，那麼，不管他犯下的罪行如何巨大，所有罪惡將無法成立。法律刑罰自然還是要面對，但法外之罪已被洗清。<text:span text:style-name="T3"><text:line-break/><text:line-break/></text:span>鳳凰播出楊絳的一段演講，她以一種聽起來相當愉悅的輕柔聲音對著聽眾說：「朋友們，同志們，錢鍾書年輕時曾對我說過一句心裡話。他說，『我志氣不大，但願竭畢生精力做做學問』，他當然知道自己不是有錢人家子弟，他首先先得有個職業圖生存，剩餘的精力才能用來做做學問，他的志願不大，卻也不小了。」<text:span text:style-name="T3"><text:line-break/><text:line-break/></text:span>我聽到這話，十分感動，但也不知道自己是在感動什麼，約莫是我從那音調、措詞和往事微妙處聽出一些人生相似處。純粹好奇的人，可以看這裏，就看開頭前<text:span text:style-name="T3">5</text:span>分鐘。至於想不開的，不妨全集<text:span text:style-name="T3">45</text:span>分鐘把它看完。但我自己倒是寧可不看。<text:span text:style-name="T3"><text:line-break/><text:line-break/>https://www.youtube.com/watch?v=qyFpVl_qcvA<text:line-break/><text:line-break/></text:span>大約三十年前就很喜歡錢鍾書，他寫的《圍城》反覆看了不知道多少遍，非常有趣幽默。圍城就是在黨外群眾演講場合買的。那時候的黨外，跟現在一樣，只要誰跟國民黨敵對，那他就是好人，誰跟國民黨要好，就是壞人。<text:span text:style-name="T3"><text:line-break/><text:line-break/></text:span>那時的國民黨是反共的，所以黨外就宣傳說共產黨根本沒那麼壞，全是國民黨在唬人，人家共產黨又不是流氓黑道，怎麼可能隨便就打過來，我們根本不需要買武器，說什麼中共多可怕只是國民黨在騙選票。<text:span text:style-name="T3"><text:line-break/><text:line-break/></text:span>如今，當共產黨逐漸變好了，開放了，改革了，文明許多了，民進唬爛黨卻反而開始努力妖魔化共產黨，妖魔化一個黨，選票還不夠，乾脆連所有中國人所有大陸同胞一起妖魔化。<text:span text:style-name="T3"><text:line-break/><text:line-break/></text:span>同理，過去那些曾被國民黨查禁的大陸作家例如沈從文、魯迅、錢鍾書等等，自然也全部變成黨外群眾場合大家爭相搶購的精神糧食，甚至馬克思的所有著作也一度成為反國民黨的進步學生們的思想聖經。因為馬克思是共產主義，而國民黨是反共的，所以馬克思當然就是值得推廣讚揚的好東西。還好，感謝主，國民黨不曾與大便敵對，要不然民進黨得歌頌吃屎拜乾屎橛的絕對價值了。<text:span text:style-name="T3"><text:line-break/><text:line-break/></text:span>大約<text:span text:style-name="T3">1988</text:span>年的某一天，有個似乎從來不怎麼讀書、支持黨外的學生跑來問我，要去哪買馬克思全集？我很納悶，我說你平常連一篇三百字短文都嫌長，從不讀書，怎麼會想讀馬克思那種大部頭？他說，現在只要是反國民黨的學生，特別是北部的學生，大家都一窩蜂在讀馬克思，他不想落人後，有個學妹還考他馬克思呢，所以也想找來看看。我聽了只能無言，告訴他說，我也沒讀過馬克思，我不會為了反對哪個黨去讀書，讀書純粹是我自己的事。<text:span text:style-name="T3"><text:line-break/><text:line-break/></text:span>以前支持黨外或反對黨的學生，為數極少，屈指可數，跟現在的綠衛兵有一點非常大的不同就是讀書。以前的學生傻歸傻，他可是很樂意思考辯駁，對智慧與真理存有一點嚮往之心的；但綠衛兵別說什麼真理與智慧，他連最基本的事實都無絲毫尊重，動輒信口開河，滿口謊言瞎掰造謠虛構渲染誇大，只要能打擊傷害敵人就行；彷彿世上根本沒有是非這回事，只有利害、顏色與黨派；彷彿嘴巴才是生命的主要器官，而<text:span text:style-name="T3">brain and mind</text:span>大腦和心靈只是生物演化的一顆贅瘤。<text:span text:style-name="T3"><text:line-break/><text:line-break/></text:span>話說楊絳在錢鍾書和女兒一前一後相繼去世後，難以承受生命的重量。這時候，她應已八十多歲，卻選擇做一件她說她「力所不能及的事」，就是學習古希臘文，為的是翻譯柏拉圖的《斐多》。之所以想翻譯這本書是因為，書中對話就跟她們一家三口平日對話一般，有著一種親近性、相似性，對於真理的認識與追求那種態度，頗能引起一家人的共鳴。<text:span text:style-name="T3"><text:line-break/><text:line-break/></text:span>楊絳希望，藉著翻譯此書，抵抗失去至親之苦。她說她「試圖做一件力所不能及的事，投入全部心神而忘掉自己」，在那漫長的譯書過程中，她感覺先生、女兒彷彿都還活在她身邊，不曾離去。<text:span text:style-name="T3"><text:line-break/><text:line-break/></text:span>《斐多》雖屬入門，卻也是蘇格拉底的思想最能打動我心的一本書。斐多（<text:span text:style-name="T3">Phaedo</text:span>）是蘇格拉底的一名學生，與其它學生前來觀看蘇格拉底的死刑，記錄蘇格拉底欣然喝下毒藥受死前的生命最後一段時光所講的一些話，主要是有關靈魂、生死以及人類的共同價值。我常想，如果沒有斐多篇，蘇格拉底頂多就也只是個擅長使用隱喻、聰明絕頂的哲學家。<text:span text:style-name="T3"><text:line-break/><text:line-break/></text:span>更早之前，楊絳因為喜歡《唐吉訶德》，決定翻譯。為忠於原著，<text:span text:style-name="T3">47</text:span>歲開始學西班牙語。花了<text:span text:style-name="T3">20</text:span>年時間才譯完，<text:span text:style-name="T3">1978</text:span>年出版。這書至今在文壇上被公認為最好的唐吉訶德中譯本。我看到鳳凰上播出當年此書在大陸上市時書局萬頭鑽動、人潮洶湧、天天排著長長隊伍搶購的錄影盛況，感到很意外。這年頭還有多少人會搶購這樣的書？<text:span text:style-name="T3"><text:line-break/><text:line-break/></text:span>也許氣味這種東西，註定了一個人一生將大約會喜歡哪樣一些東西、討厭哪樣一些人與事。小學時，能讓我愛不釋手、有空就一遍又一遍反覆讀、讀到滾瓜爛熟、讀到把整本線裝書弄得一頁一頁脫落、讀到能倒著背的就僅有唐吉訶德、西遊記，以及一本伽俐略傳的漫畫。幾年前，終於來到唐吉訶德的家鄉，在博物館裏看到一張明信片圖案，驚為天人，打算買下，結果店員說這明信片已賣完，讓我引為終生遺憾。<text:span text:style-name="T3"><text:line-break/><text:line-break/>1978</text:span>年，西班牙國王訪中，鄧小平便將楊絳的中譯本做為國禮贈送。幾年後，西班牙國王頒給楊絳一枚大十字勳章，表揚她對西班牙文學的貢獻。事實上，楊絳翻譯這書讓她在文革期間吃盡苦頭。<text:span text:style-name="T3"><text:line-break/><text:line-break/></text:span>錢、楊女兒錢瑗也留英，後來在北師大外語系任教。錢瑗三十多歲因肺癌過世，留下不留骨灰不辦儀式、但願生者無想無念的遺願。楊絳決定依願辦理，迅即交付火化，甚至錢楊兩人都沒參加女兒的遺體告別式。但北師大師生不捨，依然保留了骨灰，埋在北師大文史樓西側她女兒每天上學授課走過的一棵雪松下。<text:span text:style-name="T3"><text:line-break/><text:line-break/></text:span>有一天，楊絳遠遠看到這棵雪松，她套用了蘇東坡一段悼亡詞如此說道：<text:span text:style-name="T3">“</text:span>從此老母斷腸處，明月下，長青樹<text:span text:style-name="T3">”</text:span>。<text:span text:style-name="T3"><text:line-break/><text:line-break/>“</text:span>從此老母斷腸處<text:span text:style-name="T3">”</text:span>，聽到這話，連我都想找眼淚瓶了。林間野地，城府舊宅，我的斷腸處可多了。</text:p>
      <text:p text:style-name="P1"><text:span text:style-name="T1">陳真</text:span><text:s/>  |  2014.03.29 02:16   |   <text:a xlink:type="simple" xlink:href="http://palinfo.habago.org/Entry?Command=Information_PrintForum&amp;iPage=454#FORUM32170"><text:span text:style-name="T2">#</text:span></text:a></text:p>
      <text:p text:style-name="P2">原來懷軒轉貼的那文章是彭明輝寫的。十多年前他讀我文章，寫信給我表認同。之後相熟但一點都不相為謀。只能說，有關人的一切的一切，我跟他剛好站在完全相反的對立面，他若是光，我便是那黑暗，他所真心喜歡的<text:span text:style-name="T3">(</text:span>我說的是真心，嘴巴上附庸風雅的不算<text:span text:style-name="T3">)</text:span>，我肯定厭惡透頂；我所擅長的，他一竅不通<text:span text:style-name="T3">(</text:span>但他卻擺岀專家姿勢<text:span text:style-name="T3">)</text:span>；他很厲害的，我毫無概念。反之亦然。若說他認同我的文章，我想理應純屬誤解，否則我真的會懷疑起自己來。<text:span text:style-name="T3"><text:line-break/><text:line-break/></text:span>這樣子跟人之間畫上個無可跨越的鴻溝，或許有點傷人，但就如龍應台，這些人在台灣社會中已經膨漲到像個神，傷也傷不了。<text:span text:style-name="T3"><text:line-break/><text:line-break/></text:span>我常想寫一本現代版的儒林現形記。這樣一些神，給了我許多材料與靈感。<text:span text:style-name="T3"><text:line-break/><text:line-break/></text:span>我這短短的留言，就算是對他寫那樣一篇下流窩囊的<text:span text:style-name="T3"><text:s/>"</text:span>公開信<text:span text:style-name="T3">" </text:span>的一點小小的當頭棒喝。<text:span text:style-name="T3"><text:line-break/><text:line-break/></text:span>至於彭先生所指控的暴力血馨鎮壓，若非極度無知，便是故意睜眼說瞎話。我想這些人應該從來不曾在國外參與過抗爭。換成是在西方國家例如歐洲或最文明的英國也一樣，暴力程度比諸溫溫吞吞的台灣警察，至少應該乘以<text:span text:style-name="T3"><text:s/>10</text:span>。全世界去哪找像台灣這麼斯文的鎮暴警察？沒見過豬走路也該吃過豬肉吧。<text:span text:style-name="T3"><text:line-break/><text:line-break/></text:span>而且，全世界也絕對不會有一個西方國家的媒體會說這個是什麼<text:span text:style-name="T3"><text:s/>"</text:span>暴力血腥鎮壓<text:span text:style-name="T3">"</text:span>，更不用說什麼舉世譴責唾棄。<text:span text:style-name="T3"><text:line-break/><text:line-break/></text:span>同時，也絕對不會有一個所謂西方文明國家會容許政府或國會被佔據哪怕只是一秒鐘，那是不可能的事。假設一旦發生，肯定馬上大軍壓境。這沒什麼對或不對，這只是國家之所以是國家的本質，就好像沒有一家警察局應該容許被暴民佔領哪怕只是一秒鐘。<text:span text:style-name="T3"><text:line-break/><text:line-break/></text:span>國家是沒法打商量的。難道你能想像英國國會或美國白宮被暴民佔領？而且還大肆破壞，據說金額上億。就算闖進一群獼猴也沒那麼無厘頭。<text:span text:style-name="T3"><text:line-break/><text:line-break/></text:span>經濟學人說，容許佔領國會<text:span text:style-name="T3"><text:s/>"</text:span>極為罕見<text:span text:style-name="T3">"</text:span>。也許他應該說，印象中人類民主史上應該沒有這種例子才對。一個國家就是靠行政與立法機構在運作的，被暴民佔領了，這還像話嗎？就好像你能想像或接受警察局應該被抗議者佔領而警察不該出面驅散嗎？<text:span text:style-name="T3"><text:line-break/><text:line-break/></text:span>假設今天你是為了一個事關人類重大價值面臨危機，例如發動一場核戰，那你要佔領什麼全有了道德地位，但服貿只不過是個內政問題；說穿了，骨子裏就是反馬反中才是重點。<text:span text:style-name="T3"><text:line-break/><text:line-break/></text:span>我家門口路燈都不知道壞多久了也不來修理，真是草菅人命。我若因此佔領市政府，你做何感想？<text:span text:style-name="T3"><text:line-break/><text:line-break/></text:span>而且左看右看我實在看不出服貿哪一點有問題或哪裏黑箱，以此為理由撒驕作態，其實只是吃定了某種<text:span text:style-name="T3"><text:s/>"</text:span>反中<text:span text:style-name="T3">" </text:span>的政治正確之如天條般不可違抗。校園裏更是搞得風聲鶴唳，不願表態或表錯邊的老師學生，人人自危。這也能算學運嗎？天底下會有一種令人不敢不敬、令人噤若寒蟬的學運嗎？你能說紅衛兵是一種學運嗎？</text:p>
      <text:p text:style-name="P1"><text:span text:style-name="T1">陳真</text:span><text:s/>  |  2014.03.28 10:59   |   <text:a xlink:type="simple" xlink:href="http://palinfo.habago.org/Entry?Command=Information_PrintForum&amp;iPage=454#FORUM32169"><text:span text:style-name="T2">#</text:span></text:a></text:p>
      <text:p text:style-name="P3">很多人講話真的很溫和，或說很鄉愿，例如面對無數的謠言卻說誤會。這不是誤會，又不是頭殼壞去，這麼一清二楚的事實，怎麼會全部都誤會，沒有一項理解正確，會有人笨到這樣嗎？當然不會。這些人某種<text:span text:style-name="T3">IQ</text:span>可是破表呢，精得跟什麼一樣。<text:span text:style-name="T3"><text:line-break/><text:line-break/></text:span>這不是誤會，這是故意造謠故意裝蒜，目的就是政治鬥爭，反馬，反中。我敢說，現場四處一定充斥各種不堪入耳的挑撥族群仇恨語言以及反馬反藍愛台灣等政治語言。<text:span text:style-name="T3"><text:line-break/><text:line-break/></text:span>台灣人真的很喜歡搞這些，似乎永遠樂此不疲。對此我毫無異議，台灣如何我也真的無所謂，大家高興就好。最好是趕緊宣布獨立，或宣布加入美國或日本，要抱大腿也抱得俐落些。然後看要怎麼搞都無所謂，只要別睜眼說瞎話，別強迫大家都得跟他一樣蠢血沸騰就好。<text:span text:style-name="T3"><text:line-break/><text:line-break/></text:span>陳真<text:span text:style-name="T3"><text:line-break/><text:line-break/>=============================================<text:line-break/></text:span>彭淮南：服貿不過影響貨貿<text:span text:style-name="T3"><text:s/></text:span>衝擊就業<text:span text:style-name="T3"><text:line-break/><text:line-break/></text:span>中央廣播電台作者：<text:span text:style-name="T3"><text:s/></text:span>陳林幸虹<text:span text:style-name="T3"><text:s/>|<text:line-break/><text:line-break/>2014</text:span>年<text:span text:style-name="T3">3</text:span>月<text:span text:style-name="T3">27</text:span>日<text:span text:style-name="T3"> <text:line-break/><text:line-break/></text:span>反兩岸服務貿易協議抗爭持續，中央銀行總裁彭淮南今天<text:span text:style-name="T3">(27</text:span>日<text:span text:style-name="T3">)</text:span>有備而來，針對服貿相關議題特別準備書面說明。彭淮南表示，兩岸服貿不過，貨品貿易協議也過不了，屆時南韓和大陸一旦完成簽署自由貿易協定<text:span text:style-name="T3">(FTA)</text:span>，南韓面板出口大陸零關稅，台灣卻還得被課徵<text:span text:style-name="T3">5%</text:span>關稅，恐衝擊台灣就業市場。<text:span text:style-name="T3"><text:line-break/><text:line-break/></text:span>彭淮南指出，台灣為一小型開放的經濟體，對外依賴程度相當大，和競爭對手國南韓相比，台灣開放程度<text:span text:style-name="T3">130%</text:span>，南韓<text:span text:style-name="T3">98%</text:span>，但台灣<text:span text:style-name="T3">FTA</text:span>占貿易的比重，卻只有<text:span text:style-name="T3">9%</text:span>，遠低於韓國的<text:span text:style-name="T3">36%</text:span>。<text:span text:style-name="T3"><text:line-break/><text:line-break/></text:span>彭淮南也舉面板業為例，認為南韓和大陸一旦完成簽署自由貿易協定<text:span text:style-name="T3">(FTA)</text:span>，南韓面板出口至大陸零關稅，台灣卻還得被課徵<text:span text:style-name="T3">5%</text:span>關稅，台灣面板業根本沒辦法和南韓競爭，將影響<text:span text:style-name="T3">10</text:span>萬名面板業員工的就業。<text:span text:style-name="T3"><text:line-break/><text:line-break/></text:span>彭淮南說：『<text:span text:style-name="T3">(</text:span>原音<text:span text:style-name="T3">)</text:span>台灣開放程度高於韓國，我們簽<text:span text:style-name="T3">FTA</text:span>生效占貿易比重又低於韓國，台灣這必須要嚴肅的面對，但不然台灣被邊緣化，就失去動能，影響就業。』<text:span text:style-name="T3"><text:line-break/><text:line-break/></text:span>彭淮南也指出，簽署自由貿易協議不可能只拿，而不給，但只要「拿大於給」，簽署就有價值，但政府對於受到不利影響的產業，要加以輔導。<text:span text:style-name="T3"><text:line-break/><text:line-break/></text:span>彭淮南也表示，目前仍有些人士對於服貿協議內容不盡瞭解，誤以為會開放大陸勞工來台工作，或是大陸計程車業者來台投資，但事實上都沒有開放；他也希望持續溝通，化解爭議。至於學生抗爭，彭淮南認為，關心國事是好事，但要以和平、理性方式。</text:p>
      <text:p text:style-name="P1"><text:span text:style-name="T1">陳真</text:span><text:s/>  |  2014.03.26 17:19   |   <text:a xlink:type="simple" xlink:href="http://palinfo.habago.org/Entry?Command=Information_PrintForum&amp;iPage=454#FORUM32168"><text:span text:style-name="T2">#</text:span></text:a></text:p>
      <text:p text:style-name="P2">除了綠色生物，估計應該還會有一種人在裏頭湊合，就是左派。嚴格地說，是<text:span text:style-name="T3"><text:s/>"</text:span>號稱左派<text:span text:style-name="T3">"</text:span>。這類人士通常講話講到後面往往也會來上幾句勞苦大眾萬歲的口號。<text:span text:style-name="T3"><text:line-break/><text:line-break/></text:span>一個社會決定如何發展，基本上我都沒意見。如果大家真的一致同意學習古巴，我毫無疑問也會順應民意。但不管走哪條路線，總得有個一致性，不能嘴巴說一套，生活卻又完全是另一套；不能今天說這樣，明天對象不同了又變成說那樣。<text:span text:style-name="T3"><text:line-break/><text:line-break/></text:span>就如一個人如果他果真沒法和中華民國的身份證共存亡，那他其實也不該和中華民國的新台幣共存亡，更甭說擔任中華民國的一官半職。<text:span text:style-name="T3"><text:line-break/><text:line-break/></text:span>當然，事物發展總有個進程，就如殺蒼蠅並無礙於高喊動保口號。重點是，在同一事物層級上，自然不可能有兩種標準，甚或兩種截然相反的標準，就猶如我保護動物總不能說我的動保概念只及於我家阿憨，隔壁小花就不在保護之列。<text:span text:style-name="T3"><text:line-break/><text:line-break/></text:span>許多號稱左派，喜歡擺姿態喊漂亮口號，反大企業，宣稱與弱勢者站在一起。如果是這樣，那他理應反麥當勞、反肯德基、反誠品、反台積電、反全聯、反全國電子、反<text:span text:style-name="T3">85</text:span>度<text:span text:style-name="T3">C</text:span>、反美國的<text:span text:style-name="T3">COSCO</text:span>、反英國的<text:span text:style-name="T3">TESCO</text:span>、反寶雅，反中華電信、反一切金融組織、反所有上市上櫃公司才對，積極擁護甘啊店。<text:span text:style-name="T3"><text:line-break/><text:line-break/></text:span>世上也許有這樣的實踐者，但我從未在這島上見過。至今，我見過的所有每一個<text:span text:style-name="T3"><text:s/>"</text:span>號稱左派<text:span text:style-name="T3">" </text:span>的生活，都比我不知道<text:span text:style-name="T3"><text:s/>"</text:span>資本主義化<text:span text:style-name="T3">" </text:span>幾百倍，私有財產比我不知道要多出幾個零，生活每個層面比我<text:span text:style-name="T3"><text:s/>"</text:span>右<text:span text:style-name="T3">" </text:span>到幾乎兩者呈一百八十度之南轅北轍。<text:span text:style-name="T3"><text:line-break/><text:line-break/></text:span>一個概念或理想，如果它終究只是擺擺姿態說說而已，那其實比它的反面還更加可恥。</text:p>
      <text:p text:style-name="P4"/>
      <text:p text:style-name="P1"><text:span text:style-name="T1">鄭啟承</text:span><text:s/>  |  2014.03.26 12:42   |   <text:a xlink:type="simple" xlink:href="http://palinfo.habago.org/Entry?Command=Information_PrintForum&amp;iPage=455#FORUM32167"><text:span text:style-name="T2">#</text:span></text:a></text:p>
      <text:p text:style-name="P2">這不就是史萊姆嗎<text:span text:style-name="T3">? </text:span>依照生物學分類，這屬於海綿體史萊姆科，這種生物通常是綠色<text:span text:style-name="T3">(</text:span>不信你輸入<text:span text:style-name="T3">slime</text:span>查<text:span text:style-name="T3">google</text:span>看看<text:span text:style-name="T3">)</text:span>，算不算是動物我還沒有定論，因為雖然有腦，但智能上可能比較接近黴菌那一級。特徵是會同聲一氣互相靠近融合，四處作勢嚇人裝勇裝酷，味道很臭，很吵，雖然音量大，但其實語言神經中樞完全退化，不講理，完全無法與之溝通。可謂沒知識又兼不衛生。<text:span text:style-name="T3"><text:line-break/><text:line-break/></text:span>史萊姆存在唯一的目的就是淹沒腐蝕破壞鬥臭鬥爛任何不屬於史萊姆的生物。<text:span text:style-name="T3"><text:line-break/><text:line-break/>http://static.ddmcdn.com/gif/killer_slime.jpg<text:line-break/><text:line-break/></text:span>你沒辦法把史萊姆一網打盡，也不可能提昇它的智能，唯一能做的就是把整個島讓給它住，讓此島變成鬧哄哄欣欣向榮的史萊姆島。</text:p>
      <text:p text:style-name="P1"><text:span text:style-name="T1">陳真</text:span><text:s/>  |  2014.03.26 11:06   |   <text:a xlink:type="simple" xlink:href="http://palinfo.habago.org/Entry?Command=Information_PrintForum&amp;iPage=455#FORUM32166"><text:span text:style-name="T2">#</text:span></text:a></text:p>
      <text:p text:style-name="P3">我又錯了，應該還有一項：蠢血沸騰。不是熱血哦，他連自己在沸騰什麼也不知道，反正就是衝衝衝。衝進去之後摸摸這個，玩玩那個，擺姿勢，拍拍照，這個弄壞，那個給它砸爛，再高喊兩句口號，耶<text:span text:style-name="T3">~</text:span>。</text:p>
      <text:p text:style-name="P1"><text:span text:style-name="T1">陳真</text:span><text:s/>  |  2014.03.26 10:45   |   <text:a xlink:type="simple" xlink:href="http://palinfo.habago.org/Entry?Command=Information_PrintForum&amp;iPage=455#FORUM32165"><text:span text:style-name="T2">#</text:span></text:a></text:p>
      <text:p text:style-name="P2"><text:span text:style-name="T3">Oops!sorry!</text:span>我少說了一項重要特徵：面目模糊，一模一樣的台詞，一模一樣的叫聲，根本分不清誰是誰。</text:p>
      <text:p text:style-name="P1"><text:span text:style-name="T1">陳真</text:span><text:s/>  |  2014.03.26 10:42   |   <text:a xlink:type="simple" xlink:href="http://palinfo.habago.org/Entry?Command=Information_PrintForum&amp;iPage=455#FORUM32164"><text:span text:style-name="T2">#</text:span></text:a></text:p>
      <text:p text:style-name="P3">綠色生物的特徵有三：腦子萎縮、不擇手段、睜眼說瞎話。</text:p>
      <text:p text:style-name="P1"><text:span text:style-name="T1">懷軒</text:span><text:s/>  |  2014.03.26 03:03   |   <text:a xlink:type="simple" xlink:href="http://palinfo.habago.org/Entry?Command=Information_PrintForum&amp;iPage=455#FORUM32163"><text:span text:style-name="T2">#</text:span></text:a></text:p>
      <text:p text:style-name="P2">這是服貿事件發生以來我見過最惡毒、惡質、不可思議的一篇文章。這島真是沒救了。不論對象是李登輝馬英九陳水扁，不論對方是不是公眾人物，豈有任何人可以，甚至覺得應該對另一個個人寫出這樣的文字<text:span text:style-name="T3">?<text:line-break/><text:line-break/>~~~~~~~~~~~~~~~~~~~~~~~~~~~~~~~~~~~~~~~~~~~~~~<text:line-break/>http://www.ettoday.net/news/20140324/338490.htm<text:line-break/><text:line-break/>http://mhperng.blogspot.tw/2014/03/blog-post_24.html<text:line-break/><text:line-break/></text:span>給周美青的一封公開信<text:span text:style-name="T3"><text:line-break/></text:span>周女士：<text:span text:style-name="T3"><text:line-break/></text:span>為了你家和台灣，我求妳兩件事：帶馬英九到醫院去檢查，如果他精神不正常或者已經失去法定行為能力，請妳坦白告訴全國人；如果醫院找不出他的病而他也不肯辭職，請妳跟他離婚，讓他了解他所做的事有多令人厭惡、痛恨、不齒。台灣不能再有人因為和平抗爭而流血，而你們家更不需要有一個令萬代子孫蒙羞的家長。<text:span text:style-name="T3"><text:line-break/></text:span>請妳記得：媒體上陳水扁外孫的照片總是被打上馬賽克，見不得人。馬家雖已斷了香火，妳不會希望連妳的外孫在國內外都見不得人。但是，事情已經開始發生了，行政院前濺血的照片必將傳遍全世界，全世界都會知道：馬英九對和平抗議的群眾施暴，打到他們頭破血流。<text:span text:style-name="T3"><text:line-break/><text:line-break/><text:line-break/></text:span>現在大家恨的是馬英九，如果事態繼續惡化，大家的恨會滿溢而漫流，無處宣洩的恨意會淹漫妳們家的每一個成員，然後淹漫到妳女婿家，淹漫到你們的子孫身上。請妳別讓這恨無止盡地繼續滋生、漫延。<text:span text:style-name="T3"><text:line-break/></text:span>我的常識告訴我：如果有兩張滿臉是血的照片，流血的就不會只有兩個人──鎮暴警察只會被下命「不許流血」，或者「不惜流血」，而鎮暴警察「打得興起」、「打得眼紅」時，不會只打兩個人。<text:span text:style-name="T3"><text:line-break/></text:span>妳或許會說：這是抗爭者自討的。不！抗爭者自討的是被抬離、被水車沖擊、被噴辣椒水。這裡不是天安門，這裡沒有解放軍，這裡沒有獨裁者鄧小平，我們沒有人預料到和平抗爭也要被打到頭破血流。<text:span text:style-name="T3"><text:line-break/></text:span>我們了解，暴力是殘忍的表徵；我們也了解，暴力是無能的表徵。馬英九沒有能力管理這個國家，而你最了解馬英九的無能，繼續讓他坐在總統位上負擔他早已承受不了的壓力，只會使他變得更無能，更殘暴。<text:span text:style-name="T3"><text:line-break/></text:span>我知道，要隨時要防範這個無能的丈夫在人前出醜是很累的。但是，如果他注定成事不足敗事有餘，請妳把他帶回家──家醜無須外揚，況且，讓禍害不出家門，總比害你們全家人整天被人怒目相向的好。<text:span text:style-name="T3"><text:line-break/></text:span>周女士，嫁給馬英九是妳的不幸，但是拜託妳別讓他變成全台灣人的不幸；他對台灣的傷害歷史將不會忘記，只希望這個恨不要滋生、漫延到你們家的每一個成員，甚至後代子孫。</text:p>
      <text:p text:style-name="P1"><text:span text:style-name="T1">陳真</text:span><text:s/>  |  2014.03.25 16:04   |   <text:a xlink:type="simple" xlink:href="http://palinfo.habago.org/Entry?Command=Information_PrintForum&amp;iPage=455#FORUM32162"><text:span text:style-name="T2">#</text:span></text:a></text:p>
      <text:p text:style-name="P3">台灣人扭曲異己藉以醜化的本事很行。我知道大部份人看了這樣那樣一些扭曲與造謠並不會憤怒，因為事不關己。憤不憤怒是沒法勉強的，但這其實也意味著一種心靈上的落差，我很有感覺的東西，你沒感覺，覺得還好，反之亦然，人們覺得很重要的事，我也通常一點感覺都沒有。<text:span text:style-name="T3"><text:line-break/><text:line-break/></text:span>最近電話完全不接，除非確定對方不是來討論的才接。很多東西是沒法說清楚的，即便說得一清二楚了依然完全誤解，溝通效果是零，也許這是因為當你不是那樣一種人時，你往往很難理解那樣一種人的語言和世界。<text:span text:style-name="T3"><text:line-break/><text:line-break/></text:span>最近退出了所有公眾的<text:span text:style-name="T3"><text:s/>(</text:span>包括工作上的<text:span text:style-name="T3">)LINE</text:span>之群組，圖個耳根清淨，一堆蠢話屁話謠言流言抹黑虛構瞎掰及虛榮窩囊，看了就很難受。這些髒東西最好離我遠一些。<text:span text:style-name="T3"><text:line-break/><text:line-break/></text:span>有人私下請我考慮重新加入群組，為了說服我，就說他是投票給馬英九的，以為我聽了會開心，以為我就是在乎這個。但我一聽，馬上連這個人的帳號也全部封鎖了。<text:span text:style-name="T3"><text:line-break/><text:line-break/></text:span>陳真<text:span text:style-name="T3"><text:line-break/><text:line-break/>===============<text:line-break/></text:span>網友買<text:span text:style-name="T3">1500</text:span>顆太陽餅今早送到政院　蕭家淇拒收<text:span text:style-name="T3"><text:line-break/><text:line-break/>NOWnewsNOWnews – 2014</text:span>年<text:span text:style-name="T3">3</text:span>月<text:span text:style-name="T3">25</text:span>日<text:span text:style-name="T3"> <text:line-break/><text:line-break/></text:span>反服貿團體在<text:span text:style-name="T3">23</text:span>日晚間<text:span text:style-name="T3">7</text:span>點半轉移陣地攻占行政院，<text:span text:style-name="T3">24</text:span>日一早政院員工上班時發現現場一片杯盤狼藉，甚至連行政院副秘書長蕭家淇進入辦公室後，無奈地表示「桌上的太陽餅被吃掉了」。有網友聽到非常不滿，決定訂購<text:span text:style-name="T3">1500</text:span>顆太陽餅送到行政院，還說要讓蕭家淇「吃個夠！」今早<text:span text:style-name="T3">9</text:span>時快遞將<text:span text:style-name="T3">150</text:span>盒太陽餅送到行政院，蕭家淇拒收，太陽餅慘遭退件。<text:span text:style-name="T3"><text:line-break/><text:line-break/></text:span>警方在<text:span text:style-name="T3">24</text:span>日清晨，強制驅離完成淨空後，行政院內部可說是一片狼籍，天花板及門板被打破拆毀、線路被扯斷、電腦及電視等辦公設備，也都被隨意丟放在地上，甚至還傳出放在辦公室內的零錢也不翼而飛，宛如歷經一場劫掠。蕭家淇接受訪問時表示，經過初步清查，有陳列在院內的藝術品被破壞，原本要送給同仁的<text:span text:style-name="T3">3</text:span>大箱太陽餅也被搬走<text:span text:style-name="T3">1</text:span>箱，此外辦公室<text:span text:style-name="T3">1</text:span>名員工放在抽屜的<text:span text:style-name="T3">1000</text:span>元現金也被偷。<text:span text:style-name="T3"><text:line-break/><text:line-break/></text:span>有網友看到蕭家淇的發言非常氣憤，在<text:span text:style-name="T3">PTT</text:span>上表示：「發生這種事卻在抱怨零食被吃，這就是我們的官員，要餅是吧！拿去吃吧！」隨即有網友發起串聯，訂購<text:span text:style-name="T3">150</text:span>盒太陽餅，共<text:span text:style-name="T3">1500</text:span>顆，不僅寄到行政院，還指名收件人是蕭家淇，有網友痛批：「不是很想吃？就讓他吃個夠！」<text:span text:style-name="T3"><text:line-break/><text:line-break/></text:span>蕭家淇抱怨桌上太陽餅被吃掉以後，有漫畫家<text:span text:style-name="T3">KUSO</text:span>諷刺，台中市的阿明師老店太陽堂，<text:span text:style-name="T3">24</text:span>日下午就收到民眾訂購<text:span text:style-name="T3">1500</text:span>個太陽餅，要求分裝每盒<text:span text:style-name="T3">10</text:span>入、共<text:span text:style-name="T3">150</text:span>盒的訂單，店內連忙趕工製作，並隨即透過宅配，今<text:span text:style-name="T3">(25</text:span>日<text:span text:style-name="T3">)</text:span>早<text:span text:style-name="T3">9</text:span>時送達行政院，但蕭家淇拒收，宅配人員只好將被退回的太陽餅送回給寄件者。</text:p>
      <text:p text:style-name="P1"><text:span text:style-name="T1">陳真</text:span><text:s/>  |  2014.03.25 15:27   |   <text:a xlink:type="simple" xlink:href="http://palinfo.habago.org/Entry?Command=Information_PrintForum&amp;iPage=455#FORUM32161"><text:span text:style-name="T2">#</text:span></text:a></text:p>
      <text:p text:style-name="P2">這讓我想到一個例子，是我無意中看到的，看了覺得很心寒，人心或心機之可怕，難以想像。<text:span text:style-name="T3"><text:line-break/><text:line-break/></text:span>我平常不但不會去看台灣的新聞，因為毫無觀看價值，而且避之唯恐不及。但有時在外面用餐，被迫就會聽到或看到一些事。<text:span text:style-name="T3"><text:line-break/><text:line-break/></text:span>有一些無聊人，選舉所謂十大惡人，我估計做事具有此類風格者肯定是親綠的，我僅知道其中一位叫朱什麼我忘了，好像也是什麼名人之類。至於十大惡人有哪些我不知道。但有一天看到遠雄老闆出來抗議說自己被斷章取義，因而被納入十大惡人，遭到網路暴民公審，百般侮辱。<text:span text:style-name="T3"><text:line-break/><text:line-break/></text:span>遠雄老闆入圍的原因是說他說<text:span text:style-name="T3"><text:s/>"</text:span>一坪<text:span text:style-name="T3">250</text:span>萬不算貴<text:span text:style-name="T3">"</text:span>，那些舉辦十大惡人活動的真正惡人們就以這句話判他當選十大惡人，並以一種階級詞彙進行公審。<text:span text:style-name="T3"><text:line-break/><text:line-break/></text:span>但事實上，電視有播出遠雄老闆講這句話的當時場景。那是一個有關競爭力的經濟論壇。遠雄老闆針對全球各國城市「最頂級豪宅」的房價比較說，這要看各城市的經濟成長率、國民所得等等因素來綜合分析，才能真實反映房價高低的意義。例如倫敦、紐約一坪一兩千萬的都有，因此，他說「最頂級豪宅每坪<text:span text:style-name="T3">250</text:span>萬元還不算太貴」。<text:span text:style-name="T3"><text:line-break/><text:line-break/></text:span>他說，例如紐約中央公園每坪<text:span text:style-name="T3">1385</text:span>萬元、英國海德公園每坪<text:span text:style-name="T3">1200</text:span>萬元、香港每坪<text:span text:style-name="T3">1000</text:span>萬元，因此台北當時最貴豪宅不到每坪<text:span text:style-name="T3">250</text:span>萬元並不能算貴。<text:span text:style-name="T3"><text:line-break/><text:line-break/></text:span>這就好像如果有人說台灣醫生薪水太高，我若要針對醫生薪水做比較，當然就得提到國民所得以及各國社會政策與賦稅等等的關係來做比較，也許我就會說，<text:span text:style-name="T3">"</text:span>以台灣的國民所得而言，台灣醫生薪水一個月<text:span text:style-name="T3">20</text:span>萬還不算太高<text:span text:style-name="T3">"</text:span>。<text:span text:style-name="T3"><text:line-break/><text:line-break/></text:span>當你這麼說時，真正惡人們就會故意說，陳真說<text:span text:style-name="T3"><text:s/>"</text:span>薪水<text:span text:style-name="T3">20</text:span>萬不算多<text:span text:style-name="T3">"</text:span>。他明明知道你這句話指的是醫生的薪水而不是一般人的底薪，指的是各國醫生薪水高低比較的基礎因素有哪些，指的是一種事實而不是一種評價或期望，但他硬是要故意扭曲你的話來遂行其抹黑的目的。<text:span text:style-name="T3"><text:line-break/><text:line-break/></text:span>就好比說，朋友請你去某家餐廳用餐，一個人要一千元。你覺得很貴，朋友說，有些餐廳可能一個人就要八千元、一萬元，一千元還不算太貴。你聽了，難道會真的笨到不懂這句話的意思？然後就故意把你朋友的話扭曲成<text:span text:style-name="T3"><text:s/>"</text:span>吃一頓飯一千元不算太貴<text:span text:style-name="T3">"</text:span>，然後以階級鬥爭的辭彙加以人身攻擊？<text:span text:style-name="T3"><text:line-break/><text:line-break/></text:span>善惡絕不是一種行為，而是一種居心。世上違法亂紀者所在多有，但那些行為<text:span text:style-name="T3"><text:s/>"</text:span>本身<text:span text:style-name="T3">" </text:span>與善惡無關。反之亦然，表面上好像沒什麼大不了的<text:span text:style-name="T3"><text:s/>"</text:span>小事<text:span text:style-name="T3">"</text:span>，其實一點也不小，行為背後居心之邪惡，才是邪惡的真正樣貌。<text:span text:style-name="T3"><text:line-break/><text:line-break/>1998</text:span>年剛有網路這種東西時，我不慎誤入叢林，總算開啟我對人性的理解。在這之前，我平常都只跟一些好朋友在一起，偶而收到仰慕者或讀者來信，根本不知道人性之複雜。<text:span text:style-name="T3"><text:line-break/><text:line-break/></text:span>讓我印象很深的一件事是我在<text:span text:style-name="T3">1998</text:span>年因為發起一個反種族歧視運動，這運動大概是刺穿了台灣留學生的牛皮，在英國社會得到支持，卻反而引起台灣留學生的巨大憤恨，一直否認英國或西方社會有種族問題，這就好像否認太平洋裏有魚一樣。<text:span text:style-name="T3"><text:line-break/><text:line-break/></text:span>不過，攻擊我倒無所謂。讓我很驚訝的是，有一天，在一個留學生論壇上我說了一些平淡無奇的話，比方說，我也許說<text:span text:style-name="T3"><text:s/>"</text:span>不管膚色都應受到公平對待與尊重。<text:span text:style-name="T3">" </text:span>但是卻有匿名甲的回應者跳出來罵說，<text:span text:style-name="T3">"</text:span>你為什麼說台灣人都是豬，被歧視是應該的。<text:span text:style-name="T3">"<text:line-break/><text:line-break/></text:span>我看了，當然一頭霧水，我幾時講過這些話？然後匿名的路人乙又跳出來罵說，<text:span text:style-name="T3">"</text:span>對！陳真說即使是豬也要保護。<text:span text:style-name="T3">" </text:span>你聽了更加一頭霧水，以為是不是電腦故障，顯示文字功能有問題？因為我沒有講過這些話啊。<text:span text:style-name="T3"><text:line-break/><text:line-break/></text:span>接著，匿名路人丙又跳出來罵說，<text:span text:style-name="T3">"</text:span>陳真憑什麼說他最看不起黑人？<text:span text:style-name="T3">" </text:span>然後，匿名路人丁把這些純屬虛構的<text:span text:style-name="T3"><text:s/>"</text:span>陳真<text:span text:style-name="T3">" </text:span>講過的話，用力轉寄，然後有模有樣很誠懇地跟我討論說，你也許被白人歧視，但我很優秀，我自己到沒有過這種經驗，但你也不應該因為自己被白人歧視，然後就要去歧視黑人。<text:span text:style-name="T3"><text:line-break/><text:line-break/></text:span>如此一連串搞下來，我就成為了惡人之首，而且滿身臭不可聞。<text:span text:style-name="T3"><text:line-break/><text:line-break/></text:span>我一開始真的是一頭霧水，完全無法理解這是怎麼一回事，我完全沒去想到這是故意的，因為我沒想到人性會壞到這種地步。後來是網站的版主偷偷跟我說，匿名者其實就那幾個人，用各種不同名字互相引用，翻雲覆雨。其中一個就是對外形象良好的台灣留學生同學會會長。<text:span text:style-name="T3"><text:line-break/><text:line-break/></text:span>經歷過這許多不可思議的事，用盡一切手段抹黑、冒名、扭曲、造謠、斷章取義等等等，我總算明白了人性是怎麼一回事。<text:span text:style-name="T3"><text:line-break/><text:line-break/></text:span>在這之前，我以為大家都會相信一加一等於二，相信一就是一，二就是二，但我幾年後總算逐漸甦醒，逐漸明白人心之複雜與善惡是怎麼一回事。</text:p>
      <text:p text:style-name="P1"><text:span text:style-name="T1">葉小慧</text:span><text:s/>  |  2014.03.25 11:52   |   <text:a xlink:type="simple" xlink:href="http://palinfo.habago.org/Entry?Command=Information_PrintForum&amp;iPage=455#FORUM32160"><text:span text:style-name="T2">#</text:span></text:a></text:p>
      <text:p text:style-name="P3">我最在意的不是被統或被獨，最在意的是我期待而希望引以為傲的同胞，大家不顧一切就是要贏，哪怕說謊、造謠、扭曲、轉移焦點。<text:span text:style-name="T3"><text:line-break/><text:line-break/></text:span>沒有基本的善意，這種環境是怎麼待都很難過的。<text:span text:style-name="T3"><text:line-break/><text:line-break/></text:span>比如蕭家淇談他的太陽餅和蛋糕。在場的媒體人自己也坦承，電視攝影到了就先拍受損情形，蕭從公務毀損情形一路談到自己的損失，攝影拍的時候他剛好談到太陽餅。結果就只剩下太陽餅了。<text:span text:style-name="T3"><text:line-break/><text:line-break/></text:span>大家都罵他或笑他蠢。連我都想跟他說，你怎麼如此不設防，不明白媒體「見獵心喜」的問題。你是明知道而故意講出來給大家罵，還是你無心？不猜測你吧，其他媒體真的只剩下見獵心喜了？<text:span text:style-name="T3"><text:line-break/><text:line-break/></text:span>這也是為什麼我離開公司時，一點都不後悔的原因。我不知道自己是否還要當媒體人，在這種講這種話還可能被人家笑蠢或跟我說無奈的環境裡，大家都在默默讓惡不斷的壯大，而不勉力堅持那一點點的基本善意。</text:p>
      <text:p text:style-name="P1"><text:span text:style-name="T1">陳真</text:span><text:s/>  |  2014.03.25 11:44   |   <text:a xlink:type="simple" xlink:href="http://palinfo.habago.org/Entry?Command=Information_PrintForum&amp;iPage=455#FORUM32159"><text:span text:style-name="T2">#</text:span></text:a></text:p>
      <text:p text:style-name="P2">前些天<text:span text:style-name="T3">,</text:span>我在愛河邊看書<text:span text:style-name="T3">. </text:span>無意中聽到四個婦女圍一圈說話<text:span text:style-name="T3">,</text:span>其中一個大陸口音的女子表情痛苦聲音顫抖地說<text:span text:style-name="T3">: "</text:span>妳們的意思是我不應該來台灣<text:span text:style-name="T3">,</text:span>我害了妳們<text:span text:style-name="T3">?",</text:span>另外三個說<text:span text:style-name="T3">: "</text:span>妳已經變成台灣人<text:span text:style-name="T3">,</text:span>那妳當然<text:span text:style-name="T3">..."<text:line-break/><text:line-break/></text:span>入夜<text:span text:style-name="T3">,</text:span>我搭公車離開愛河回火車站<text:span text:style-name="T3">,</text:span>在公車上聽到兩個中年人故意很大聲用巨量音量講話<text:span text:style-name="T3">,</text:span>顯然是想讓全車的人都聽見<text:span text:style-name="T3">.</text:span>我摀著耳朵想休息<text:span text:style-name="T3">,</text:span>但還是聽見他們說<text:span text:style-name="T3">: "</text:span>那隻狗<text:span text:style-name="T3">--</text:span>我猜是指馬英九<text:span text:style-name="T3">,</text:span>就是要讓那些中國仔來統治咱台灣郎啦<text:span text:style-name="T3">,</text:span>你爸我爛趴給他含啦<text:span text:style-name="T3">",</text:span>後面一連串的生殖器用語<text:span text:style-name="T3">,</text:span>不過大約就是這個意思<text:span text:style-name="T3">,</text:span>另一個人頻頻附和<text:span text:style-name="T3">. <text:line-break/><text:line-break/></text:span>隔天<text:span text:style-name="T3">,</text:span>我有事來高醫<text:span text:style-name="T3">,</text:span>走過醫院大廳<text:span text:style-name="T3">,</text:span>聽見電梯前傳出巨量音量<text:span text:style-name="T3">,</text:span>有個人對周遭等候電梯的人群說<text:span text:style-name="T3">: "</text:span>幹依娘<text:span text:style-name="T3">,</text:span>放那些阿陸仔入來欉啥曉<text:span text:style-name="T3">!"(</text:span>翻成中文<text:span text:style-name="T3">: </text:span>幹他娘<text:span text:style-name="T3">,</text:span>放那些中國人進來台灣幹他媽做什麼<text:span text:style-name="T3">.)<text:line-break/><text:line-break/></text:span>我心裏常有個納悶<text:span text:style-name="T3">: </text:span>為什麼綠營這些支持者包括絕大多數學生<text:span text:style-name="T3">,</text:span>不管綠媒或那個爛黨或綠色學者們餵給他們什麼謠言謊話<text:span text:style-name="T3">,</text:span>他們總是完全毫無保留就會全盤接收然後開始四處大量耳語放送<text:span text:style-name="T3">?<text:line-break/><text:line-break/></text:span>難道他們對最基本的事實完全不感興趣<text:span text:style-name="T3">?</text:span>或是覺得基本事實根本不重要<text:span text:style-name="T3">,</text:span>只要能傷害敵人就好<text:span text:style-name="T3">? </text:span>還是說他們笨到根本沒有能力分辨謊言和事實<text:span text:style-name="T3">? </text:span>一味只能任人挑撥操弄與煽動而無絲毫獨立自主的思考與防衛能力<text:span text:style-name="T3">?</text:span></text:p>
      <text:p text:style-name="P1"><text:span text:style-name="T1">陳真</text:span><text:s/>  |  2014.03.25 11:21   |   <text:a xlink:type="simple" xlink:href="http://palinfo.habago.org/Entry?Command=Information_PrintForum&amp;iPage=455#FORUM32158"><text:span text:style-name="T2">#</text:span></text:a></text:p>
      <text:p text:style-name="P3">如果服貿來<text:span text:style-name="T3">,</text:span>什麼媒體會被攻佔這種難以理解的蠢話謠言屬實<text:span text:style-name="T3">, </text:span>那麼台灣人應該連夜都要通過服貿才對<text:span text:style-name="T3">,</text:span>給自己一點最基本的像樣的新聞<text:span text:style-name="T3">. <text:line-break/><text:line-break/></text:span>但我想台灣人其實是不會在乎什麼新聞的<text:span text:style-name="T3">,</text:span>只要餵給他爆奶辣妹正妹甩哥或什麼爆紅最夯最好笑誰出了什麼洋相誰內褲穿反了誰大便忘記擦屁股等等這些<text:span text:style-name="T3">,</text:span>台灣人就能吃得好開心了<text:span text:style-name="T3">,</text:span>他哪需要什麼新聞<text:span text:style-name="T3">.<text:line-break/><text:line-break/></text:span>我常想邪惡這回事<text:span text:style-name="T3">,</text:span>殺人搶劫這些表面行為本身難以論斷邪惡與否<text:span text:style-name="T3">,</text:span>世上沒有邪惡<text:span text:style-name="T3">,</text:span>唯有邪惡之心<text:span text:style-name="T3">,</text:span>猶如世上沒有善良<text:span text:style-name="T3">,</text:span>唯有善意之心<text:span text:style-name="T3">,</text:span>善惡不是一種行為主義的概念<text:span text:style-name="T3">,</text:span>並不是說你做出了什麼行為就是善或惡<text:span text:style-name="T3">. <text:line-break/><text:line-break/></text:span>善惡是一種居心<text:span text:style-name="T3">,</text:span>表面上的所謂好行為背後若是不良居心<text:span text:style-name="T3">,</text:span>那便是邪惡<text:span text:style-name="T3">,</text:span>反之亦然<text:span text:style-name="T3">. </text:span>殺人搶劫也有可能是一種善<text:span text:style-name="T3">,</text:span>這得看他背後存什麼心<text:span text:style-name="T3">.<text:line-break/><text:line-break/></text:span>咱們反美反以色列反戰<text:span text:style-name="T3">,</text:span>今天假設來了一些<text:span text:style-name="T3"><text:s/>"</text:span>同志<text:span text:style-name="T3">",</text:span>也是反美反以反戰<text:span text:style-name="T3">,</text:span>但卻整天造謠抹黑刻意扭曲剪接製造假象等等等<text:span text:style-name="T3">,</text:span>所講的話無一字真實<text:span text:style-name="T3">,</text:span>所做的行為都只是為了傷害所謂敵人<text:span text:style-name="T3">,</text:span>聲東擊西<text:span text:style-name="T3">,</text:span>項莊舞劍<text:span text:style-name="T3">,</text:span>心機用盡<text:span text:style-name="T3">,</text:span>凡事都只是變成一種遂行某種目的的手段<text:span text:style-name="T3">,</text:span>說是為了反美反以反戰<text:span text:style-name="T3">.<text:line-break/><text:line-break/></text:span>像這樣一些人<text:span text:style-name="T3">,</text:span>其實就是混蛋人渣<text:span text:style-name="T3">. </text:span>我對邪惡的理解就是這樣<text:span text:style-name="T3">. </text:span>從一個人的片語隻字中<text:span text:style-name="T3">,</text:span>我能馬上看穿他的居心<text:span text:style-name="T3">,</text:span>而居心才是善惡之所在<text:span text:style-name="T3">.</text:span>不管他宣稱多麼偉大崇高的目標<text:span text:style-name="T3">,</text:span>都只是個幌子<text:span text:style-name="T3">,</text:span>遂行私利與偏見才是他真正的目的<text:span text:style-name="T3">. </text:span>這種人<text:span text:style-name="T3">,</text:span>不管他高舉哪一面旗幟都沒有任何意義<text:span text:style-name="T3">,</text:span>不但不會是同志<text:span text:style-name="T3">,</text:span>而且才是真正的敵人<text:span text:style-name="T3">.<text:line-break/><text:line-break/></text:span>反之亦然<text:span text:style-name="T3">,</text:span>一個人挺美挺以挺戰爭<text:span text:style-name="T3">,</text:span>那無所謂<text:span text:style-name="T3">,</text:span>那終究得看他挺這些東西的心態以及行使各種手段的良善與否<text:span text:style-name="T3">.<text:line-break/><text:line-break/></text:span>所謂無信不立<text:span text:style-name="T3">,</text:span>一個人或一個黨一個運動<text:span text:style-name="T3">,</text:span>如果連最基本的誠信都做不到<text:span text:style-name="T3">,</text:span>整天用盡心機造謠抹黑歪曲事實<text:span text:style-name="T3">,</text:span>從來沒有一句話可信<text:span text:style-name="T3">,</text:span>那麼<text:span text:style-name="T3">,</text:span>他所從事的一切作為或所宣稱的一切漂亮話<text:span text:style-name="T3">,</text:span>其實就是出於邪惡<text:span text:style-name="T3">.<text:line-break/><text:line-break/></text:span>聖經說<text:span text:style-name="T3">,</text:span>人心厭惡不義<text:span text:style-name="T3">.</text:span>這話我基本上是相信的<text:span text:style-name="T3">,</text:span>但在台灣久了之後<text:span text:style-name="T3">,</text:span>我慢慢又開始懷疑起這句話<text:span text:style-name="T3">,</text:span>因為我很少看到對於不義對於邪惡感到憤怒的人<text:span text:style-name="T3">,</text:span>反倒是看到許多對之不痛不癢的人<text:span text:style-name="T3">,</text:span>少有義憤<text:span text:style-name="T3">,</text:span>或是更常看到喧囂不已的一些人或團體或黨或媒體<text:span text:style-name="T3">,</text:span>他們似乎不但不厭惡不義<text:span text:style-name="T3">,</text:span>而且行事作風全憑邪惡之心<text:span text:style-name="T3">.</text:span></text:p>
      <text:p text:style-name="P1"><text:span text:style-name="T1">秉叡</text:span><text:s/>  |  2014.03.25 04:19   |   <text:a xlink:type="simple" xlink:href="http://palinfo.habago.org/Entry?Command=Information_PrintForum&amp;iPage=455#FORUM32156"><text:span text:style-name="T2">#</text:span></text:a></text:p>
      <text:p text:style-name="P2"><text:span text:style-name="T3"><text:line-break/><text:line-break/></text:span>以下轉自王大師書臉<text:span text:style-name="T3"><text:line-break/><text:line-break/><text:line-break/></text:span>『嗯，開放服貿大陸人會來收購新聞我是不確定，但目前我所編譯的新聞，尤其是外電，全都是西方媒體耶。』<text:span text:style-name="T3"> <text:line-break/><text:line-break/></text:span>『像路透、<text:span text:style-name="T3">BBC</text:span>、金融時報是英國；美聯、華郵、彭博、<text:span text:style-name="T3">CNN</text:span>、華爾街日報、紐約時報是美國；法新社是法國；日經、讀賣、朝日、<text:span text:style-name="T3">NHK</text:span>、共同社是日本；韓國先鋒、聯合通訊、朝鮮、中央是韓國；我們幾乎都是引用這些西方，或是親西方媒體為主。』停頓了一下。<text:span text:style-name="T3"><text:line-break/><text:line-break/></text:span>『也會引用像新華、鳳凰、第一財經、中國新聞、<text:span text:style-name="T3">21</text:span>世紀等，但這些<text:span text:style-name="T3">26</text:span>報社，其實引用不多，主要還是西方媒體為主。』<text:span text:style-name="T3"><text:line-break/><text:line-break/></text:span>『而且很多大陸新聞，還是透過像華爾街或是<text:span text:style-name="T3">FT</text:span>等報社的中文網站為管道。所以說，要講開放服貿後，媒體會被大陸攻佔，有點誇張吧！』<text:span text:style-name="T3"><text:line-break/><text:line-break/>http://accrcw75.pixnet.net/blog/post/56515473</text:span></text:p>
      <text:p text:style-name="P4"/>
      <text:p text:style-name="P1"><text:span text:style-name="T1">陳真</text:span><text:s/>  |  2014.03.25 01:06   |   <text:a xlink:type="simple" xlink:href="http://palinfo.habago.org/Entry?Command=Information_PrintForum&amp;iPage=456#FORUM32155"><text:span text:style-name="T2">#</text:span></text:a></text:p>
      <text:p text:style-name="P2">底下這樣的人始終是社會的極少數<text:span text:style-name="T3">,</text:span>贏得我由衷的尊敬<text:span text:style-name="T3">.<text:line-break/><text:line-break/>http://tw.news.yahoo.com/</text:span>另<text:span text:style-name="T3">-</text:span>種聲音<text:span text:style-name="T3">-</text:span>母女舉牌籲自制<text:span text:style-name="T3">-070800355.html <text:line-break/><text:line-break/></text:span>至於品性不端的人渣們<text:span text:style-name="T3">,</text:span>當然也是少數<text:span text:style-name="T3">,</text:span>但因為佔盡主流優勢與當下政治正確<text:span text:style-name="T3">,</text:span>製造出來的噪音卻非常大<text:span text:style-name="T3">,</text:span>讓人噤若寒蟬<text:span text:style-name="T3">. <text:line-break/><text:line-break/></text:span>至於所謂沉默的大多數<text:span text:style-name="T3">,</text:span>他們其實並不沉默<text:span text:style-name="T3">,</text:span>當你面對一種邪惡而悶不吭聲<text:span text:style-name="T3">,</text:span>事實上你就是他們一夥<text:span text:style-name="T3">.<text:line-break/><text:line-break/></text:span>舊黨國時代<text:span text:style-name="T3">,</text:span>激昂慷慨的忠黨愛國者自然也只是一小撮人<text:span text:style-name="T3">,</text:span>但這一小撮人之所以氣燄高張<text:span text:style-name="T3">,</text:span>無非也是因為有所謂沉默大多數的無言順從與配合<text:span text:style-name="T3">,</text:span>甚至搭起順風車<text:span text:style-name="T3">,</text:span>全力支持<text:span text:style-name="T3">.<text:line-break/><text:line-break/></text:span>舊黨國如此<text:span text:style-name="T3">,</text:span>新黨國亦然<text:span text:style-name="T3">.<text:line-break/><text:line-break/></text:span>有沒有可能有一天<text:span text:style-name="T3">,</text:span>氣燄高張的人渣萎縮成一團無甚意義的文明遺跡<text:span text:style-name="T3">? </text:span>當然有可能<text:span text:style-name="T3">,</text:span>但前提仍然在於那所謂的沉默大多數究竟何時才會打破沉默<text:span text:style-name="T3">,</text:span>把是非美醜理性感性給當一回事<text:span text:style-name="T3">.<text:line-break/><text:line-break/></text:span>你看台灣街道交通亂七八糟橫衝直撞<text:span text:style-name="T3">,</text:span>為所欲為<text:span text:style-name="T3">,</text:span>囂張者為王<text:span text:style-name="T3">. </text:span>極為惡性之囂張者自然也只是少數人<text:span text:style-name="T3">,</text:span>但這少數人之所以敢如此氣燄高張是因為他知道沉默的大多數恰恰就是他們的同謀<text:span text:style-name="T3">.<text:line-break/><text:line-break/></text:span>你若在歐洲開車<text:span text:style-name="T3">,</text:span>別說橫衝直撞搶道霸路<text:span text:style-name="T3">,</text:span>往往稍有一點也許無心的小違規<text:span text:style-name="T3">,</text:span>旁人馬上會群起糾正制止<text:span text:style-name="T3">,</text:span>容不得你撒野<text:span text:style-name="T3">.</text:span>想要囂張一番<text:span text:style-name="T3">,</text:span>根本寸步難行<text:span text:style-name="T3">. <text:line-break/><text:line-break/></text:span>但在台灣卻相反<text:span text:style-name="T3">,</text:span>越是囂張者越是行走自如<text:span text:style-name="T3">,</text:span>如入無人之境<text:span text:style-name="T3">,</text:span>大多時候警察就會假裝沒看到<text:span text:style-name="T3">,</text:span>因為連警察也是沉默的大多數<text:span text:style-name="T3">. <text:line-break/><text:line-break/></text:span>與其說沉默的大多數是沉默的大多數<text:span text:style-name="T3">,</text:span>不如說他們其實是沉默順服任何主流的大多數<text:span text:style-name="T3">.<text:line-break/><text:line-break/></text:span>打殺砸搶<text:span text:style-name="T3">,</text:span>文革時期紅衛兵能有多少人<text:span text:style-name="T3">?! </text:span>不過就那一小撮人<text:span text:style-name="T3">,</text:span>但這一小撮人卻如入無人境<text:span text:style-name="T3">,</text:span>因為他們掌握了無產階級掛帥等等那幾個帥字<text:span text:style-name="T3">,</text:span>成為一種政治正確<text:span text:style-name="T3">,</text:span>無人敢攖其鋒<text:span text:style-name="T3">,</text:span>只能默然順從<text:span text:style-name="T3">,</text:span>任其所為<text:span text:style-name="T3">.<text:line-break/><text:line-break/></text:span>任何所謂社會運動<text:span text:style-name="T3">(</text:span>我這十幾年只要聽到這幾個字或什麼<text:span text:style-name="T3"><text:s/>"</text:span>公民<text:span text:style-name="T3">" </text:span>之類的就想吐<text:span text:style-name="T3">)</text:span>之所以是運動<text:span text:style-name="T3">,</text:span>意味著它是一種依然不見容於主流的少數人價值<text:span text:style-name="T3">. </text:span>如果有一種運動<text:span text:style-name="T3">,</text:span>無人敢攖其鋒<text:span text:style-name="T3">,</text:span>那甚至連歌星明星文化人藝人等等都爭相表態支持<text:span text:style-name="T3">,</text:span>絕非社運<text:span text:style-name="T3">,</text:span>那比較像文革<text:span text:style-name="T3">,</text:span>像紅衛兵<text:span text:style-name="T3">.<text:line-break/><text:line-break/></text:span>最後<text:span text:style-name="T3">,</text:span>仍然還是那句老話<text:span text:style-name="T3">,</text:span>我做了我該做的了<text:span text:style-name="T3">, </text:span>剩下的就不干我的事了<text:span text:style-name="T3">,</text:span>畢竟每個人得顧好他自己的靈魂<text:span text:style-name="T3">.<text:line-break/><text:line-break/></text:span>陳真</text:p>
      <text:p text:style-name="P1"><text:span text:style-name="T1">陳真</text:span><text:s/>  |  2014.03.24 08:44   |   <text:a xlink:type="simple" xlink:href="http://palinfo.habago.org/Entry?Command=Information_PrintForum&amp;iPage=456#FORUM32154"><text:span text:style-name="T2">#</text:span></text:a></text:p>
      <text:p text:style-name="P3">這些小表哥小表妹的虛榮、低能和窩囊之破表程度，真是令人難以想像。<text:span text:style-name="T3"><text:line-break/><text:line-break/></text:span>陳真<text:span text:style-name="T3"><text:line-break/><text:line-break/>======================<text:line-break/></text:span>佔領政院發起人　傳楊逵曾孫魏揚<text:span text:style-name="T3"><text:line-break/>TVBS – 2014</text:span>年<text:span text:style-name="T3">3</text:span>月<text:span text:style-name="T3">24</text:span>日<text:span text:style-name="T3"><text:s/></text:span>上午<text:span text:style-name="T3">1:11..<text:line-break/><text:line-break/></text:span>外傳這次主導進攻行政院的人，就是清大社會研究所學生魏揚，因為他在臉書上表示「抱歉、我知道這樣動員很不負責，但請願意的朋友來行政院聲援」！而且他也承認，<text:span text:style-name="T3">23</text:span>日下午一度要衝進議場的主導人也是他，其實魏揚這麼衝，和家庭背景也有很大關係，他的曾祖父是社會運動先驅揚逵，母親楊翠也曾參加過<text:span text:style-name="T3">520</text:span>農民運動。<text:span text:style-name="T3"><text:line-break/><text:line-break/></text:span>拿起麥克風，要求退回服貿，他是魏揚，清大社會所學生，這次攻佔行政院行動，他在臉書自稱就是由他發起，劈頭就說，「抱歉、我知道這樣動員很不負責，但請願意的朋友來行政院聲援」，之所以佔領行政院，除為立法院夥伴舒減壓力，更是讓馬政府看見人民的決心。<text:span text:style-name="T3"><text:line-break/><text:line-break/></text:span>佔領政院活動發起人魏楊：「我們有機會在今天創造歷史。」<text:span text:style-name="T3"><text:line-break/><text:line-break/></text:span>不只要求退回服貿，該行動團體還發表新的聲明，其中一項就是馬總統道歉、江宜樺下台，措辭相當強烈，和霸佔立院的學生團體風格有落差。抗議學生：「後面的同學，請大家冷靜。」<text:span text:style-name="T3"><text:line-break/><text:line-break/></text:span>其實魏揚這麼衝，和家庭背景有很大關係，曾祖父就是社會運動先驅揚逵，壓不扁的玫瑰花作者，母親是楊翠、父親是魏貽君，楊翠年輕時還參加過<text:span text:style-name="T3">520</text:span>農民運動。佔領政院活動發起人魏楊：「幹部一定要流血、幹部一定要流血。」<text:span text:style-name="T3"><text:line-break/><text:line-break/></text:span>帶領立院靜坐人士、往前衝，只是到底對反服貿活動有無幫助，恐怕就像自己臉書說上說的，「請原諒我的不負責」。</text:p>
      <text:p text:style-name="P1"><text:span text:style-name="T1">陳真</text:span><text:s/>  |  2014.03.23 02:08   |   <text:a xlink:type="simple" xlink:href="http://palinfo.habago.org/Entry?Command=Information_PrintForum&amp;iPage=456#FORUM32153"><text:span text:style-name="T2">#</text:span></text:a></text:p>
      <text:p text:style-name="P2">底下這些觀點寫得不錯，但其實也只是說出一種普通常識。重點是：在台灣，不管是常識或知識或理性，全都不起作用，永遠是政治掛帥；所謂討論，不外就是造謠、抹黑、攻擊、醜化、圍毆、造勢等等等。<text:span text:style-name="T3"><text:line-break/><text:line-break/></text:span>記得文革時期有幾句口號叫階級掛帥，意識形態掛帥，掛了好多帥，但絕對沒有理性掛帥這回事。台灣正是如此：顏色掛帥，反中掛帥，咱台灣郎掛帥，愛那個爛黨掛帥等等，一切問題，全繞著這幾個帥轉。各種選擇性的漂亮概念，都只是一種藉以鬥爭的幌子和藉口，骨子裏的重點永遠是反中，愛台灣國、愛那個爛黨等等這幾個帥字當頭。<text:span text:style-name="T3"><text:line-break/><text:line-break/></text:span>陳真<text:span text:style-name="T3"><text:line-break/>===========<text:line-break/></text:span>歐美學者：兩岸服貿協議很重要<text:span text:style-name="T3"><text:line-break/><text:line-break/></text:span>（中央社記者曹宇帆台北<text:span text:style-name="T3">22</text:span>日電）反對兩岸服貿協議的群眾占據立法院，引起國內外矚目，歐美學者表示，服貿協議攸關台灣未來經濟發展，更關係著台灣能否融入區域整合，「台灣可贏得繁榮，為何選擇遲滯？」<text:span text:style-name="T3"><text:line-break/><text:line-break/></text:span>美國「印度、中國暨美國研究所」（<text:span text:style-name="T3">India, China&amp; America Institute</text:span>）國際商業研究總監史坦巴克（<text:span text:style-name="T3">Dan Steinbock</text:span>），專精東南亞國協（<text:span text:style-name="T3">ASEAN</text:span>）與兩岸政經情勢。他不解台灣明明有很好的條件，卻反其道而行，「當一個國家可以贏得繁榮，為何選擇遲滯不前？」<text:span text:style-name="T3"><text:line-break/><text:line-break/></text:span>史坦巴克以區域整合的觀點，分析服貿協議對台灣的重要性指出，當前情況十分迫切，亞洲的經濟整合正加速進展，不論是美國主導的<text:span text:style-name="T3">TPP</text:span>，以及中國大陸參與的<text:span text:style-name="T3">RCEP</text:span>，加上東南亞國家協會<text:span text:style-name="T3">(ASEAN)</text:span>，台灣需要更融入整合，絕非反其道而行。<text:span text:style-name="T3"><text:line-break/><text:line-break/></text:span>因兩岸已簽訂<text:span text:style-name="T3">ECFA</text:span>，台灣又在去年與新加坡和紐西蘭，分別簽署經濟夥伴與經濟合作協定，是否意味著台灣無需服貿協議，仍可與其他國家發展更緊密經貿關係？<text:span text:style-name="T3"><text:line-break/><text:line-break/></text:span>史坦巴克指出，答案很簡單：不可能，因<text:span text:style-name="T3">WTO</text:span>主張的多邊貿易協商遲無進展，台灣需要更融入區域整合，才能鞏固和平與安全，促進經濟成長與繁榮。<text:span text:style-name="T3"><text:line-break/><text:line-break/></text:span>他說，為了維持台灣既有的戰略實力，台灣必須接受新的貿易協定，何況台灣是依靠出口導向的成長而樹立經濟發展典範，有鑑於此，服貿協議對於確保及發展台灣的競爭優勢，非常關鍵。<text:span text:style-name="T3"><text:line-break/><text:line-break/></text:span>位於歐洲聯盟總部比利時布魯塞爾的「布魯塞爾當代中國研究所」（<text:span text:style-name="T3">Brussels Institute ofContemporary China Study, BICCS</text:span>）資深研究員傅立門（<text:span text:style-name="T3">Duncan Freeman</text:span>）則告訴中央社記者，服貿協議有助於台灣企業拓展大陸市場版圖。<text:span text:style-name="T3"><text:line-break/><text:line-break/></text:span>他說，全球關注經貿的焦點，正逐漸由商品貿易轉移至服務業貿易，不僅在兩岸，世界各地也是如此，而服貿協議可增加兩岸之間的相互依存並開拓更多契機，即使台灣可能更依賴大陸市場，但台灣企業可藉由進軍中國大陸服務業市場的通路增加而受惠。<text:span text:style-name="T3"><text:line-break/><text:line-break/></text:span>因占據立院的群眾主張退回服貿協議，不過傅立門提醒，不利於台灣的經貿發展。他分析，經由<text:span text:style-name="T3">WTO</text:span>建構全球性的協定，是促成經貿發展的最有效方式，但當前可能性遙不可及，沒有簽署雙邊協議，經貿不可能發展，特別是身處像亞洲這樣新興蓬勃發展的地區。<text:span text:style-name="T3">1030322</text:span></text:p>
      <text:p text:style-name="P1"><text:span text:style-name="T1">陳真</text:span><text:s/>  |  2014.03.23 01:38   |   <text:a xlink:type="simple" xlink:href="http://palinfo.habago.org/Entry?Command=Information_PrintForum&amp;iPage=456#FORUM32152"><text:span text:style-name="T2">#</text:span></text:a></text:p>
      <text:p text:style-name="P3">實在很厭倦而且也似乎越來越沒有必要反覆講述同樣的問題，畢竟這問題並不難理解，如果它不斷持續存在甚且變本加厲，那意味著這其實是一種選擇。<text:span text:style-name="T3"><text:line-break/><text:line-break/></text:span>選擇自我毀滅當然也是一種選擇。既然是選擇，只要別把骯髒蠢事搞到我的眼前來或信箱來，我決心一概視而不見。至於我自己，則盡量想辦法看有沒有可能有一天攜家帶眷逃離這個鬼島。<text:span text:style-name="T3"><text:line-break/><text:line-break/></text:span>我剛念國中那一年，因為文字能力還行，閱讀資料速度也快，被學校挑選參加<text:span text:style-name="T3"><text:s/>"</text:span>匪情資料研究比賽<text:span text:style-name="T3">"</text:span>，結果得了第二名，手邊還有個當年立法院院長倪文亞頒發的獎牌。<text:span text:style-name="T3"><text:line-break/><text:line-break/></text:span>學校及市立圖書館有個匪情資料庫，因為具有參賽資格，我可以自由瀏覽相關資料。幾個月的時間，我幾乎全給讀過一遍，包括當年國共內戰的一些資料，還有中共各種荒唐的全民運動及鬥爭，包括什麼三反五反、大躍進、土法煉鋼，下放勞改等等。<text:span text:style-name="T3"><text:line-break/><text:line-break/></text:span>讓我印象最深的事有兩件，一是就在當年不久之前正火如荼發生的文化大革命及四人幫垮台，我看了很多當時正在發生或發生不久的剪報、照片、書信等等，感覺非常不可思議，十分震驚。<text:span text:style-name="T3"><text:line-break/><text:line-break/></text:span>轉述給同學聽，他們說我胡扯，他們不相信有這種事，什麼學生可以打老師，兒子打老子，古典音樂或西方文學包括各種西方知識等等，全打成反動資產階級的罪證。<text:span text:style-name="T3"><text:line-break/><text:line-break/></text:span>有個同學偷偷說，那可能是政府在騙人，天底下哪有這種事，聽個流行音樂就是中了資產階級的毒？喜歡莫扎特就是背棄普羅大眾？大家都說我胡扯。我帶出厚厚一大堆資料給他們看，大家沒興趣。<text:span text:style-name="T3"><text:line-break/><text:line-break/></text:span>文革前後十年，<text:span text:style-name="T3">1966-1976</text:span>。其實它之正式結束應該是在<text:span text:style-name="T3">1981</text:span>年左右，中共方才確認這是一場錯誤的運動。<text:span text:style-name="T3"><text:line-break/><text:line-break/></text:span>在各種荒唐的意識形態指導下，在忠黨愛國的基本精神底下，搞起了這場讓人心毀壞扭曲、社會停頓、經濟倒退、文化瓦解的時代浩劫。我讀過有關於它和之後四人幫的許多資料，即使匪情資料研究比賽結束後，我依然經常出入這些資料庫，甚至還搬回家當小說讀。<text:span text:style-name="T3"><text:line-break/><text:line-break/></text:span>至今仍然很難想像，如此荒唐的作為和想法，難道只因居主流者氣燄囂張，眾人就不敢對之說個不字，而一味任其凌虐？任其胡扯瞎掰胡作非為？<text:span text:style-name="T3"><text:line-break/><text:line-break/></text:span>一開始不敢置信，震驚，憤怒，讀久了，心裏頭慢慢湧出一種很深的感覺，說是悲憫也好，沮喪挫折也罷。無人可訴，於是就開始提起筆來對自己說話，筆記寫了一本又一本。那年我國一升國二，也許也因為這樣，讓我始終沒有被政治謊言所欺騙操弄。在一片忠黨愛國的氛圍中，我一直站在它的對立面，直到現在依然如此。<text:span text:style-name="T3"><text:line-break/><text:line-break/></text:span>另一件印象深刻之事就是聞一多之死。雖非蔣介石授意，但聞一多就是國民黨情治單位殺的。當年的匪情資料之所以沒把這一段歷史給剪掉是因為資料上說，共匪藉著聞一多之死，攻擊大有為的國民政府，造成國際輿論被<text:span text:style-name="T3"><text:s/>"</text:span>誤導<text:span text:style-name="T3">" </text:span>轉向支持共匪云云。<text:span text:style-name="T3"><text:line-break/><text:line-break/></text:span>聞一多是個學者，也是詩人，情感熱烈。那些匪情資料倒也沒有醜化聞一多，只說他原本支持蔣委員長，後來被共匪利用，思想走了樣。<text:span text:style-name="T3"><text:line-break/><text:line-break/></text:span>我還讀過他寫的一兩首詩，挺古典。後來知道有些評論家對他的文學創作評價很高，但我沒機會完整接觸他的作品，僅憑短詩一二首讀來並沒有很大的感覺，倒是對於有關他的死的一些當年剪報和照片，印象很深。從此，聞一多三個字就刻在腦海裏。<text:span text:style-name="T3"><text:line-break/><text:line-break/></text:span>文革結束距今都快<text:span text:style-name="T3">40</text:span>年了，要不是有鄧小平的改革開放路線，大陸現在恐怕都還在搞各種文化改造運動思想運動公民大躍進運動搞個不停。<text:span text:style-name="T3"><text:line-break/><text:line-break/></text:span>文革結束距今都快<text:span text:style-name="T3">40</text:span>年了，但始終不曾真正死去，它的陰魂不散，感覺老早就已經越過海峽，跑到台灣來了。當世界毫不留情地往前飛奔時，咱們卻努力向文革看齊，並且還引以為傲，說全世界都在看。你若脫褲子光著屁股跑去<text:span text:style-name="T3">101</text:span>大樓跳豔舞，若傳上<text:span text:style-name="T3">youtube</text:span>，搞不好也會全世界都在看。<text:span text:style-name="T3"><text:line-break/><text:line-break/></text:span>有些東西，明明是一帖各方人們所期待與渴望的良藥，當這良藥送到某個幸運病人的嘴巴時，他卻因為某種妄想，叫罵不停說你要用毒藥害他。<text:span text:style-name="T3"><text:line-break/><text:line-break/></text:span>所謂盲人騎瞎馬，夜半臨深淵，旁人跟他說別再往前衝衝衝了，再衝就要掉進懸崖，難以超生，但他依然執意勇往向前。我見猶憐，說來十分可悲。</text:p>
      <text:p text:style-name="P1"><text:span text:style-name="T1">陳真</text:span><text:s/>  |  2014.03.23 00:01   |   <text:a xlink:type="simple" xlink:href="http://palinfo.habago.org/Entry?Command=Information_PrintForum&amp;iPage=456#FORUM32151"><text:span text:style-name="T2">#</text:span></text:a></text:p>
      <text:p text:style-name="P2">我給這個院內群組回了信。我說：<text:span text:style-name="T3"><text:line-break/><text:line-break/></text:span>這文章所寫，無一字是事實。若真是如此，本人將更加熱烈歡迎咱同為中國人的同胞的到來。全世界任何人都可以來台灣，為何自己同胞就不行。<text:span text:style-name="T3"><text:line-break/><text:line-break/></text:span>諸位想反對什麼都行，但別總是以謠言惑眾。依各位的邏輯，大陸老早統治全世界，因為他有十幾億人口，幾萬兆外匯存底，足以佔領許多國家，光派一個省份就能佔領整個澳洲。而且，世界各國都急著想和大陸建立各種貿易協定，因為這是一塊大餅，一個迅速成形的世界舞台中心，依各位的邏輯，他們不就老早已經被大陸統治？<text:span text:style-name="T3"><text:line-break/><text:line-break/></text:span>依各位的邏輯，歐盟較先進的國家怎麼沒被其它窮國淹沒？小弟在歐洲住十幾年，各國互相往來自由工作居住等等，國界尺度寬鬆，連簽證都不用，怎麼不見誰被誰給淹沒給統治給佔領了？<text:span text:style-name="T3"><text:line-break/><text:line-break/></text:span>那些混蛋，當他們反<text:span text:style-name="T3">ECFA</text:span>時，就造謠說台灣將會有<text:span text:style-name="T3">550</text:span>萬人失業，男的準備失業乞討，女的將找不到一個像樣的老公，台灣人的小孩將被強制發放黑龍江勞改，總是用數不清的謊言和造謠以及挑撥族群仇恨的手段在處理那些理應訴諸經濟理性的問題。<text:span text:style-name="T3"><text:line-break/><text:line-break/></text:span>任何人有任何想法都無所謂，但你不能造謠，不能永遠就是要睜眼說瞎話。這是很不道德的；同時更不應該針對特定族群發表負面仇恨語言。在歐洲，挑撥族群仇恨這條罪是很重的。<text:span text:style-name="T3"><text:line-break/><text:line-break/></text:span>英、法等物質上較為先進的國家，都很害怕大量外來移民，但他們即便再怎麼極右派的組織或政黨或媒體也不敢公然針對特定族群不斷散播仇恨與歧視語言，只有一些新納粹組織才敢這樣講話。<text:span text:style-name="T3"><text:line-break/><text:line-break/></text:span>如果諸位這種低能反智到爆的謠言屬實，那麼，美國老早拿下台灣，台灣早就變成聯合國，而且，大多數具有比台灣移民政策更為寬鬆一百倍的國家不就老早被印度和中國等人口多的國家給佔領統治？<text:span text:style-name="T3"><text:line-break/><text:line-break/></text:span>澳洲許多地方人口密度只有台灣的萬分之一，依此邏輯，我們只要派出我家這個里的十萬個里民，花個差不多<text:span text:style-name="T3">30</text:span>億，馬上就能統治澳洲許多省份？<text:span text:style-name="T3"><text:line-break/><text:line-break/></text:span>各位用點大腦，憑著良心講話吧。<text:span text:style-name="T3"><text:line-break/><text:line-break/></text:span>純粹義憤，無意冒犯，若有失禮，尚請恕罪。不論是誰，縱是院內主管也一樣；在一個文明社會裡，任何人可以有任何想法，但不能以造謠取代討論，不應以偏見代替事實，不應總是以抹黑為手段來混淆基本是非，遂行己意，更不應該針對特定族群散播仇恨敵視言論。</text:p>
      <text:p text:style-name="P1"><text:span text:style-name="T1">陳真</text:span><text:s/>  |  2014.03.22 23:42   |   <text:a xlink:type="simple" xlink:href="http://palinfo.habago.org/Entry?Command=Information_PrintForum&amp;iPage=456#FORUM32150"><text:span text:style-name="T2">#</text:span></text:a></text:p>
      <text:p text:style-name="P3">我目前工作的某醫院老闆及主管成立一個院內群組，寄來底下未署名的文字。我也在那個群組上。<text:span text:style-name="T3"><text:line-break/><text:line-break/></text:span>陳真<text:span text:style-name="T3"><text:line-break/>=================<text:line-break/><text:line-break/></text:span>各位知道學生為什麼要霸佔抗議立法院嗎？原因是：<text:span text:style-name="T3"><text:line-break/><text:line-break/></text:span>一，服貿，是什麼<text:span text:style-name="T3">:</text:span>是允許中國人以投資<text:span text:style-name="T3">600 </text:span>萬台幣，在台灣設立任何小型商店。<text:span text:style-name="T3"><text:line-break/><text:line-break/></text:span>二，一家商店可以讓中國人移民<text:span text:style-name="T3"> <text:line-break/><text:line-break/></text:span>三，個人來台灣，立即享有台灣健保。<text:span text:style-name="T3"><text:line-break/></text:span>四年後這<text:span text:style-name="T3"><text:s/>3 </text:span>個中國人可以取得台灣國民身份證，享有投票權、被選舉權、及服公職的資格。同時，其中國配偶及直系血親可以來台灣依親（移民）。平均一個中國人可以有五個家人來台依親。<text:span text:style-name="T3"><text:line-break/><text:line-break/></text:span>四，結果是，一家小商店四年之間有<text:span text:style-name="T3"><text:s/>18 </text:span>個中國人移民到台灣<text:span text:style-name="T3"><text:s/></text:span>（<text:span text:style-name="T3">3 × 6 =18</text:span>）。<text:span text:style-name="T3"><text:line-break/></text:span>中國人只要投資<text:span text:style-name="T3"><text:s/>6000 </text:span>億台幣，就可以移民<text:span text:style-name="T3"><text:s/>180 </text:span>萬人到台灣來。<text:span text:style-name="T3"><text:line-break/><text:line-break/></text:span>五，輕輕鬆鬆，有<text:span text:style-name="T3"><text:s/>180 </text:span>萬中國人在台灣，下一步就直接以選票合法統治台灣了。且是用民主多數決文明方式。簡而言之，服貿就是我們的政府並不把中國視為外國的終極合理化手段<text:span text:style-name="T3"><text:line-break/><text:line-break/></text:span>請大家用力轉寄，讓大家知道，未來的下一代的辛酸。</text:p>
      <text:p text:style-name="P1"><text:span text:style-name="T1">葉小慧</text:span><text:s/>  |  2014.03.22 20:37   |   <text:a xlink:type="simple" xlink:href="http://palinfo.habago.org/Entry?Command=Information_PrintForum&amp;iPage=456#FORUM32147"><text:span text:style-name="T2">#</text:span></text:a></text:p>
      <text:p text:style-name="P2">剛剛遇到一位人士，他說服貿是某黨邀共產黨一起當統治階層，服貿一過，五年內綠營執政縣市移入人口絕對大增，我跟他說我娘家嘉義人口外流非常嚴重，如果能夠回流真的是太好了，不過嘉義有很多外籍新娘，其中大陸新娘是大宗，不知道他所謂的共產黨包不包括他們，不希望連這些人都要被排斥，她們都是人。<text:span text:style-name="T3"><text:line-break/></text:span>結果他問我說是「嘉義眷村」嗎？我第一個念頭是「那跟眷村啥關係？」難道只有眷村孩子會娶大陸老婆？你到中南部鄉下隨便問問，都能問到一堆外籍新娘，除了東南亞，大陸很多啊。後來我想想，很多人可能不知道這一點，特別是農村，做田做山的男人很難找老婆，連青年回農的那些新農民、收入更高的都這麼說。<text:span text:style-name="T3"><text:line-break/></text:span>很難找老婆，因為台灣女生沒幾個願意嫁從農的男性，就單說我二哥好了，在台北車廠工作當黑手，薪水挺好，但也沒女生對他看得上眼，回到嘉義從農後，經過鄰居大哥老婆介紹到海南島認識她妹，後來成為我二嫂，這才成就了現在美滿的家庭。<text:span text:style-name="T3"><text:line-break/></text:span>這個情況，有出乎大家的想像之外嗎？如果有，那表示是否大家對台灣現在島上生活的面貌都只有自己知道的那一面，但卻憑自己知道的那一面就毫無猶豫的決定所有事情「應該的面貌」<text:span text:style-name="T3">....<text:line-break/></text:span>我對此感到有點悲傷。</text:p>
      <text:p text:style-name="P1"><text:span text:style-name="T1">陳真</text:span><text:s/>  |  2014.03.21 12:29   |   <text:a xlink:type="simple" xlink:href="http://palinfo.habago.org/Entry?Command=Information_PrintForum&amp;iPage=456#FORUM32146"><text:span text:style-name="T2">#</text:span></text:a></text:p>
      <text:p text:style-name="P3"><text:span text:style-name="T3">(</text:span>續<text:span text:style-name="T3">)<text:line-break/><text:line-break/></text:span>聰明不重要，太蠢也不至於如何，但太蠢卻以為自己很聰明很進步很怎麼樣，卻是一種災難。<text:span text:style-name="T3"><text:line-break/><text:line-break/></text:span>我長久以來三成是被迫七成是自願不太使用電話或任何通訊媒體。理由之一是太多喜歡談政治的人。我都已經從良改邪歸正、脫離那個腐敗圈子不知道多少年了，鬼魅依然如影隨形。特別是一有什麼吃飽太閒的無聊事件發生，半夜電話總響個不停。儘管我再三表明我沒興趣談論也沒法以那樣一種粗糙的方式談論事情，但好像從來沒法讓熱衷政治的台灣人明白我的意思，我被迫只好從此盡量跟電話或手機這種東西絕緣。<text:span text:style-name="T3"><text:line-break/><text:line-break/></text:span>即便我有時間，我也絕不願意浪費一秒鐘去談論例如政治那些東西。就算我願意浪費生命談論，我也不知道那些東西要從何談起。<text:span text:style-name="T3"><text:line-break/><text:line-break/></text:span>我談論過無數事物，就是從來不曾談論過政治。喜歡談政治的人，對我而言，多少有點吃飽太閒，要不就是有點智能不足。政治沒啥好談，就好像某一種生意沒啥好談一樣。今天你若要跟我討論百香果的合理價格，我實在提不起任何興趣，更不用說半夜來電把我吵醒就只為了討論有關百香果市場的各種八卦。<text:span text:style-name="T3"><text:line-break/><text:line-break/></text:span>我常講，當一首詩提到甘阿店時，你可別以為這詩是在討論零售商的問題。同樣地，當我們講到各種人事物包括政治上的人事物時，也絕非對這些人事物本身的某一特定現實資訊感興趣，我們只是藉著它來講有關美醜是非講一種看不見的感覺和想望。簡單說，詩不是在表達一種意見。<text:span text:style-name="T3"><text:line-break/><text:line-break/></text:span>詩並非裝腔作勢故弄玄虛亂排文字，詩不是一種文體形式，而是一種距離，一種關係，手指和明月之間的距離與關係。<text:span text:style-name="T3"><text:line-break/><text:line-break/></text:span>我從來沒有任何意願成為一名傳統意義上的作家，更不用說評論家。我對現象沒有任何興趣，但對現象背後看不見的東西有興趣。曾有個其它系的留學生問我，研究些什麼，我說我研究維根斯坦有關數學的基礎，例如一加一等於二。他很納悶，但我說不清。我並非不相信一加一等於二，也不是對某個演算式子的答案本身感興趣，而是對事物之存在本身感興趣。套句<text:span text:style-name="T3">MARTIN HEIDEGGER</text:span>的話，<text:span text:style-name="T3">"</text:span>為何總有些東西存在，而非空無一物。<text:span text:style-name="T3">" <text:line-break/><text:line-break/></text:span>我知道一加一等於二，也知道這的確是我的手，知道桌上這東西是一個茶杯，甚至知道深藍比淺藍更深，知道明天比今天要晚到，知道一等於一，知道<text:span text:style-name="T3">3</text:span>不是一種顏色等等，重點不是事物本身究竟如何，而是為什麼有這一切的存在。對我來說，這是一個謎，我願意為它皓首窮經一輩子而無所獲，因為這謎擄獲我的心，我終究逃不出它的魅惑，猶如孫悟空終究逃不出如來佛的手掌心。<text:span text:style-name="T3"><text:line-break/><text:line-break/></text:span>但是今天如果有人喜孜孜要跟我討論二加三等於多少，討論茶杯的各種款式，討論顏色的各種光譜分析，我會覺得很挫折。<text:span text:style-name="T3"><text:line-break/><text:line-break/></text:span>我終究不是在討論任何意見，我對意見這東西沒有任何興趣。任何一個事情，意見不就那幾種嗎？意見有什麼好講的。世上最讓我感到羞愧的事情之一就是說出一己之見。我的意見就跟任何人的意見一樣，沒有對它進行任何個別陳述的意義與價值。<text:span text:style-name="T3"><text:line-break/><text:line-break/></text:span>我是個詩人，而且我但願所有人都應該是詩人。詩是不涉及任何意見的。但有一種人，或一種文化上較為落後的族群，偏偏對意見特別狂熱，甚至以它來判定敵我。<text:span text:style-name="T3"><text:line-break/><text:line-break/></text:span>當然，許多時候其實這樣一個族群依然是詩的民族，我很難想像有誰能拒絕成為一個詩人，就算我家阿憨也知道隱喻這回事。<text:span text:style-name="T3"><text:line-break/><text:line-break/></text:span>表面上是打意見的戰爭，其實完全與意見無關，意見變成一種顏色，一種旗子，一種攻擊的武器，藉以區分敵我陣營，鏟除異己。而這個敵我之分，恰恰是根據某種氣味和價值觀或偏見來區分。一分下來，往往區分成兩種品性，兩種為人處世的態度，甚至兩種智能與心性。<text:span text:style-name="T3"><text:line-break/><text:line-break/></text:span>很明顯的一個例子就是美國對克里米亞公投回歸俄羅斯的事情。美國氣急敗壞說不可以干涉內政，不可以違反國際法，不可以傷害他國主權，但我看不出俄羅斯違反了哪一條國際法或傷害了誰的主權。<text:span text:style-name="T3"><text:line-break/><text:line-break/></text:span>你很難想像這些話出自美國政府口中，就好像一個殺人魔突然高喊和平一樣。而且，人家是<text:span text:style-name="T3">98% </text:span>的公投勝率決定回歸俄羅斯。美國不是最喜歡輸出民主的嗎？這不就是一種民主的展現？<text:span text:style-name="T3"><text:line-break/><text:line-break/></text:span>總之，這些明明白白的事，實在無須我多說。這只是表明一件事，咱們其實都是詩人，都知道怎麼玩語言玩概念，就像丟炸彈一樣，各種漂亮話一會用在這個情境，一會又用在另一個情境，彈性十足。但是，炸彈就是炸彈，在炸彈上寫個<text:span text:style-name="T3"><text:s/>"</text:span>我愛你<text:span text:style-name="T3">" </text:span>並不會改變炸彈的本質。<text:span text:style-name="T3"><text:line-break/><text:line-break/></text:span>政客的本事無它，吟詩而已。當它說起這回事，意思是指向另一個目的，跟那回事其實一點關係都沒有。你看那些反服貿的小表哥小表妹們，他哪裏是反什麼服貿，貿字怎麼寫恐怕一百個有九十九個寫不上來。講白了，那就是在反馬，反中國。於是創造各種抹黑和謊言來營造這個反的概念，彷彿那真的只是一種意見，其實見個鬼。<text:span text:style-name="T3"><text:line-break/><text:line-break/></text:span>就像反<text:span text:style-name="T3">ECFA</text:span>一樣，不是說什麼<text:span text:style-name="T3">ECFA</text:span>通過之後男的會有五百萬人失業，女的將沒法再找個像樣的老公，全是沒水準有病有毒男男女女到處隨地大小便的中國人將會用屎尿來淹沒美麗台灣，而且還說我們的小孩都會被送去黑龍江勞改下放。完全就是透過一種純屬捏造的方式在談事情。<text:span text:style-name="T3"><text:line-break/><text:line-break/></text:span>我在黨外雜誌工作多年，深深明白這樣一種操作，當時我經常跟<text:span text:style-name="T3">"</text:span>同志<text:span text:style-name="T3">" </text:span>們反映說，你們報導這些所謂內幕，有根據或證據嗎？還是純屬瞎掰？同志們告訴我說，萬惡的國民黨你要怎麼抹黑他都沒關係。其實後面還有更重要的一句同志們沒說完，那就是，越抹黑，越瞎掰，越聳動，雜誌銷路會越好，荷包滿滿，選票滿滿。<text:span text:style-name="T3"><text:line-break/><text:line-break/>1998</text:span>年我開始會使用電腦之後，天真地相信古希臘人那句諺語，林義雄曾引用在他的書裏，那諺語說：<text:span text:style-name="T3">"</text:span>人類的智慧可以經由不斷的思慮辯駁而得到提升。<text:span text:style-name="T3">" </text:span>於是我曾一度傻到以為可以提倡一種概念討論的風氣，相信真理越辯越明。結果，真理不但沒有越明，反而讓自己一團混濁，因為根本沒有人是真的想跟你做什麼概念討論真理探索的。在一切語言的來往中，只有綠油油的一片攻擊與捍衛，當然不是捍衛真理，而是捍衛各式各樣的利益與偏見。<text:span text:style-name="T3"><text:line-break/><text:line-break/></text:span>市面上不是很多反戰反美人士嗎？表面意見與我們一樣，但那一點意義都沒有，兩個人能否歸屬同一路畢竟不是依靠表面意見或顏色旗幟來畫分。一個反戰反美人士，哪怕他的目標多麼崇高偉大，手段的乾淨與否以及用心與態度的良善與否，永遠是第一也是唯一重要。甘地說得對，如果我們對英國人有一絲的恨，那我寧可永生永世做為英國人的奴隸也不願以一種卑劣的方式尋求自由。<text:span text:style-name="T3"><text:line-break/><text:line-break/></text:span>最後來說點意見，如果我的判斷與經驗及知識不是錯得太離譜的話，那麼，台灣其實正在這樣一種以民主之名行鬥爭與仇外鎖國之實的長年狀況下，在許多現實層面，例如經濟，例如文化，以一種可怕的速度倒退，而亞洲其它國家卻以一種令人瞠目結舌的速度前進。<text:span text:style-name="T3"><text:line-break/><text:line-break/></text:span>奇怪的是，台灣人的本土自我滿意度卻迅速飆升。這就好像一個原本考<text:span text:style-name="T3">80</text:span>分的學生，一直退步到只剩<text:span text:style-name="T3">8</text:span>分，但他卻以為自己是滿分是世界之光，嘲笑原本考<text:span text:style-name="T3">9</text:span>分現在卻考<text:span text:style-name="T3">90</text:span>分的人，說如果跟這同學太靠近，程度會被他拉低，完全眛於現實。<text:span text:style-name="T3"><text:line-break/><text:line-break/></text:span>不過這是題外話。台灣考幾分我基本上一點都不在意，但我只是想說，你明明從考<text:span text:style-name="T3">80</text:span>降到<text:span text:style-name="T3">8</text:span>分，別人明明是從<text:span text:style-name="T3">9</text:span>分進步到<text:span text:style-name="T3">90</text:span>分，你怎麼還在做白日夢以為自己很厲害很行？</text:p>
      <text:p text:style-name="P1"><text:span text:style-name="T1">鄭啟承</text:span><text:s/>  |  2014.03.21 02:09   |   <text:a xlink:type="simple" xlink:href="http://palinfo.habago.org/Entry?Command=Information_PrintForum&amp;iPage=456#FORUM32145"><text:span text:style-name="T2">#</text:span></text:a></text:p>
      <text:p text:style-name="P2">底下是上個月寫的，本來貼到留言版來，但貼了以後馬上後悔，就立刻刪了。但現在想想其實也還好啦，身旁各種認識不認識的人都那麼勇敢，敢於參加攻佔立法院的義行，我公開自慰其實也沒什麼大不了的。<text:span text:style-name="T3"><text:line-break/><text:line-break/></text:span>我說勇敢當然是說反話，不過勇氣是什麼其實我是不太明白的，心中常常冒出五個讚揚人美德的詞彙，勇敢只佔第四名，只比聰明重要一點。這兩項之所以敬陪末座，不是因為我不具備<text:span text:style-name="T3">(</text:span>若能具備我也不排斥擁有<text:span text:style-name="T3">)</text:span>，而是因為勇氣和智商到底有沒有那麼重要，我相當懷疑。<text:span text:style-name="T3"><text:line-break/><text:line-break/></text:span>有句話說會咬人的狗不會叫，這倒是事實，被真正紮紮實實咬過的幾次，對方都沒有事先盡告知義務，那些叫得亂七八糟的，往牠前面一站瞪牠一眼，往往就縮回去了<text:span text:style-name="T3">(</text:span>音量隨之遞減<text:span text:style-name="T3">)</text:span>。<text:span text:style-name="T3"><text:line-break/><text:line-break/></text:span>我可不是說我很有勇氣，我狗性重，太懦弱，但狗終究重氣味，真性情，每隻有每隻的個性，和史萊姆不同，史萊姆聽過嗎<text:span text:style-name="T3">? </text:span>英文叫作<text:span text:style-name="T3"><text:s/>slime</text:span>，是一種電玩生物，屬於海綿體，表面上很恐怖嚇人，但其實軟趴趴，攻擊力很低，很容易砍死它。重點是一整群史萊姆集結在一起會融合成一坨，分不清誰是誰。<text:span text:style-name="T3"><text:line-break/><text:line-break/></text:span>啟承<text:span text:style-name="T3"><text:line-break/><text:line-break/>------------------<text:line-break/></text:span>最近看了兩部朴贊郁的電影：<text:span text:style-name="T3">Stoker </text:span>和<text:span text:style-name="T3"><text:s/>Thirst</text:span>，心靈上受到無比的震撼和衝擊，久久不能自己，其中有幾幕最近經常就突然在腦海中浮現出來，揮之不去。對於這個導演，驚嘆已經不足以形容我的感受，人在世上果然還是需要一些偶像，認識他們，足以讓我們的心得到安慰。<text:span text:style-name="T3"><text:line-break/><text:line-break/></text:span>身邊經常見到許多正常的好男好女，幾乎無一例外喜歡向人突顯所謂個性，但多數人除了群性旺盛，實際上個性蒼白，除了可以訴說不同髮型衣著手機相機包包寵物，向人展示美食照旅遊照跑步照攀岩照腳踏車照全家福照各種鎖碎生活照，似乎沒多少東西好說了，但如果生命只是為此而說而哭而泣，人之所以為人不知所謂個性是指何物<text:span text:style-name="T3">? </text:span>我們又為何而活<text:span text:style-name="T3">?<text:line-break/><text:line-break/></text:span>所謂個性和身世是分不開的，你有那樣的一種身世才有那樣一種個性，如果基因說的通，那身世就是一種如上帝親筆畫下的藍圖那般，字裡行間若不幸帶著那樣特殊的勾勒筆劃，恐怕也不是人力所能修改。隨著我們一字一句朗頌著自己的生命情節，該來的劇情總是要來，就像白頭髮和老花眼一樣。畢竟我們只是這齣戲的演員而不是導演。<text:span text:style-name="T3"><text:line-break/><text:line-break/>Stoker </text:span>開頭的幾句話是這樣的<text:span text:style-name="T3">:<text:line-break/><text:line-break/>"</text:span>我聽得到別人所聽不到的，<text:span text:style-name="T3"><text:line-break/></text:span>看得到別人所看不到的深遠細微之物。<text:span text:style-name="T3"><text:line-break/></text:span>這些感官來自長久以來的渴望，<text:span text:style-name="T3"><text:line-break/></text:span>渴望被拯救、渴望圓滿。<text:span text:style-name="T3"><text:line-break/></text:span>就像裙擺需要微風才能飄揚，<text:span text:style-name="T3"><text:line-break/></text:span>打造我的，亦並非只有我自己。<text:span text:style-name="T3"><text:line-break/></text:span>我戴著父親的皮帶、束著母親的上衣，<text:span text:style-name="T3"><text:line-break/></text:span>穿上叔叔給我的鞋子。<text:span text:style-name="T3"><text:line-break/></text:span>這就是我。<text:span text:style-name="T3"><text:line-break/><text:line-break/></text:span>花朵無法選擇自己的顏色，<text:span text:style-name="T3"><text:line-break/></text:span>我們成為怎樣的人，亦不由我們控制，<text:span text:style-name="T3"><text:line-break/></text:span>明白了這件事，你才得到真正的自由。<text:span text:style-name="T3"><text:line-break/></text:span>成為一個真正的人，你就自由了。<text:span text:style-name="T3">"<text:line-break/><text:line-break/></text:span>美感上，<text:span text:style-name="T3">Stoker </text:span>或許略勝一籌，但在另一層意義上，<text:span text:style-name="T3">Thirst </text:span>卻更深得我心。說起來我和片中這個神父剛好是完全相反的兩種人，神父顯然是個真正意義上的善人，心中滿懷著對生命的憐憫，不忍看到人們受苦而自願承受可怕的實驗，稍有一絲<text:span text:style-name="T3">(</text:span>在我看悉鬆平常的<text:span text:style-name="T3">)</text:span>壞念頭就感到無比懊惱羞慚而進行自我懲罰，這樣的人說他是聖徒也不為過吧。人們崇拜聖徒的力量，但聖徒本人卻只感到痛苦，他並不想要人們的崇拜。為了毀棄自身形象，聖徒甚至不惜假裝強姦一名女信徒來得到眾人的唾棄，但這唾棄似乎讓他如釋重負，這一幕十分感人。<text:span text:style-name="T3"><text:line-break/><text:line-break/></text:span>我對這樣的人雖不崇拜也不羨慕，但卻多少能理解，因為我似乎剛好是他的反面。一個滿腦子滿肚子壞東西的人，偶然泛起的一點善念其實是很讓他困擾的。神蹟展現在聖徒身上是不是都是好事我不知道，但神蹟展現在壞胚子身上卻常常是很不妙的，畢竟一個人如果整天總想到自己，當他偶而願意把自己拋在後面，為心中少見的那一點善念做出犧牲，結果往往要付出很大代價。聖徒做惡心中受苦，惡徒行善卻也恐怕舒服不到哪裡去，畢竟世上並沒有便宜的一種善行可供選購。電影開頭神父說「銘記是上帝的專長」，我看上帝不但很會記，還很精打細算，一切都是不二價的。<text:span text:style-name="T3"><text:line-break/><text:line-break/></text:span>對於這樣一種身世我能說什麼呢，如果可以選擇我亦不會想要成為這樣的一種人。我們會成為一個好人或壞人恐怕無法自己決定，但終究得接受了命運的安排，這一切才有了意義。這就是我對自由對個性對生命對救贖對痛苦對快樂的一切理解。<text:span text:style-name="T3"><text:line-break/><text:line-break/></text:span>講自由或許聽起來很酷，再配上電影那樣的畫面就更動人了，但自由這個字翻譯成一種生命語言，其實就是跑路的意思，跑路的人只能像見不得光的動物一樣躲躲藏藏，自由恐怕只帶來了孤獨。面對人類，牠一旦開口發出發自內心的叫聲，立馬只會帶來挫折感和羞恥感，久而久之似乎就無話可說了。<text:span text:style-name="T3"><text:line-break/><text:line-break/></text:span>千萬要小心<text:span text:style-name="T3">! </text:span>地球是很危險的，因為被人類侵佔了<text:span text:style-name="T3">! </text:span>野貓最好不要隨便橫越馬路，不然會被車撞。面對人類最好也不要隨便開口說話，我是說開口發出叫聲，不然會被羞辱。<text:span text:style-name="T3"><text:line-break/><text:line-break/></text:span>一天平均要講<text:span text:style-name="T3">30~50</text:span>通電話，大概聲音太細太柔了，不認識的人聽我講了幾句話往往稱鄭小姐，我都糾正是鄭先生，有時候人家不相信，常害我很想一面講電話一面脫褲子證明男子氣概，後來習慣了反而開始考慮下輩子要當女生，因為我如果是女人肯定肯定能讓眾多男人傾倒。離題了。<text:span text:style-name="T3"><text:line-break/><text:line-break/></text:span>在這樣一種社會，所謂個性的高低顯著，似乎完全就和音量呈現一種反比，愈是沒個性的生物，往往愈喜歡振聲疾呼，反之亦然。孤獨是一種被打傷的象徵，是一種振翅飛翔和盡情奔跑的傷口，孤獨的人總是安靜的，就像一隻受傷的動物總是一拐一拐靜靜地遁入林中，這樣的畫面就是張標準的身份證，同樣國籍的人彼此是不會認錯的。我們也許沒有辦法理解所有不同的生命，但一個極高和一個極矮的人或許可以理解一種共同的感受，那就是孤獨。</text:p>
      <text:p text:style-name="P1"><text:span text:style-name="T1">良哲</text:span><text:s/>  |  2014.03.20 22:30   |   <text:a xlink:type="simple" xlink:href="http://palinfo.habago.org/Entry?Command=Information_PrintForum&amp;iPage=456#FORUM32144"><text:span text:style-name="T2">#</text:span></text:a></text:p>
      <text:p text:style-name="P3">這年頭，光是區隔基因還不夠，連顏色都可以標上台灣作辨識。</text:p>
      <text:p text:style-name="P1"><text:span text:style-name="T1">良哲</text:span><text:s/>  |  2014.03.20 22:28   |   <text:a xlink:type="simple" xlink:href="http://palinfo.habago.org/Entry?Command=Information_PrintForum&amp;iPage=456#FORUM32143"><text:span text:style-name="T2">#</text:span></text:a></text:p>
      <text:p text:style-name="P2">塵埃灰燼還是可以給我們作為借鏡<text:span text:style-name="T3">......</text:span></text:p>
      <text:p text:style-name="P4"/>
      <text:p text:style-name="P1"><text:span text:style-name="T1">陳真</text:span><text:s/>  |  2014.03.20 22:17   |   <text:a xlink:type="simple" xlink:href="http://palinfo.habago.org/Entry?Command=Information_PrintForum&amp;iPage=457#FORUM32142"><text:span text:style-name="T2">#</text:span></text:a></text:p>
      <text:p text:style-name="P2">我在台南念的國中，以及在台北念的高中，兩間都叫建中，一間是建興國中，一間是建國中學，而且很巧剛好隔壁都是當年的美國新聞處。<text:span text:style-name="T3"><text:line-break/><text:line-break/></text:span>美國有幾個新聞處我不知道，但比較有名的大約就這兩個。台南那一個，<text:span text:style-name="T3">1971</text:span>年（？）曾被恐怖分子丟炸彈炸過一次，我猜是國民黨自己炸的，一來給反共意志不堅老是偷偷摸摸和共匪眉來眼去的美國政府一點顏色瞧瞧，一來誣賴給一些討厭鬼以便把他們抓來關或抓起來槍斃，例如李敖謝聰敏魏廷朝和劉辰旦就屬這一案，國民黨說是他們放的炸彈，鬼才會信。<text:span text:style-name="T3"><text:line-break/><text:line-break/></text:span>劉辰旦和魏廷朝我都認識，劉出獄後，在高雄加入我算是元老的台灣人權促進會，每次開會或聚會都會來，印象中謙遜平和，琴棋書畫樣樣精通，允文允武的一個人。<text:span text:style-name="T3"><text:line-break/><text:line-break/></text:span>魏廷朝我就比較熟，人格正直剛烈，屬烈士型，待人和氣友善。我發現，一個人越是溫柔平和，恐怖分子的素質成分就越高，威武不屈，難逼就範。所謂俠骨柔情也許就是這樣。<text:span text:style-name="T3"><text:line-break/><text:line-break/></text:span>反之亦然。你看那些如蛆一般轟然嚇人的政治正確主流群眾，個個張牙舞爪，稍有不敬便群起圍攻，非常可怕。但這種人，別說槍口抵著馬上嚇到蔡賽，平常只要落單或情勢一轉，嘴臉馬上就變，氣焰立即自動熄滅。<text:span text:style-name="T3"><text:line-break/><text:line-break/></text:span>如果我沒算錯，魏廷朝一共坐了至少<text:span text:style-name="T3">17</text:span>年黑牢。我之所以連他幾時生幾時死生日哪一天（恰好與我同一天）何時出獄何時入獄等等都記得一清二楚是因為他<text:span text:style-name="T3">1987</text:span>年最後一次出獄的歡迎會安排，包括布置會場與對外報導等等，我都貢獻了不少心力，寫過幾篇文字讚其為人。<text:span text:style-name="T3"><text:line-break/><text:line-break/></text:span>魏廷朝案子不少，主要的大案就是影響台灣深遠和彭明敏謝聰敏一起發表的的台灣人民自救宣言。據他說，他父親對朝廷不滿，哪個朝廷我忘了，想推翻之，故給他取名廷朝。<text:span text:style-name="T3"><text:line-break/><text:line-break/></text:span>至於台北那個美國新聞處，倒是沒被炸過。不過就在我北上念高中那一年（<text:span text:style-name="T3">1978</text:span>），美國與中共建交，與台灣斷交，斷交後那些日子，就在美國新聞處門前演出一場又一場也是全世界都在看（看笑話）的捍衛民主愛國大戲。<text:span text:style-name="T3"><text:line-break/><text:line-break/></text:span>建中就在新聞處隔壁，自然得負責一部份的演出。記得斷交的那兩天，課也不用上了。民主危急存亡之秋還上什麼課。就跟所謂野百合學運一樣，在校方的鼓勵與嘉許或默許下，全校師生聚集在建中操場大合唱愛國歌曲。<text:span text:style-name="T3"><text:line-break/><text:line-break/></text:span>教官要我也下去演出，我說我想幫整層樓顧教室，要不然如果有小偷趁機上來偷東西怎麼辦。教官知道我平常思想就有問題，明知我在找理由拒絕，但沒跟我為難。於是我便堂而皇之站在二樓教室陽台前觀賞操場上這場感人的民主愛國反共大戲，就像蔣公站在看台閱兵那樣。<text:span text:style-name="T3"><text:line-break/><text:line-break/></text:span>我還遠遠看到班上一個跟我挺要好的同學，嘴巴張很大，意氣昂揚地跟著大夥唱愛國歌，我當下不禁有一種心酸的孤獨感，我一直以為他很聰明很隨性風花雪月的一個浪蕩子，想不到就連氣味如此投合的朋友都難以倖免於民主愛國浪潮。<text:span text:style-name="T3"><text:line-break/><text:line-break/></text:span>他返回教室後，我諷刺他說剛才愛國大合唱有沒有哭哭啊？掉了幾滴淚啊？當時旁邊還有老師同學，他使眼色低聲說了一句<text:span text:style-name="T3"><text:s/>"</text:span>麥擱講啊<text:span text:style-name="T3">"</text:span>，我明白他的意思，意思是別在這種要命的事情上開玩笑，大勢所趨，拿香跟人拜，不要想太多。<text:span text:style-name="T3"><text:line-break/><text:line-break/></text:span>林義雄不是鼓勵咱們了嗎？要選擇人煙稀少的那條林間小路。可我看他自己明明越來越走向人潮洶湧的光明大道。<text:span text:style-name="T3"><text:line-break/><text:line-break/></text:span>而我呢，恰恰相反，哪兒人多我總想往哪靠，害怕落單會倒霉，喜歡變色龍，盡量想讓自己身上顏色隨時起變化以搭配大環境，以免被認出異類身世。結果總是聽錯軍歌，踢錯腳步，一路往杳無人煙豺狼出沒的地方走。<text:span text:style-name="T3"><text:line-break/><text:line-break/></text:span>言歸正傳，演完白天三千人大合唱的感情戲，接著還有各種動作片午夜場。例如踩花生，因為美國總統卡特原本是花生農，踩爛花生以示愛國義憤，以示捍衛民主的決心<text:span text:style-name="T3">,</text:span>我見滿地花生踩得稀巴爛，只覺可惜。<text:span text:style-name="T3"><text:line-break/><text:line-break/></text:span>對付完花生，接著是糟蹋蕃茄和雞蛋，相當浪費糧食。記得那時美國派來一個跟超人演員同名的叫克里斯多夫的助理國務卿來台接受民主洗禮，供愛國學生與愛好民主人士砸蕃茄丟雞蛋，又叫又喊，滿地蛋汁蕃茄。<text:span text:style-name="T3">(</text:span>下班了。寫到這兒。<text:span text:style-name="T3">)<text:line-break/><text:line-break/></text:span>陳年舊夢，既沈重又飄渺，往事如煙亦不如煙。生命苦短，卻又如此漫長。寫這些東西，不過自語，說給電腦聽，一如說給自己的影子聽，生命的殘骸，記憶的灰燼，對任何人其實都沒有任何意義。就像一個人等公車那樣，對影成雙，無事可做，唯有自語，自己給自己一點樂子，一點安慰。回頭一看，旁的沒有，記錄著孤獨與渴望的塵埃灰燼倒是如山高。<text:span text:style-name="T3"><text:line-break/><text:line-break/></text:span>至於通往永恆的列車何時來不知道，對於那個未知的世界我畢竟還存有那麼一點想法和想望。</text:p>
      <text:p text:style-name="P1"><text:span text:style-name="T1">陳真</text:span><text:s/>  |  2014.03.20 14:14   |   <text:a xlink:type="simple" xlink:href="http://palinfo.habago.org/Entry?Command=Information_PrintForum&amp;iPage=457#FORUM32141"><text:span text:style-name="T2">#</text:span></text:a></text:p>
      <text:p text:style-name="P3"><text:span text:style-name="T3">(</text:span>再續<text:span text:style-name="T3">)<text:line-break/><text:line-break/></text:span>過去那個<text:span text:style-name="T3"><text:s/>"</text:span>忠於另一個黨愛另一個國<text:span text:style-name="T3">" </text:span>的忠黨愛國年代<text:span text:style-name="T3">,</text:span>我常有一種很深的不解<text:span text:style-name="T3">,</text:span>這樣一種不解就好像我沒法理解為何會有人一窩蜂湧向爛片<text:span text:style-name="T3">,</text:span>為之又歌又泣<text:span text:style-name="T3">,</text:span>卻又同時對於真正的藝術極品不屑一顧甚至鄙視嘲諷<text:span text:style-name="T3">. </text:span>就如同如果有人說莫扎特的音樂爛到爆<text:span text:style-name="T3">,</text:span>卻熱愛市面上那些彷彿人妖鬼叫毫無音樂性可言的低俗噪音<text:span text:style-name="T3">,</text:span>那我實在沒法理解這樣一種心靈或心智<text:span text:style-name="T3">.<text:line-break/><text:line-break/></text:span>同樣地<text:span text:style-name="T3">,</text:span>不管怎麼改朝換代<text:span text:style-name="T3">,</text:span>我的不解只是更深更劇而無絲毫緩解<text:span text:style-name="T3">;</text:span>我沒法理解<text:span text:style-name="T3">,</text:span>難道人們真的連如此清清楚楚明明白的是非黑白都沒法判斷<text:span text:style-name="T3">,</text:span>永遠就是一直被政客牽著鼻子走<text:span text:style-name="T3">,</text:span>蠢血沸騰個不停<text:span text:style-name="T3">?! </text:span>同樣的菜吃了<text:span text:style-name="T3">,</text:span>原封不動拉了出來<text:span text:style-name="T3">,</text:span>難道又要再吃一次兩次三次永遠一直吃下去都無法稍微變聰明一些<text:span text:style-name="T3">?<text:line-break/><text:line-break/></text:span>黨外時<text:span text:style-name="T3">,</text:span>最怕兩個社群<text:span text:style-name="T3">,</text:span>一是眷村<text:span text:style-name="T3">,</text:span>一是學校<text:span text:style-name="T3">. </text:span>你去眷村發對政府對各種主流思維略有不敬的傳單<text:span text:style-name="T3">,</text:span>保證被一群人追著打<text:span text:style-name="T3">,</text:span>打破頭都不會有人來救你<text:span text:style-name="T3">.<text:line-break/><text:line-break/></text:span>但我倒是可以理解眷村<text:span text:style-name="T3">,</text:span>我若跟他們同樣的身世<text:span text:style-name="T3">,</text:span>誰要進來對蔣公對大有為政府有所不敬<text:span text:style-name="T3">,</text:span>我恐怕也要追著此人打<text:span text:style-name="T3">. </text:span>但學生來自各階層<text:span text:style-name="T3">,</text:span>無特殊身世可言<text:span text:style-name="T3">,</text:span>純粹就是一個蠢字加虛榮<text:span text:style-name="T3">.<text:line-break/><text:line-break/></text:span>黨外時<text:span text:style-name="T3">,</text:span>我一個人在自己的學校餐廳發黨外候選人的傳單<text:span text:style-name="T3">,</text:span>我常講說有一次<text:span text:style-name="T3">,</text:span>餐廳同學大夥叫我滾出校園<text:span text:style-name="T3">,</text:span>我沒滾<text:span text:style-name="T3">,</text:span>繼續站著發傳單<text:span text:style-name="T3">,</text:span>一會兒便有人悄悄拿著一碗熱湯<text:span text:style-name="T3">,</text:span>拉開我的衣領<text:span text:style-name="T3">,</text:span>朝我頸子背後整碗倒進去<text:span text:style-name="T3">,</text:span>高熱滾燙的熱湯<text:span text:style-name="T3">,</text:span>燙得我當場相當狼狽<text:span text:style-name="T3">.<text:line-break/><text:line-break/></text:span>我對此一攻擊並不訝異也不是第一次遇到<text:span text:style-name="T3">,</text:span>但讓我很不解的是<text:span text:style-name="T3">,</text:span>即便對於一個仇人<text:span text:style-name="T3">,</text:span>當他身處危急或巨大痛苦情境<text:span text:style-name="T3">,</text:span>我們就算恨他因此而袖手旁觀<text:span text:style-name="T3">,</text:span>理應也不至於歡呼喝采<text:span text:style-name="T3">. </text:span>但那一天<text:span text:style-name="T3">,</text:span>在場的所有學生不但沒有一個人伸出援手<text:span text:style-name="T3">,</text:span>反而眾人鼓掌叫好<text:span text:style-name="T3">,</text:span>哄堂大笑<text:span text:style-name="T3">,</text:span>為那個<text:span text:style-name="T3"><text:s/>"</text:span>消滅共匪<text:span text:style-name="T3">" </text:span>的學生喝采說讚啦讚啦水啦水啦<text:span text:style-name="T3">.<text:line-break/><text:line-break/></text:span>幾天後我寫了篇文章發表在黨外雜誌上<text:span text:style-name="T3">,</text:span>我說<text:span text:style-name="T3">,</text:span>我做了我該做想做應做的了<text:span text:style-name="T3">,</text:span>我將無愧於一己良知<text:span text:style-name="T3">,</text:span>剩下的就不是我的事了<text:span text:style-name="T3">,</text:span>每個人總得照顧好他自己的靈魂<text:span text:style-name="T3">.<text:line-break/><text:line-break/></text:span>黨外初期<text:span text:style-name="T3">,</text:span>亦即<text:span text:style-name="T3">1979</text:span>年美麗島事件剛過<text:span text:style-name="T3">,</text:span>大約就是<text:span text:style-name="T3">1980 </text:span>年初期<text:span text:style-name="T3">,</text:span>一直到<text:span text:style-name="T3">1989</text:span>年整個八零年代<text:span text:style-name="T3">,</text:span>黨外人士或各種社運<text:span text:style-name="T3">,</text:span>行經學校是最可怕的經驗<text:span text:style-name="T3">,</text:span>經常引來攻擊<text:span text:style-name="T3">.<text:line-break/><text:line-break/></text:span>記得大約是<text:span text:style-name="T3">1986</text:span>年或更早吧<text:span text:style-name="T3">,</text:span>黨外發起國會全面改選<text:span text:style-name="T3">(?)</text:span>的幾次遊行<text:span text:style-name="T3">,</text:span>行經北一女<text:span text:style-name="T3">,</text:span>開南商工<text:span text:style-name="T3">(?),</text:span>成功中學<text:span text:style-name="T3">,</text:span>學生在教室叫罵<text:span text:style-name="T3">,</text:span>朝遊行人士丟垃垃<text:span text:style-name="T3">. </text:span>有一次應該是開南商工<text:span text:style-name="T3">(?</text:span>不確定<text:span text:style-name="T3">),</text:span>一堆學生更舉著木棍衝出來要打人<text:span text:style-name="T3">,</text:span>學校緊急關上鐵門<text:span text:style-name="T3">,</text:span>他們就用長竹竿伸出來照樣要攻擊<text:span text:style-name="T3">. <text:line-break/><text:line-break/></text:span>還有一次<text:span text:style-name="T3">,</text:span>應該是國會全面改選沒錯<text:span text:style-name="T3">,</text:span>因為那一次我也有上台演說<text:span text:style-name="T3">,</text:span>隊伍行經一所學校附近一棟大樓<text:span text:style-name="T3">,</text:span>兩瓶墨水就從十幾層樓高丟了出來<text:span text:style-name="T3">,</text:span>恰好落在我腳下<text:span text:style-name="T3">,</text:span>碎裂滿地玻璃<text:span text:style-name="T3">,</text:span>墨水四濺<text:span text:style-name="T3">,</text:span>抬頭一看<text:span text:style-name="T3">,</text:span>有個高中學生模樣的人<text:span text:style-name="T3">,</text:span>旁邊還有個中年婦女可能是他媽媽<text:span text:style-name="T3">,</text:span>在高樓陽台窗戶對著遊行隊伍叫罵<text:span text:style-name="T3">,</text:span>顯然就是他丟的<text:span text:style-name="T3">.<text:line-break/><text:line-break/></text:span>我停下腳步<text:span text:style-name="T3">,</text:span>讓隊伍先走<text:span text:style-name="T3">,</text:span>看著滿地墨水及玻璃碎片<text:span text:style-name="T3">,</text:span>心裏除了不解<text:span text:style-name="T3">,</text:span>當然還有一點心碎的感覺<text:span text:style-name="T3">. </text:span>殷海光<text:span text:style-name="T3">1969</text:span>年過世時<text:span text:style-name="T3">,</text:span>有個外國哲學學者引用了一段話表哀悼<text:span text:style-name="T3">,</text:span>那段話是誰講的我我忘了<text:span text:style-name="T3">,</text:span>大意是說<text:span text:style-name="T3">: </text:span>在某種社會裏<text:span text:style-name="T3">,</text:span>人們總是會被教導去痛恨那些愛他們並且為之付出痛苦代價的人<text:span text:style-name="T3">,</text:span>卻歌頌擁護那些一直在傷害他們的人<text:span text:style-name="T3">.<text:line-break/><text:line-break/>1990</text:span>年以後<text:span text:style-name="T3">,</text:span>局勢翻轉<text:span text:style-name="T3">,</text:span>政治不但已不再恐怖<text:span text:style-name="T3">,</text:span>甚至朝另一個同樣可鄙的方向急速飛奔<text:span text:style-name="T3">,</text:span>一些過去被視為毒蛇猛獸的人例如林義雄和陳永興<text:span text:style-name="T3">,</text:span>逐漸變成偉人變成英雄<text:span text:style-name="T3">.</text:span>於是常有人希望我幫他們引薦<text:span text:style-name="T3">,</text:span>想要認識這些人<text:span text:style-name="T3">.<text:line-break/><text:line-break/></text:span>我記得有一次<text:span text:style-name="T3">,</text:span>我跟陳永興表明說有些同學想認識他<text:span text:style-name="T3">,</text:span>他說最好不要<text:span text:style-name="T3">,</text:span>還說學生沒有救了<text:span text:style-name="T3">,</text:span>不值得認識<text:span text:style-name="T3">. </text:span>我其實亦有同感<text:span text:style-name="T3">.</text:span>後來<text:span text:style-name="T3">,</text:span>有一次陳永興來高雄新興教會演講<text:span text:style-name="T3">,</text:span>有人問起學生奮起云云<text:span text:style-name="T3">,</text:span>他當眾潑了一盆冷水說<text:span text:style-name="T3">,</text:span>他對台灣學生沒有任何期待<text:span text:style-name="T3">.<text:line-break/><text:line-break/></text:span>當然<text:span text:style-name="T3">,</text:span>陳永興也許忘了他再三講過的這些話<text:span text:style-name="T3">,</text:span>而且<text:span text:style-name="T3">,</text:span>學生果然在<text:span text:style-name="T3">1990</text:span>年之後便已<text:span text:style-name="T3"><text:s/>"</text:span>奮起<text:span text:style-name="T3">",</text:span>只是九零年代那種<text:span text:style-name="T3"><text:s/>"</text:span>奮起<text:span text:style-name="T3">" </text:span>其實就跟八零年代那種集體奮起攻擊不愛國的黨外人士是完全一模一樣的一種東西<text:span text:style-name="T3">,</text:span>一樣的智能<text:span text:style-name="T3">,</text:span>一樣的用心<text:span text:style-name="T3">,</text:span>一樣的品性<text:span text:style-name="T3">,</text:span>一樣的一窩蜂<text:span text:style-name="T3">,</text:span>一樣的虛榮<text:span text:style-name="T3">,</text:span>一樣的蠢血沸騰<text:span text:style-name="T3">.<text:line-break/><text:line-break/></text:span>有時覺得<text:span text:style-name="T3">,</text:span>如果一群人普遍笨到一種讓人不解的低能程度<text:span text:style-name="T3">,</text:span>你不去愚弄他利用他操弄他<text:span text:style-name="T3">,</text:span>還真有點沒有天理<text:span text:style-name="T3">.</text:span></text:p>
      <text:p text:style-name="P1"><text:span text:style-name="T1">陳真</text:span><text:s/>  |  2014.03.20 11:43   |   <text:a xlink:type="simple" xlink:href="http://palinfo.habago.org/Entry?Command=Information_PrintForum&amp;iPage=457#FORUM32140"><text:span text:style-name="T2">#</text:span></text:a></text:p>
      <text:p text:style-name="P2"><text:span text:style-name="T3">(</text:span>續<text:span text:style-name="T3">)<text:line-break/><text:line-break/></text:span>這鬼島瀰漫一種睜眼說瞎話的智障虛榮文化<text:span text:style-name="T3">,</text:span>幾乎是壓倒性的<text:span text:style-name="T3">,</text:span>綠油油一片<text:span text:style-name="T3">,</text:span>臭不可聞<text:span text:style-name="T3">. </text:span>不過這其實不干我的事了<text:span text:style-name="T3">,</text:span>這個島如何<text:span text:style-name="T3">,</text:span>大家喜歡就好<text:span text:style-name="T3">,</text:span>我沒意見<text:span text:style-name="T3">,</text:span>畢竟什麼樣的人總有他想要怎麼活的自由<text:span text:style-name="T3">. </text:span>重點是<text:span text:style-name="T3">: </text:span>別強迫我跟大家一樣低能就好了<text:span text:style-name="T3">. <text:line-break/><text:line-break/></text:span>不是每隔一陣子就會有一些超賣座超符合台灣人口味的低級鉅片嗎<text:span text:style-name="T3">? </text:span>然後你幾乎遇到每個人<text:span text:style-name="T3">,</text:span>人們就會問你有沒有去看<text:span text:style-name="T3">? </text:span>或更低級的<text:span text:style-name="T3">,</text:span>就直接假定你跟他一樣智障<text:span text:style-name="T3">,</text:span>你一定是跟他一樣看過好幾遍了<text:span text:style-name="T3">,</text:span>所以他會直接問你看完那部電影的想法<text:span text:style-name="T3">. <text:line-break/><text:line-break/></text:span>每次有人這樣問我<text:span text:style-name="T3">: </text:span>你有沒有去看<text:span text:style-name="T3">xxxx</text:span>那部電影<text:span text:style-name="T3">? </text:span>我努力壓住情緒<text:span text:style-name="T3">,</text:span>依然露出迷死人的微笑輕聲說<text:span text:style-name="T3">: "</text:span>哦<text:span text:style-name="T3">,</text:span>沒有耶<text:span text:style-name="T3">." </text:span>但心裏有個畫外音<text:span text:style-name="T3">: "</text:span>媽的<text:span text:style-name="T3">,</text:span>低能<text:span text:style-name="T3">,</text:span>我又不是白痴<text:span text:style-name="T3">,</text:span>我怎麼會去看那種電影<text:span text:style-name="T3">", </text:span>被問久了之後<text:span text:style-name="T3">,</text:span>畫外音慢慢變成畫內音了<text:span text:style-name="T3">,</text:span>我通常會反問對方說<text:span text:style-name="T3">: "</text:span>你覺得我看起來是那樣一種人嗎<text:span text:style-name="T3">?" </text:span>其實我應該說<text:span text:style-name="T3">: "</text:span>你覺得我看起來是那樣一種智障嗎<text:span text:style-name="T3">?"</text:span></text:p>
      <text:p text:style-name="P1"><text:span text:style-name="T1">陳真</text:span><text:s/>  |  2014.03.20 01:12   |   <text:a xlink:type="simple" xlink:href="http://palinfo.habago.org/Entry?Command=Information_PrintForum&amp;iPage=457#FORUM32139"><text:span text:style-name="T2">#</text:span></text:a></text:p>
      <text:p text:style-name="P3">我是個文人<text:span text:style-name="T3">,</text:span>實在沒法忍受住在這種妖氣沖天反智低能充滿虛榮與侵略性的鬼島<text:span text:style-name="T3">.<text:line-break/><text:line-break/></text:span>看到這樣一些人一些事<text:span text:style-name="T3">,</text:span>我老想起王小波講的那個吃了拉<text:span text:style-name="T3">,</text:span>拉出來又能再吃一次永遠能吃不停的怪胃民族<text:span text:style-name="T3">,</text:span>在這島上<text:span text:style-name="T3">,</text:span>至少幾十年了<text:span text:style-name="T3">,</text:span>一模一樣的齷齪事<text:span text:style-name="T3">,</text:span>不斷上演<text:span text:style-name="T3">,</text:span>不斷重覆<text:span text:style-name="T3">,</text:span>吃了拉<text:span text:style-name="T3">,</text:span>拉了又能吃<text:span text:style-name="T3">,</text:span>而且強迫大家都得如此<text:span text:style-name="T3">.<text:line-break/><text:line-break/></text:span>陳真<text:span text:style-name="T3"><text:line-break/><text:line-break/>===============<text:line-break/></text:span>國會遭攻占新「嬌」點　氣質正妹流利英語報導上傳<text:span text:style-name="T3">CNN NOWnewsNOWnews – 014</text:span>年<text:span text:style-name="T3">3</text:span>月<text:span text:style-name="T3">19</text:span>日<text:span text:style-name="T3"> <text:line-break/><text:line-break/><text:line-break/></text:span>國際中心／綜合報導<text:span text:style-name="T3"><text:line-break/><text:line-break/></text:span>上百名反對黑箱服貿的民間團體與學生，<text:span text:style-name="T3">18</text:span>日衝進立法院占據議場，已經成為全球矚目的焦點！美國有線電視新聞（<text:span text:style-name="T3">CNN</text:span>）<text:span text:style-name="T3"><text:s/>iReport</text:span>還特地開設專區，鼓勵公民記者隨時上傳最新情況，而台大新聞系一名長相清秀的氣質正妹，也在一旁側錄並以流利的英語報導攻占國會的過程，成為新「嬌」點！</text:p>
      <text:p text:style-name="P1"><text:span text:style-name="T1">陳真</text:span><text:s/>  |  2014.03.14 13:29   |   <text:a xlink:type="simple" xlink:href="http://palinfo.habago.org/Entry?Command=Information_PrintForum&amp;iPage=457#FORUM32138"><text:span text:style-name="T2">#</text:span></text:a></text:p>
      <text:p text:style-name="P2">真的嗎<text:span text:style-name="T3">?</text:span>謝謝啦。不急。將來見面再給。</text:p>
      <text:p text:style-name="P1"><text:span text:style-name="T1">良哲</text:span><text:s/>  |  2014.03.14 12:02   |   <text:a xlink:type="simple" xlink:href="http://palinfo.habago.org/Entry?Command=Information_PrintForum&amp;iPage=457#FORUM32137"><text:span text:style-name="T2">#</text:span></text:a></text:p>
      <text:p text:style-name="P3">我沒看過《小武》，只看過《三峽好人》，還蠻喜歡那片的。我找到《小武》了，改天再拿給你。</text:p>
      <text:p text:style-name="P1"><text:span text:style-name="T1">陳真</text:span><text:s/>  |  2014.03.14 03:00   |   <text:a xlink:type="simple" xlink:href="http://palinfo.habago.org/Entry?Command=Information_PrintForum&amp;iPage=457#FORUM32136"><text:span text:style-name="T2">#</text:span></text:a></text:p>
      <text:p text:style-name="P2"><text:span text:style-name="T3">"</text:span>天注定<text:span text:style-name="T3">" </text:span>道德腔太濃，我不是很喜歡，但<text:span text:style-name="T3"><text:s/>"</text:span>小武<text:span text:style-name="T3">" </text:span>讓人感動的程度，遠超乎想像。這電影對我之衝擊，猶如沈從文的小說。<text:span text:style-name="T3"><text:line-break/><text:line-break/></text:span>底下最後有一段話是<text:span text:style-name="T3"><text:s/>martin scorsese</text:span>談小武。<text:span text:style-name="T3"><text:line-break/><text:line-break/></text:span>賈樟柯說，有一天，他突然接到<text:span text:style-name="T3"><text:s/>martin scorsese </text:span>的來信，說想跟他見個面。就是因為這部電影。<text:span text:style-name="T3"><text:line-break/><text:line-break/></text:span>陳真<text:span text:style-name="T3"><text:line-break/><text:line-break/>==================<text:line-break/>2008</text:span>年<text:span text:style-name="T3">11</text:span>月<text:span text:style-name="T3">17</text:span>日<text:span text:style-name="T3">11:30 </text:span>來源：人民網<text:span text:style-name="T3">-</text:span>文化頻道<text:span text:style-name="T3"><text:line-break/><text:line-break/></text:span>人民網北京<text:span text:style-name="T3">11</text:span>月<text:span text:style-name="T3">17</text:span>日電<text:span text:style-name="T3"><text:s/></text:span>由北京大學影協、單向街書店主辦的<text:span text:style-name="T3">"</text:span>《小武》，賈樟柯電影十年回望<text:span text:style-name="T3">"</text:span>活動將於<text:span text:style-name="T3">11</text:span>月<text:span text:style-name="T3">23</text:span>日在北京大學百年講堂舉行。屆時，觀眾能夠在大銀幕上重溫《小武》這部電影為人們帶來的感動與激動。著名藝術家陳丹青與賈樟柯將現場對談，聊聊《小武》和賈樟柯的十年電影感受。<text:span text:style-name="T3"><text:line-break/><text:line-break/>1998</text:span>年，電影《小武》橫空出世，成為記錄時代，激蕩年輕一代的經典電影。在過去的十年間，導演賈樟柯以其充沛的創作精力和對社會的敏銳觀察，創作了六部長故事片、三部紀錄長片和無數短片，是第一個捧回金獅獎杯的中國青年導演，成為與世界電影大師比肩的<text:span text:style-name="T3">"</text:span>中國電影詩人<text:span text:style-name="T3">"</text:span>。<text:span text:style-name="T3"><text:line-break/><text:line-break/></text:span>為回饋十年以來影迷始終如一的支持，大會還將征集<text:span text:style-name="T3">20</text:span>位影迷親臨現場。如果你想近距離接觸賈樟柯、一睹<text:span text:style-name="T3">"</text:span>小武<text:span text:style-name="T3">"</text:span>的風採，如果你想一探賈樟柯幕后團隊的真容，就請寫一封給<text:span text:style-name="T3">"</text:span>小武<text:span text:style-name="T3">"</text:span>的信發往以下郵址<text:span text:style-name="T3">xiaowu_1998@sina.com</text:span>，在信中，您可以和那位在山西縣城裡晃來晃去的小武說幾句心裡話，也可以總結一下賈樟柯電影十年的關鍵詞，寫信的前二十位影迷將獲得當晚活動的門票，和賈樟柯簽名送出的作品集<text:span text:style-name="T3">DVD</text:span>，征集有效期截止至<text:span text:style-name="T3">11</text:span>月<text:span text:style-name="T3">21</text:span>日，組織者將有專人回復您。<text:span text:style-name="T3"><text:line-break/><text:line-break/></text:span>時間：<text:span text:style-name="T3">2008</text:span>年<text:span text:style-name="T3">11</text:span>月<text:span text:style-name="T3">23</text:span>日<text:span text:style-name="T3">18:30<text:line-break/><text:line-break/></text:span>地點：北京大學百年講堂<text:span text:style-name="T3"><text:line-break/><text:line-break/></text:span>主題：《小武》，賈樟柯電影十年回望<text:span text:style-name="T3"><text:line-break/><text:line-break/></text:span>附：<text:span text:style-name="T3"><text:line-break/><text:line-break/></text:span>馬丁<text:span text:style-name="T3">·</text:span>斯科塞斯談《小武》<text:span text:style-name="T3"><text:line-break/><text:line-break/></text:span>我在羅馬拍攝<text:span text:style-name="T3"><text:s/></text:span>《紐約黑幫》（<text:span text:style-name="T3">GangsofNewYork</text:span>）時收到一卷名叫《小武》的帶子，由年輕導演賈樟柯所導，這也是他的處女作。某晚我將帶子送入放映機內，目不轉睛地看著，從第一個鏡頭直到最后一幕。<text:span text:style-name="T3"><text:line-break/><text:line-break/></text:span>本片的故事非常簡單：講述的是北方小鎮的一個扒手在他的朋友將要舉行婚禮的幾天中的生活寫照。其卓越的對於眼神耳語的細膩刻畫，立刻深得我心：每一幕都是如此飽滿、如此完美地在陳述故事與紀實之間取得平衡。作為一部角色研究和反映社會的電影，《小武》的確不同凡響。不論王宏偉本人在劇中的演出或是賈樟柯對這個角色的處理，都不溫不火，所以最后當主角被逮捕、鎖在大街上示眾並遭到嘲笑時，反而營造出某種巨大的破壞力。這部<text:span text:style-name="T3">16</text:span>毫米、貨真價實的游擊式電影，讓我回想起<text:span text:style-name="T3">1960</text:span>年代我和朋友們剛開始起步時的心情。實際上這部片是秘密完成的，因而無法登上中國的大銀幕，實在令人惋惜。若我當初能實時欣賞到這部電影，我確信它也會出現在我的十大佳片名單之列。<text:span text:style-name="T3"> <text:line-break/><text:line-break/></text:span>摘自馬丁<text:span text:style-name="T3">·</text:span>斯科塞斯為《光影言語：當代華語片導演訪談錄》一書所寫的序言。</text:p>
      <text:p text:style-name="P1"><text:span text:style-name="T1">陳真</text:span><text:s/>  |  2014.03.14 02:33   |   <text:a xlink:type="simple" xlink:href="http://palinfo.habago.org/Entry?Command=Information_PrintForum&amp;iPage=457#FORUM32135"><text:span text:style-name="T2">#</text:span></text:a></text:p>
      <text:p text:style-name="P5"><text:span text:style-name="T1">有，我找到了，謝謝良哲。</text:span><text:line-break/><text:line-break/><text:span text:style-name="T1">小武在此：</text:span>http://promlin.pixnet.net/blog/post/16746797-%E5%BD%B1%E9%9F%B3%E8%B3%87%E8%A8%8A%EF%BC%9A%E8%B3%88%E6%A8%9F%E6%9F%AF%E9%9B%BB%E5%BD%B1%E4%BD%9C%E5%93%81%E9%9B%86<text:line-break/><text:line-break/><text:span text:style-name="T1">但我還沒研究這得怎麼買。</text:span></text:p>
      <text:p text:style-name="P1"><text:span text:style-name="T1">良哲</text:span><text:s/>  |  2014.03.13 23:40   |   <text:a xlink:type="simple" xlink:href="http://palinfo.habago.org/Entry?Command=Information_PrintForum&amp;iPage=457#FORUM32134"><text:span text:style-name="T2">#</text:span></text:a></text:p>
      <text:p text:style-name="P2">故鄉三部曲有<text:span text:style-name="T3">DVD</text:span>，得找一下就是。</text:p>
      <text:p text:style-name="P1"><text:span text:style-name="T1">陳真</text:span><text:s/>  |  2014.03.13 21:45   |   <text:a xlink:type="simple" xlink:href="http://palinfo.habago.org/Entry?Command=Information_PrintForum&amp;iPage=457#FORUM32133"><text:span text:style-name="T2">#</text:span></text:a></text:p>
      <text:p text:style-name="P3">插播一則啟事：<text:span text:style-name="T3"><text:s/></text:span>若有人知道小武這部電影在哪上映，不拘台灣哪個城市，請立即通報。我看過一次，打算再看<text:span text:style-name="T3">10</text:span>次，可惜不管怎麼打聽就是打聽不到任何在台上映的消息。如果有賣<text:span text:style-name="T3">DVD</text:span>也行。但這片似乎也沒有發行<text:span text:style-name="T3">DVD</text:span>。<text:span text:style-name="T3"><text:line-break/><text:line-break/></text:span>我能理解<text:span text:style-name="T3">martin scorsese </text:span>為何喜歡這電影。這片是賈樟柯的畢業作，學生時期的作品，但在我看來卻比後來的坎城得獎作天注定要好很多。一個人境遇順了，資源多了，倒不一定會產生更好的作品。<text:span text:style-name="T3"><text:line-break/><text:line-break/></text:span>藝術本不該多數決，但眾人的品味卻決定了什麼樣的產品可以抬舉上市。<text:span text:style-name="T3">kusturica</text:span>說，諸如鐵達尼阿凡達等等這些不該稱為電影的東西佔據了大銀幕，而那些真正的電影卻被迫潛入地下，縮在電視一角。<text:span text:style-name="T3"><text:line-break/><text:line-break/></text:span>我常想，人類歷史上，為領土為主權為女人為宗教，全可打上一仗，為不一樣的氣味，不一樣的眼光，不一樣的生活方式，爭個輸贏，倒從未聽聞人們為真正的隱喻差異來個血流成河。<text:span text:style-name="T3"><text:line-break/><text:line-break/></text:span>人聲鼎沸，獸語難聞，凡事可忍，唯俗難耐。許多時候，做為被壓迫者的一員，忍無可忍之餘，我還真有一股揭竿而起的衝動與渴望。<text:span text:style-name="T3"><text:line-break/><text:line-break/></text:span>你終究不是我，你沒法了解，面對吃了拉，拉出來又吃進去，永無止盡如雷灌耳強迫接收反覆不斷的鄙俗，需要多大的忍耐，承受多大的痛苦。</text:p>
      <text:p text:style-name="P1"><text:span text:style-name="T1">陳真</text:span><text:s/>  |  2014.03.13 11:39   |   <text:a xlink:type="simple" xlink:href="http://palinfo.habago.org/Entry?Command=Information_PrintForum&amp;iPage=457#FORUM32132"><text:span text:style-name="T2">#</text:span></text:a></text:p>
      <text:p text:style-name="P2">我真的會吐<text:span text:style-name="T3">. </text:span>住在台灣很難受<text:span text:style-name="T3">. <text:line-break/><text:line-break/></text:span>陳真<text:span text:style-name="T3"><text:line-break/>==============<text:line-break/></text:span>柯：我是用白目的力量<text:span text:style-name="T3"><text:s/></text:span>改變台灣<text:span text:style-name="T3"><text:line-break/><text:line-break/></text:span>陳界良╱台中報導<text:span text:style-name="T3"><text:line-break/>2014</text:span>年<text:span text:style-name="T3">3</text:span>月<text:span text:style-name="T3">13</text:span>日<text:span text:style-name="T3"><text:s/></text:span>上午<text:span text:style-name="T3">5:56<text:line-break/></text:span>中國時報【陳界良╱台中報導】<text:span text:style-name="T3"><text:line-break/><text:line-break/></text:span>有意投入台北市長選戰的台大醫師柯文哲，昨晚抵中山醫學大學，以「醫學大學學生應有的社會責任」為題演講，柯文哲表示，有人問他到處演講，是要選市長，還是總統？他答是要效法蔣渭水的文化運動精神，要改變台灣成為以文化為主體的社會。<text:span text:style-name="T3"><text:line-break/><text:line-break/></text:span>演講會場座無虛席，學生甚至擠滿走廊。柯文哲說，他的存在見證台灣的荒謬，一個人因講實話竟變成社會英雄，有人說柯文哲現象是「白色的力量」，其實是「白目的力量」，顯示民眾對政治的無力感透過他找到出口。<text:span text:style-name="T3"><text:line-break/><text:line-break/></text:span>柯文哲勉勵學生「人因夢想而偉大」，如果沒有夢想，那跟「阿米巴」有什麼不一樣？只是比較大隻而已。苗栗大埔事件、反核四運動都是公民運動的覺醒，尤其洪仲丘事件<text:span text:style-name="T3">25</text:span>萬人上街頭討真相，是台灣去年最重要的事件，是台灣的茉莉花革命，表示老百姓開始脫離政黨的掌握。</text:p>
      <text:p text:style-name="P4"/>
      <text:p text:style-name="P1"><text:span text:style-name="T1">陳真</text:span><text:s/>  |  2014.03.13 00:25   |   <text:a xlink:type="simple" xlink:href="http://palinfo.habago.org/Entry?Command=Information_PrintForum&amp;iPage=458#FORUM32131"><text:span text:style-name="T2">#</text:span></text:a></text:p>
      <text:p text:style-name="P2">我從不看所謂影評<text:span text:style-name="T3">,</text:span>就如我從不需要樂評<text:span text:style-name="T3">,</text:span>我自己有耳朵能聽有眼睛能看<text:span text:style-name="T3">,</text:span>我不知道看那些評論有何意義<text:span text:style-name="T3">. </text:span>當然<text:span text:style-name="T3">,</text:span>如果你喜歡那個評論者<text:span text:style-name="T3">,</text:span>那他講的話自然就會有參考價值<text:span text:style-name="T3">,</text:span>你會想知道他怎麼聽怎麼看<text:span text:style-name="T3">.<text:line-break/><text:line-break/></text:span>雖不看評論<text:span text:style-name="T3">,</text:span>但有時在查閱電影時刻表時<text:span text:style-name="T3">,</text:span>仍會不經意看到一些評論<text:span text:style-name="T3">,</text:span>每當台灣觀眾說好棒好棒哦<text:span text:style-name="T3">, </text:span>那我就知道這肯定是一部大爛片<text:span text:style-name="T3">,</text:span>反之亦然<text:span text:style-name="T3">,</text:span>當人們惡評連連<text:span text:style-name="T3">,</text:span>我就會想這可能是一部不錯的電影<text:span text:style-name="T3">.<text:line-break/><text:line-break/></text:span>我約略能理解<text:span text:style-name="T3">salinger</text:span>為何對麥田捕手的暢銷感到沮喪<text:span text:style-name="T3">,</text:span>據說他曾透露<text:span text:style-name="T3">,</text:span>如果時光可以重來<text:span text:style-name="T3">,</text:span>他不會出版這本書<text:span text:style-name="T3">,</text:span>他說<text:span text:style-name="T3">,</text:span>出版這書很可能是個錯誤<text:span text:style-name="T3">. </text:span>原因難以陳述<text:span text:style-name="T3">,</text:span>但我猜或許那一部份是因為這部眷戀<text:span text:style-name="T3"><text:s/>innocence</text:span>的小說<text:span text:style-name="T3">,</text:span>卻被世故已極的社會大眾所熱愛<text:span text:style-name="T3">,</text:span>它是要逃離社會的<text:span text:style-name="T3">,</text:span>卻反倒被社會所接受<text:span text:style-name="T3">,</text:span>就如維根斯坦<text:span text:style-name="T3">,</text:span>一個盡全力避免公眾化的人<text:span text:style-name="T3">,</text:span>終究卻被公眾所議論不休<text:span text:style-name="T3">.<text:line-break/><text:line-break/></text:span>當然<text:span text:style-name="T3">,</text:span>熱愛某一種人事物並不意味著你真的了解他或真的喜歡他<text:span text:style-name="T3">,</text:span>大多數人只是喜歡一種<text:span text:style-name="T3"><text:s/>"</text:span>感覺<text:span text:style-name="T3">",</text:span>一種讓自己以及讓別人<text:span text:style-name="T3"><text:s/>"</text:span>以為自己喜歡某種事物<text:span text:style-name="T3">" </text:span>的感覺<text:span text:style-name="T3">. </text:span>即便我也有好多粉絲<text:span text:style-name="T3">, </text:span>但誰與我同種<text:span text:style-name="T3">, </text:span>誰只是模仿效法某種毫無意義的外在模樣<text:span text:style-name="T3">, </text:span>其實一清二楚<text:span text:style-name="T3">.<text:line-break/><text:line-break/></text:span>我常看到很多人<text:span text:style-name="T3">,</text:span>幾乎以年輕女性居多<text:span text:style-name="T3">,</text:span>明明台語非常流利<text:span text:style-name="T3">,</text:span>但在某些場合<text:span text:style-name="T3">,</text:span>她卻喜歡強調或喜歡有意無意讓大家以為她台語不太會講<text:span text:style-name="T3">,</text:span>故意怪腔怪調講台語<text:span text:style-name="T3">,</text:span>以示<text:span text:style-name="T3">....</text:span>以示什麼<text:span text:style-name="T3">,</text:span>不用說我想大家都心知肚明<text:span text:style-name="T3">,</text:span>以示某種高貴<text:span text:style-name="T3">.<text:line-break/><text:line-break/></text:span>相反地<text:span text:style-name="T3">,</text:span>我倒從沒見過一個英語或法語德語非常流利的人<text:span text:style-name="T3">,</text:span>會故意怪腔怪調講這些語言<text:span text:style-name="T3">,</text:span>他們通常會講得比一般的音量還要大上至少<text:span text:style-name="T3">50</text:span>分貝<text:span text:style-name="T3">. </text:span>就算是這些語言很差的人<text:span text:style-name="T3">,</text:span>明明聽不懂<text:span text:style-name="T3">,</text:span>但在一場演講集會中<text:span text:style-name="T3">,</text:span>他也會猛點頭<text:span text:style-name="T3">,</text:span>努力跟著其他聽眾一起露出微笑<text:span text:style-name="T3">,</text:span>以示<text:span text:style-name="T3">...</text:span>以示什麼<text:span text:style-name="T3">,</text:span>不用說我想大家也都心知肚明<text:span text:style-name="T3">,</text:span>以示一種高貴<text:span text:style-name="T3">,</text:span>即便攀不上高貴<text:span text:style-name="T3">,</text:span>我也絕不能示弱<text:span text:style-name="T3">,</text:span>不懂也要裝懂<text:span text:style-name="T3">,</text:span>人家都還沒講完他就已經在猛點頭表示聽懂了<text:span text:style-name="T3">.<text:line-break/><text:line-break/></text:span>言歸正傳<text:span text:style-name="T3">,</text:span>愛或不愛<text:span text:style-name="T3">,</text:span>往往滲透太多純粹愛恨以外的因素<text:span text:style-name="T3">,</text:span>例如古典音樂意味著高尚<text:span text:style-name="T3">,</text:span>不愛也要假裝愛<text:span text:style-name="T3">,</text:span>講起台語明明完美無缺<text:span text:style-name="T3">,</text:span>硬要把音階講歪了<text:span text:style-name="T3">,</text:span>以示台語離俺很遠<text:span text:style-name="T3">,</text:span>但在一般狀況<text:span text:style-name="T3">,</text:span>愛恨反映著一種品味<text:span text:style-name="T3">,</text:span>品味這東西就像身上的氣味那樣<text:span text:style-name="T3">,</text:span>在不經意之中就會忠實地流露出來<text:span text:style-name="T3">.<text:line-break/><text:line-break/></text:span>所謂爾之美食<text:span text:style-name="T3">,</text:span>俺之毒鴆<text:span text:style-name="T3">,</text:span>你的美食佳餚<text:span text:style-name="T3">,</text:span>我聞了就想吐<text:span text:style-name="T3">,</text:span>吃了便中毒<text:span text:style-name="T3">,</text:span>你眼裏的美女甩哥<text:span text:style-name="T3">,</text:span>在我看來很可能醜到爆<text:span text:style-name="T3">. <text:line-break/><text:line-break/></text:span>我們通常只習慣於根據生殖器來分類<text:span text:style-name="T3">,</text:span>把人分男女<text:span text:style-name="T3">,</text:span>但我要說能藉以一刀切分成兩個類別的東西可多了<text:span text:style-name="T3">. </text:span>維根斯坦說<text:span text:style-name="T3">,</text:span>人們怎麼使用隱喻<text:span text:style-name="T3">,</text:span>骨子裏的差異<text:span text:style-name="T3">,</text:span>遠遠大於表面上所呈現<text:span text:style-name="T3">. </text:span>也就是說<text:span text:style-name="T3">,</text:span>你我使用隱喻的方式與態度之不同<text:span text:style-name="T3">,</text:span>透露出咱們彼此之間的物種差異事實上遠遠超乎想像<text:span text:style-name="T3">,</text:span>遠遠超乎表面上的不同<text:span text:style-name="T3">.<text:line-break/><text:line-break/></text:span>曾有個喜歡龍應台的讀者說她也喜歡我寫的東西<text:span text:style-name="T3">,</text:span>我聽了很無言<text:span text:style-name="T3">,</text:span>因為那是絕對不可能的事<text:span text:style-name="T3">. </text:span>你也許可以喜歡山又喜歡海<text:span text:style-name="T3">,</text:span>但你沒法喜歡兩種互斥的人事物<text:span text:style-name="T3">,</text:span>就好像一個人不可能同時愛上帝又同時仰慕撒旦<text:span text:style-name="T3">,</text:span>這兩種世界是無法並存的<text:span text:style-name="T3">.<text:line-break/><text:line-break/></text:span>這樣一種差距是<text:span text:style-name="T3"><text:s/>“</text:span>範疇性的<text:span text:style-name="T3">"(categorical), </text:span>一個人跟一隻蚯蚓即便有再大的不同<text:span text:style-name="T3">, </text:span>總是能彼此找到一些交集<text:span text:style-name="T3">, </text:span>但範疇性的差異卻非但無交集甚且互斥<text:span text:style-name="T3">, </text:span>有此便無彼<text:span text:style-name="T3">. </text:span>這就好像一個人不可能一心想避世逃世卻又一心愛慕喧囂塵世<text:span text:style-name="T3">;</text:span>一個人也不可能一方面厭惡鎂光燈厭惡公眾化<text:span text:style-name="T3">,</text:span>卻又一方面很想成名成為名人成為大眾的偶像<text:span text:style-name="T3">.<text:line-break/><text:line-break/></text:span>也曾有人<text:span text:style-name="T3"><text:s/>"</text:span>祝福<text:span text:style-name="T3">" </text:span>我將來能成為某個名人<text:span text:style-name="T3">,</text:span>或<text:span text:style-name="T3"><text:s/>"</text:span>期許<text:span text:style-name="T3">" </text:span>我當官當民代或<text:span text:style-name="T3"><text:s/>"</text:span>安慰<text:span text:style-name="T3">" </text:span>我沒當官當民代當這個當那個等等<text:span text:style-name="T3">...</text:span>聽了很無言<text:span text:style-name="T3">,</text:span>不知道怎麼跟這樣一個人講話<text:span text:style-name="T3">,</text:span>因為不管我怎麼努力表白努力澄清都不可能讓他理解我是一個什麼樣的人<text:span text:style-name="T3">,</text:span>因為我們彼此之間<text:span text:style-name="T3"><text:s/>"</text:span>使用隱喻<text:span text:style-name="T3">" </text:span>的方式南轅北轍<text:span text:style-name="T3">. </text:span>在他的隱喻或說他的看世界的眼光底下<text:span text:style-name="T3">,</text:span>他註定永遠都不可能適當地理解另一種截然不同甚至完全互斥的隱喻<text:span text:style-name="T3">.<text:line-break/><text:line-break/></text:span>那麼<text:span text:style-name="T3">,</text:span>這個一刀切的東西<text:span text:style-name="T3">,</text:span>這樣一些隱喻究竟有哪些呢<text:span text:style-name="T3">? </text:span>當然說不完<text:span text:style-name="T3">. </text:span>氣味只是俺的一種統稱<text:span text:style-name="T3">. </text:span>從一個人怎麼使用隱喻<text:span text:style-name="T3">,</text:span>你就知道他是一個什麼樣的人<text:span text:style-name="T3">,</text:span>用何等眼光看世界<text:span text:style-name="T3">.<text:line-break/><text:line-break/></text:span>講這些其實不是芝麻小事<text:span text:style-name="T3">,</text:span>不只是琴棋書畫的選擇<text:span text:style-name="T3">,</text:span>也不只是投給誰一票的問題<text:span text:style-name="T3">,</text:span>即便終身大事或一般交友也脫離不了這一點<text:span text:style-name="T3">. <text:line-break/><text:line-break/></text:span>今天假設我被白宮那群恐怖份子逮住了<text:span text:style-name="T3">,</text:span>不久<text:span text:style-name="T3">,</text:span>傳出口供<text:span text:style-name="T3">,</text:span>口供上若寫著俺正在進行一場改變世界文化改造人心的偉大公民覺醒運動<text:span text:style-name="T3">,</text:span>毫無疑問<text:span text:style-name="T3">,</text:span>那一定不是我講的話<text:span text:style-name="T3">,</text:span>我就算被刑求被舉槍對準腦袋<text:span text:style-name="T3">,</text:span>也決計不可能說出這樣的話<text:span text:style-name="T3">,</text:span>因為那非但不是我使用隱喻的方式<text:span text:style-name="T3">,</text:span>而且恰恰是我這個物種的天敵<text:span text:style-name="T3">,</text:span>彼若是光<text:span text:style-name="T3">,</text:span>俺便是那黑暗<text:span text:style-name="T3">,</text:span>不可能並存<text:span text:style-name="T3">.</text:span>光來了<text:span text:style-name="T3">,</text:span>俺就消失了<text:span text:style-name="T3">.<text:line-break/><text:line-break/></text:span>就跟宗教一樣<text:span text:style-name="T3">,</text:span>不同的隱喻各自有不一樣的信徒<text:span text:style-name="T3">,</text:span>散發截然不同的氣味<text:span text:style-name="T3">. </text:span>我這一物種為數稀少<text:span text:style-name="T3">,</text:span>生肖屬蝙蝠<text:span text:style-name="T3">,</text:span>畏光<text:span text:style-name="T3">,</text:span>執著<text:span text:style-name="T3">,</text:span>害羞<text:span text:style-name="T3">,</text:span>自信不足<text:span text:style-name="T3">,</text:span>見光便自慚形穢<text:span text:style-name="T3">,</text:span>幾乎要化成一灘血水<text:span text:style-name="T3">,</text:span>晝伏夜出<text:span text:style-name="T3">,</text:span>夜裏展翅<text:span text:style-name="T3">,</text:span>無聲無息<text:span text:style-name="T3">.<text:line-break/><text:line-break/></text:span>西方哲學所學何事<text:span text:style-name="T3">,</text:span>建造於三千年前的古希臘阿波羅神殿前的大柱子上刻著一句神諭<text:span text:style-name="T3">:know thyself(</text:span>認識你自己<text:span text:style-name="T3">). </text:span>何等物種<text:span text:style-name="T3">,</text:span>便以何種樣貌去存活<text:span text:style-name="T3">.<text:line-break/><text:line-break/></text:span>陳真<text:span text:style-name="T3"><text:line-break/><text:line-break/>==============<text:line-break/></text:span>柯文哲演講<text:span text:style-name="T3"><text:s/></text:span>稱正改變台灣文化<text:span text:style-name="T3"><text:line-break/><text:line-break/></text:span>中央社中央社<text:span text:style-name="T3"><text:s/>– 2014</text:span>年<text:span text:style-name="T3">3</text:span>月<text:span text:style-name="T3">12</text:span>日<text:span text:style-name="T3"><text:line-break/><text:line-break/></text:span>（中央社記者陳靜萍台中<text:span text:style-name="T3">12</text:span>日電）台大醫師柯文哲今天到中山醫學大學演講，場內場外擠滿了人，他說，他正在進行一場改變台灣文化為主體的社會運動。<text:span text:style-name="T3"><text:line-break/><text:line-break/></text:span>中山醫學大學台灣語文學系晚間在校內舉辦「醫學大學學生應有的社會責任」演講，演講廳裡擠滿數百名學生及各地聞訊而來的民眾，不但走道上擠得滿滿，許多學生寧可席地而坐，仰望著柯文哲，還有許多學生在演講廳外擠不進去，枯等了一晚。<text:span text:style-name="T3"><text:line-break/><text:line-break/></text:span>柯文哲表示，「如果沒有夢想，那跟阿米巴有什麼兩樣」，人因有夢想而偉大，如果一個地區的年輕人沒有夢想及理想，那會很可怕，台灣現在已分裂成南北兩個國家，貧富懸殊愈來愈大。</text:p>
      <text:p text:style-name="P1"><text:span text:style-name="T1">陳真</text:span><text:s/>  |  2014.03.12 13:28   |   <text:a xlink:type="simple" xlink:href="http://palinfo.habago.org/Entry?Command=Information_PrintForum&amp;iPage=458#FORUM32130"><text:span text:style-name="T2">#</text:span></text:a></text:p>
      <text:p text:style-name="P3">我想<text:span text:style-name="T3">,</text:span>這位柯先生<text:span text:style-name="T3">,</text:span>當眾撕掉中華民國身份證之後<text:span text:style-name="T3">,</text:span>肯定得馬上再去中華民國戶政事務所申報遺失<text:span text:style-name="T3">,</text:span>再辦一張中華民國身份證<text:span text:style-name="T3">, </text:span>這樣何必撕呢<text:span text:style-name="T3">? <text:line-break/><text:line-break/></text:span>而且<text:span text:style-name="T3">,</text:span>撕身份證算什麼<text:span text:style-name="T3">?!</text:span>應該撕更可惡的中華民國鈔票才是正港的台灣郎<text:span text:style-name="T3">!</text:span>因為鈔票上面有萬惡的蔣公和孫中山肖像<text:span text:style-name="T3">. </text:span>如果撕抄票怕犯法<text:span text:style-name="T3">,</text:span>建議全部都送給我好了<text:span text:style-name="T3">,</text:span>我願意為大家犧牲<text:span text:style-name="T3">,</text:span>我願意忍受鈔票上面寫著萬惡的<text:span text:style-name="T3"><text:s/>"</text:span>中華民國<text:span text:style-name="T3">",</text:span>我願意忍受鈔票上面印著萬惡的蔣公或國父孫中山肖像<text:span text:style-name="T3">.<text:line-break/><text:line-break/></text:span>台南一群可歌可棄的綠營人士<text:span text:style-name="T3">,</text:span>最近用繩索把孫中山銅像勒脖拉倒破壞<text:span text:style-name="T3">,</text:span>破壞孫中山之後還跑去參拜一位日本人銅像<text:span text:style-name="T3">. </text:span>就如陳芳明所說<text:span text:style-name="T3">,</text:span>綠營人士一方面抬舉<text:span text:style-name="T3">(</text:span>我不認為有什麼好抬舉的<text:span text:style-name="T3">)</text:span>抗日的蔣渭水變成台灣的民族英雄<text:span text:style-name="T3">,</text:span>台灣的國父<text:span text:style-name="T3">,</text:span>但這位蔣渭水不就是在思想上把國父孫中山當成偶像那樣追隨的嗎<text:span text:style-name="T3">? <text:line-break/><text:line-break/></text:span>就如陳芳明所說<text:span text:style-name="T3">,</text:span>拉倒國父孫中山<text:span text:style-name="T3">,</text:span>你要怎麼解釋蔣渭水<text:span text:style-name="T3">? </text:span>而且<text:span text:style-name="T3">,</text:span>蔣渭水是抗日的<text:span text:style-name="T3">,</text:span>抬舉他的人卻一方面又努力美化日本據台的種種敗行劣跡<text:span text:style-name="T3">,</text:span>有些簡直就是對日本人喊爹喊娘<text:span text:style-name="T3">. </text:span>可我實在不明白<text:span text:style-name="T3">,</text:span>很多作為不是內在矛盾的嗎<text:span text:style-name="T3">? </text:span>這些整天拿歷史來進行政治操弄的人<text:span text:style-name="T3">,</text:span>他們的腦子是不是出了什麼問題<text:span text:style-name="T3">?!</text:span>他們究竟知不知道自己在幹什麼<text:span text:style-name="T3">?!<text:line-break/><text:line-break/></text:span>在黨外時代<text:span text:style-name="T3">,</text:span>國父孫中山普遍受到黨外人士的高度推崇甚至是一種思想典範<text:span text:style-name="T3">,</text:span>例如現在愛台灣愛得勇猛非凡<text:span text:style-name="T3">(</text:span>可惜當年並沒有如此勇猛<text:span text:style-name="T3">)</text:span>的李筱峰<text:span text:style-name="T3">,</text:span>當年寫書口口聲聲就是偉大的國父孫中山<text:span text:style-name="T3">,</text:span>偉大的三民主義<text:span text:style-name="T3">,</text:span>但他現在卻把他自己寫的這些書視為一種急於掩飾的污點<text:span text:style-name="T3">.<text:line-break/><text:line-break/></text:span>我常不解<text:span text:style-name="T3">,</text:span>這些歷史又不是魏晉時期<text:span text:style-name="T3">,</text:span>也非唐宋<text:span text:style-name="T3">,</text:span>只不過是二十幾年前的事<text:span text:style-name="T3">,</text:span>大夥基本上都還活著<text:span text:style-name="T3">,</text:span>怎麼歷史能扭曲捏造得如此面目全非<text:span text:style-name="T3">? </text:span>明明不勇敢的<text:span text:style-name="T3">,</text:span>現在每個都變成勇士了<text:span text:style-name="T3">,</text:span>而且彷彿他們始終就是這麼勇敢<text:span text:style-name="T3">,</text:span>明明以前歌頌讚揚的歷史人物<text:span text:style-name="T3">,</text:span>現在卻變成萬惡的對象連銅像都必須予以剷除<text:span text:style-name="T3">. <text:line-break/><text:line-break/></text:span>這些扛著<text:span text:style-name="T3"><text:s/>"</text:span>獨<text:span text:style-name="T3">" </text:span>字旗而且不許別人不獨的<text:span text:style-name="T3">(</text:span>不獨就是賣台<text:span text:style-name="T3">,</text:span>賣台就是敵人<text:span text:style-name="T3">),</text:span>當年卻非如此獨<text:span text:style-name="T3">,</text:span>當年連宣稱<text:span text:style-name="T3"><text:s/>"</text:span>台灣人民有主張台灣獨立的自由<text:span text:style-name="T3">" </text:span>都視為洪水猛獸<text:span text:style-name="T3">,</text:span>噤若寒蟬<text:span text:style-name="T3">. <text:line-break/><text:line-break/></text:span>所謂勇敢<text:span text:style-name="T3">,</text:span>就是在最危險最孤立無援的時候依然堅持信念那才叫勇敢<text:span text:style-name="T3">,</text:span>而不是反過來<text:span text:style-name="T3">,</text:span>當一種信念變成主流時卻<text:span text:style-name="T3"><text:s/>"</text:span>很勇敢地<text:span text:style-name="T3">" </text:span>禁止或恐嚇或集體圍勦傷害那些不支持該信念的人<text:span text:style-name="T3">. </text:span>這叫窩囊沒出息<text:span text:style-name="T3">,</text:span>這不叫勇敢<text:span text:style-name="T3">.<text:line-break/><text:line-break/></text:span>現在所謂的台獨黨綱<text:span text:style-name="T3">,</text:span>那是九零年代之後才通過的東西<text:span text:style-name="T3">.</text:span>在這之前<text:span text:style-name="T3">,</text:span>江蓋世曾提案要求通過黨內一條黨綱<text:span text:style-name="T3">, </text:span>宣示<text:span text:style-name="T3"><text:s/>"</text:span>台灣人民有主張台灣獨立的的自由<text:span text:style-name="T3">",</text:span>我若沒記錯<text:span text:style-name="T3">,</text:span>時間點大約是在<text:span text:style-name="T3">1987</text:span>年<text:span text:style-name="T3">. <text:line-break/><text:line-break/></text:span>當時民進黨剛剛滿周歲<text:span text:style-name="T3">,</text:span>為了這個提案<text:span text:style-name="T3">,</text:span>在全台各地黨部發起辯論<text:span text:style-name="T3">,</text:span>我就是代表正方上台發言的<text:span text:style-name="T3">,</text:span>我說<text:span text:style-name="T3">,</text:span>一個黨可以因為基於安全考量而不表明某種政治立場<text:span text:style-name="T3">,</text:span>但不該連主張某種基本的言論自由都不敢支持<text:span text:style-name="T3">. <text:line-break/><text:line-break/></text:span>我講完後<text:span text:style-name="T3">,</text:span>立即被一些前輩譴責痛斥<text:span text:style-name="T3">,</text:span>說我的思想過於激進<text:span text:style-name="T3">,</text:span>會毀掉這個黨<text:span text:style-name="T3">,</text:span>他們說<text:span text:style-name="T3">,"</text:span>留得青山在<text:span text:style-name="T3">,</text:span>不怕沒柴燒<text:span text:style-name="T3">." </text:span>我反駁說<text:span text:style-name="T3">,</text:span>言論自由就是<text:span text:style-name="T3"><text:s/>"</text:span>青山<text:span text:style-name="T3">",</text:span>你可以放棄各種治治主張<text:span text:style-name="T3">,</text:span>但不能連最基本的<text:span text:style-name="T3"><text:s/>"</text:span>青山<text:span text:style-name="T3">" </text:span>也要放棄<text:span text:style-name="T3">. </text:span>而這些痛斥我的前輩們<text:span text:style-name="T3">,</text:span>恕我不點名<text:span text:style-name="T3">,</text:span>現在可是個個都是不許別人不獨的台獨勇士<text:span text:style-name="T3">.<text:line-break/><text:line-break/></text:span>因為<text:span text:style-name="T3">1987</text:span>年那時我還是大學生<text:span text:style-name="T3">,</text:span>若我沒記錯<text:span text:style-name="T3">,</text:span>當時學生黨員只有我一個<text:span text:style-name="T3">,</text:span>極為罕見<text:span text:style-name="T3">,</text:span>黨外媒體還特別報導了這件事<text:span text:style-name="T3">. </text:span>但是<text:span text:style-name="T3">,</text:span>在當時<text:span text:style-name="T3">,</text:span>我的想法僅僅屬於少數人<text:span text:style-name="T3">,</text:span>就像江蓋世的環島行軍那樣<text:span text:style-name="T3">,</text:span>布條上寫著<text:span text:style-name="T3"><text:s/>"</text:span>台灣人民有主張台灣獨立的自由<text:span text:style-name="T3">",</text:span>幾次行軍我都有參加<text:span text:style-name="T3">,</text:span>參加的人往往只有十數名<text:span text:style-name="T3">,</text:span>甚至連十人都不到<text:span text:style-name="T3">.<text:line-break/><text:line-break/></text:span>連續大約一個多月的全台黨內巡迴辯論之後<text:span text:style-name="T3">,</text:span>民進黨在<text:span text:style-name="T3">1987</text:span>那一年的代表大會上否決了<text:span text:style-name="T3"><text:s/>"</text:span>台灣人民有主張台灣獨立的自由<text:span text:style-name="T3">" </text:span>納入黨綱這個提案<text:span text:style-name="T3">.<text:line-break/><text:line-break/></text:span>陳真<text:span text:style-name="T3"><text:line-break/>================<text:line-break/></text:span>【聯合報╱記者鄭宏斌╱即時報導】<text:span text:style-name="T3"> <text:line-break/>2014.03.11<text:line-break/><text:line-break/></text:span>有意參選台北市長的台大醫師柯文哲接受媒體人陳文茜專訪，陳文茜指出，柯文哲去年曾在一場公開活動中，說台灣要「正名」、「制憲」，柯文哲回應，「正名」問題牽涉統獨議題，有很大爭議，先擺一邊，但台灣現在雙首長制亂七八糟，需要重新「制憲」、打掉重練，但陳文茜隨即糾正，正確來說，應稱「修憲」。<text:span text:style-name="T3"> <text:line-break/><text:line-break/></text:span>陳文茜提到，前立委沈富雄認為柯文哲是墨綠挺扁，所謂在野聯盟只是選票策略考量。柯文哲說，有多少人對他說入黨對他有多少好處，但他決定選一條比較困難的路，因為「台灣的藍綠必須<text:span text:style-name="T3">reset</text:span>，要給台灣社會一個重開機的機會」。<text:span text:style-name="T3"> <text:line-break/><text:line-break/></text:span>陳文茜質疑，去年<text:span text:style-name="T3">5</text:span>月柯文哲參加一場新國民運動大會時提到台灣要正名制憲、還當眾撕毀中華民國身分證，「你現在是要<text:span text:style-name="T3">reset</text:span>你自己嗎」？<text:span text:style-name="T3"> <text:line-break/><text:line-break/></text:span>柯文哲說，台灣需要制憲，雙首長制亂七八糟；但陳文茜反嗆「雙首長制是你尊敬的李登輝改的」、「你是指李登輝亂憲嗎？」。柯文哲說，人是不斷學習改進，「你現在叫我再去撕、再參加這個，我就不會了」。<text:span text:style-name="T3"> <text:line-break/><text:line-break/></text:span>陳文茜接著質疑，媒體報導柯文哲家產上億，如何能了解沒錢、買不起房子的民眾想法？<text:span text:style-name="T3"><text:s/></text:span>柯文哲說，打出庶民與權貴，是社會觀感的問題，「庶民和貧民意思不一樣」。<text:span text:style-name="T3"> <text:line-break/><text:line-break/></text:span>至於對前總統陳水扁相關案件態度，柯文哲說，扁要的不是特赦、不是保外就醫，而是公平審判，「為何把一個法律案件搞成政治案件」；陳文茜則說，她對扁案的問題是「為什麼你們把一個貪污案件說成政治案件」。</text:p>
      <text:p text:style-name="P1"><text:span text:style-name="T1">陳真</text:span><text:s/>  |  2014.03.12 02:56   |   <text:a xlink:type="simple" xlink:href="http://palinfo.habago.org/Entry?Command=Information_PrintForum&amp;iPage=458#FORUM32129"><text:span text:style-name="T2">#</text:span></text:a></text:p>
      <text:p text:style-name="P2"><text:span text:style-name="T3">JS </text:span>指的是<text:span text:style-name="T3"><text:s/>J.D.Salinger,</text:span>書就是<text:span text:style-name="T3">1951</text:span>年出版的<text:span text:style-name="T3"><text:s/>The Catcher in the Rye(</text:span>麥田捕手<text:span text:style-name="T3">). </text:span>因為作者既然如此厭惡公眾化<text:span text:style-name="T3">,</text:span>所以我也就不好直接點名<text:span text:style-name="T3">;</text:span>而且他的人和書太流行<text:span text:style-name="T3">,</text:span>流行到讓我很不想提起<text:span text:style-name="T3">,</text:span>幾乎每個人都說麥田捕手我愛你<text:span text:style-name="T3">,</text:span>作者對此感到很沮喪<text:span text:style-name="T3">.</text:span></text:p>
      <text:p text:style-name="P1"><text:span text:style-name="T1">陳真</text:span><text:s/>  |  2014.03.09 02:25   |   <text:a xlink:type="simple" xlink:href="http://palinfo.habago.org/Entry?Command=Information_PrintForum&amp;iPage=458#FORUM32128"><text:span text:style-name="T2">#</text:span></text:a></text:p>
      <text:p text:style-name="P3">鹿鹿的皮膚病改善速度緩慢<text:span text:style-name="T3">,</text:span>但劇烈哀嚎<text:span text:style-name="T3">,</text:span>一地的血跡斑斑<text:span text:style-name="T3">,</text:span>已不復見<text:span text:style-name="T3">. </text:span>每天看他沉沉睡著<text:span text:style-name="T3">,</text:span>不再抓個不停<text:span text:style-name="T3">,</text:span>一點辛苦便算有了代價<text:span text:style-name="T3">. <text:line-break/><text:line-break/></text:span>隨著病痛減少<text:span text:style-name="T3">,</text:span>他也一天比一天活潑<text:span text:style-name="T3">,</text:span>據我幾次偷偷觀察發現<text:span text:style-name="T3">,</text:span>沒人陪他時<text:span text:style-name="T3">,</text:span>他竟能奔奔跳跳自己跟一粒粒的飼料玩得起勁<text:span text:style-name="T3">. <text:line-break/><text:line-break/></text:span>狗跟人一樣<text:span text:style-name="T3">,</text:span>一隻有一隻的性子<text:span text:style-name="T3">,</text:span>一隻有一隻的作風<text:span text:style-name="T3">,</text:span>阿憨出了門便狂奔亂竄不願回家<text:span text:style-name="T3">,</text:span>極難管束<text:span text:style-name="T3">,</text:span>彷彿讓他待在家是多大的委屈<text:span text:style-name="T3">,</text:span>一出門便暴衝亂竄<text:span text:style-name="T3">. <text:line-break/><text:line-break/></text:span>鹿鹿恰相反<text:span text:style-name="T3">,</text:span>打一出娘胎恐怕就都在野外求生<text:span text:style-name="T3">,</text:span>好不容易有個家<text:span text:style-name="T3">,</text:span>一出門撒了尿便要往回走<text:span text:style-name="T3">,</text:span>毫不眷戀戶外花草風光<text:span text:style-name="T3">;</text:span>邊走邊密切觀察主人動態<text:span text:style-name="T3">,</text:span>生怕主人跑了或家沒了似的<text:span text:style-name="T3">. </text:span>只可惜我這家不成家<text:span text:style-name="T3">,</text:span>只能充當一個暫時的避風港<text:span text:style-name="T3">.</text:span>再養下去<text:span text:style-name="T3">,</text:span>社區敵狗公民們恐怕都要發動捍衛人權的抗爭大遊行了<text:span text:style-name="T3">.<text:line-break/><text:line-break/></text:span>今天得帶鹿鹿回診就醫<text:span text:style-name="T3">,</text:span>於是臨時決定犧牲下午原本預計要參加並且<text:span text:style-name="T3"><text:s/>"</text:span>佈局<text:span text:style-name="T3">" </text:span>已久的重要活動<text:span text:style-name="T3">--</text:span>賈樟柯將隨片登台座談<text:span text:style-name="T3">,</text:span>地點在台北光點華山戲院<text:span text:style-name="T3">. </text:span>因為<text:span text:style-name="T3"><text:s/>"</text:span>小武<text:span text:style-name="T3">" </text:span>這部片<text:span text:style-name="T3">,</text:span>我是很想見見賈導演<text:span text:style-name="T3">,</text:span>但只要一想到都會男女議論分析的那副模樣<text:span text:style-name="T3">,</text:span>我的懼人症便又發作而決定撤回洞裏比較安全安靜些<text:span text:style-name="T3">.<text:line-break/><text:line-break/></text:span>昨晚只在車上睡了兩小時<text:span text:style-name="T3">,</text:span>搭夜裏三、四點的統聯來到台北<text:span text:style-name="T3">,</text:span>抵達時天仍未亮<text:span text:style-name="T3">,</text:span>只得氣如游絲遊蕩街頭<text:span text:style-name="T3">,</text:span>漫長等待早上十點半那場戲<text:span text:style-name="T3">. </text:span>這才是今天北上的真正目的<text:span text:style-name="T3">. </text:span>看完戲已<text:span text:style-name="T3">12</text:span>點半<text:span text:style-name="T3">,</text:span>便又以百米速度衝向火車站趕回台南帶鹿鹿就醫<text:span text:style-name="T3">.<text:line-break/><text:line-break/></text:span>唸小學就認識<text:span text:style-name="T3">JS,</text:span>他的那本書<text:span text:style-name="T3">,</text:span>連同唐吉訶德和西遊記及伽俐略傳<text:span text:style-name="T3">,</text:span>等於是給生命織了個網<text:span text:style-name="T3">,</text:span>打下一道人生座標<text:span text:style-name="T3">; </text:span>這些書<text:span text:style-name="T3">,</text:span>小時候一讀再讀<text:span text:style-name="T3">,</text:span>別說滾瓜爛熟<text:span text:style-name="T3">,</text:span>恐怕都能倒著背了<text:span text:style-name="T3">.</text:span>不知道是書產生了影響<text:span text:style-name="T3">,</text:span>還是因為某種與生俱來的氣味註定要被這些東西所吸引<text:span text:style-name="T3">.<text:line-break/><text:line-break/></text:span>人們說<text:span text:style-name="T3">JS</text:span>是個謎<text:span text:style-name="T3">,</text:span>日月反背<text:span text:style-name="T3">,</text:span>言行難以理解<text:span text:style-name="T3">,</text:span>但我絲毫不覺得<text:span text:style-name="T3">.</text:span>他若不是如此<text:span text:style-name="T3">,</text:span>恐怕才奇怪<text:span text:style-name="T3">. </text:span>四十年前<text:span text:style-name="T3">,</text:span>就像個精靈那樣鑽進心裏<text:span text:style-name="T3">,</text:span>我自認完全懂得他<text:span text:style-name="T3">,</text:span>而他也懂得我<text:span text:style-name="T3">,</text:span>就猶如我完全懂得維根斯坦所寫的每個字所講的每一句話<text:span text:style-name="T3">.<text:line-break/><text:line-break/></text:span>一個人<text:span text:style-name="T3">,</text:span>或正確地說<text:span text:style-name="T3">,</text:span>一隻野獸<text:span text:style-name="T3">,</text:span>往洞外稍一探頭<text:span text:style-name="T3">,</text:span>往往遍體鱗傷<text:span text:style-name="T3">,</text:span>飽受驚嚇<text:span text:style-name="T3">. </text:span>獸有獸的思維<text:span text:style-name="T3">,</text:span>人有人的品味<text:span text:style-name="T3">,</text:span>人獸殊途<text:span text:style-name="T3">,</text:span>互相為謎<text:span text:style-name="T3">. </text:span>我沒法真正體會人類覓食的快感<text:span text:style-name="T3">,</text:span>人類也始終不知獸類著迷於一些什麼<text:span text:style-name="T3">,</text:span>害怕些什麼<text:span text:style-name="T3">.<text:line-break/><text:line-break/>40</text:span>年不曾再翻閱<text:span text:style-name="T3">JS</text:span>那本書<text:span text:style-name="T3">,</text:span>但它和我<text:span text:style-name="T3">,</text:span>我和它<text:span text:style-name="T3">,</text:span>雙方之間的關係卻始終十分清楚<text:span text:style-name="T3">.<text:line-break/><text:line-break/></text:span>這書大熱賣<text:span text:style-name="T3">,</text:span>五、六十年來盛況不衰<text:span text:style-name="T3">,</text:span>銷售量尚且逐日遞增<text:span text:style-name="T3">,</text:span>但我不相信世界上會有這麼多野獸<text:span text:style-name="T3">. </text:span>唯有獸類方知獸語<text:span text:style-name="T3">,</text:span>方為知音<text:span text:style-name="T3">. </text:span>這書不是給人看的<text:span text:style-name="T3">.</text:span>人們喜歡看<text:span text:style-name="T3">,</text:span>這我能理解<text:span text:style-name="T3">,</text:span>就像不少人也喜歡看我一樣<text:span text:style-name="T3">,</text:span>就像逛動物園看猴子踩三輪車那般有趣<text:span text:style-name="T3">. </text:span>我若不是長年強烈嚴格管制<text:span text:style-name="T3">,</text:span>恐怕都能給自己往地上畫個圈<text:span text:style-name="T3">,</text:span>圍成一個動物園收起門票來了<text:span text:style-name="T3">.<text:line-break/><text:line-break/></text:span>你沒法說獸類反社會<text:span text:style-name="T3">,</text:span>社會是給人住讓人去反的<text:span text:style-name="T3">,</text:span>獸有獸的洞穴<text:span text:style-name="T3">,</text:span>牠不反社會<text:span text:style-name="T3">,</text:span>而是怕社會<text:span text:style-name="T3">,</text:span>洞外四處獵人和遊客<text:span text:style-name="T3">,</text:span>一個眼神<text:span text:style-name="T3">,</text:span>一點光<text:span text:style-name="T3">,</text:span>都能讓牠飽受驚嚇<text:span text:style-name="T3">,</text:span>滿身是傷<text:span text:style-name="T3">.</text:span></text:p>
      <text:p text:style-name="P1"><text:span text:style-name="T1">秉叡</text:span><text:s/>  |  2014.03.07 23:41   |   <text:a xlink:type="simple" xlink:href="http://palinfo.habago.org/Entry?Command=Information_PrintForum&amp;iPage=458#FORUM32126"><text:span text:style-name="T2">#</text:span></text:a></text:p>
      <text:p text:style-name="P6"><text:span text:style-name="T1">轉自</text:span><text:s/>Abdullah in Taiwan <text:span text:style-name="T1">認識穆斯林與伊斯蘭議題之窗</text:span><text:line-break/><text:line-break/><text:span text:style-name="T1">【拯救</text:span>Al-Aqsa<text:span text:style-name="T1">清真寺】</text:span><text:line-break/><text:line-break/><text:span text:style-name="T1">巴勒斯坦記者</text:span>Ramzy Baroud<text:span text:style-name="T1">撰文，呼籲大眾，位於耶路撒冷的</text:span>Al-Aqsa<text:span text:style-name="T1">清真寺正遭遇危機。以色列右派討論將</text:span>Al-Aqsa<text:span text:style-name="T1">清真寺與其周圍，納入以色列的管轄。除此之外，以色列不斷以找尋猶太人遺跡的名義，進行考古挖掘工作。作者表示這已經破壞</text:span>Al-Aqsa<text:span text:style-name="T1">清真寺的地基，隨時會有崩壞的一天。</text:span><text:line-break/><text:line-break/>http://www.aljazeera.com/indepth/opinion/2014/03/saving-al-aqsa-mosque-2014355375242745.html<text:line-break/>======================<text:line-break/><text:span text:style-name="T1">若住在英國，這幾天可以線上觀看這部巴勒斯坦人拍的紀錄片</text:span>'Five Broken Cameras'<text:span text:style-name="T1">。該紀錄片描述西岸的巴人如何和平抵抗以色列侵占他們土地的故事。</text:span><text:line-break/><text:line-break/><text:span text:style-name="T1">以色列軍人對這些和平示威者下手一樣不手軟，許多人被逮捕、受傷，甚至死亡。不過結論是，巴勒斯坦人永遠不會放棄他們對守護家園的執著。</text:span><text:line-break/><text:line-break/>http://www.bbc.co.uk/iplayer/episode/b03x3yfk/Storyville_20132014_The_Village_that_Fought_Back_Five_Broken_Cameras/<text:line-break/><text:span text:style-name="T1">＝＝＝＝＝＝＝＝＝＝＝＝＝＝＝＝＝＝＝＝＝＝＝＝</text:span><text:line-break/><text:line-break/><text:span text:style-name="T1">對照組：</text:span>BBC<text:span text:style-name="T1">與</text:span>Channel 4<text:span text:style-name="T1">兩家電台如何報導加薩議題。</text:span><text:line-break/><text:line-break/>BBC<text:span text:style-name="T1">將加薩報導成為適合帶家人度假旅遊的地區。</text:span><text:line-break/><text:line-break/>Channel 4<text:span text:style-name="T1">則是報導加薩在以色列封鎖下的真正情況：失業率高、無法自由移動、醫療資源不足、水資源問題等。</text:span><text:line-break/><text:line-break/>http://electronicintifada.net/blogs/amena-saleem/come-sunny-gaza-bbc-tells-listeners</text:p>
      <text:p text:style-name="P1"><text:span text:style-name="T1">陳真</text:span><text:s/>  |  2014.03.07 17:19   |   <text:a xlink:type="simple" xlink:href="http://palinfo.habago.org/Entry?Command=Information_PrintForum&amp;iPage=458#FORUM32125"><text:span text:style-name="T2">#</text:span></text:a></text:p>
      <text:p text:style-name="P3">王小波說有一種民族，腸胃很特別，吃下的東西原封不動又拉出來，色香味幾乎不變，可以再吃一次。第二次第三次<text:span text:style-name="T3">……</text:span>每次都能吃，食物味道沒啥變，依舊香噴噴，而且具有保溫效果。於是就這樣吃了拉，拉了又吃，反覆不斷吃吃拉拉。伙食費省是很省，可是就算山珍海味吃這麼久總該膩吧。<text:span text:style-name="T3"><text:line-break/><text:line-break/></text:span>這故事挺有啟發性，很特殊的一個民族。咱們在一旁看了覺得噁心，可人家吃得倒開心。<text:span text:style-name="T3"><text:line-break/><text:line-break/></text:span>許多時候，這故事就會湧上心頭。比方說最近趁著月黑風高，蒙面進場看兩部爛片：龐貝和地心引力<text:span text:style-name="T3">~</text:span>看<text:span text:style-name="T3">A</text:span>片都不用這麼尷尬怕人發現。看完之後那個特殊民族的故事不禁湧了上來。好萊污這麼一套千年不變的賣座公式配方，吃了拉，拉出來又再吃一遍，都已經來來回回不知道吃幾多遍了，觀眾們永遠吃不膩。才演兩分鐘我就知道全部劇情，什麼時候該接吻，什麼時候會故做輕鬆狀來一句裝模作態的冷笑話，什麼時候會發生什麼事我都預先知道，因為是同樣的一道菜一模一樣反覆吃個不停。<text:span text:style-name="T3"><text:line-break/><text:line-break/></text:span>所謂見怪不怪，其怪自敗，人們始終就是吃這一套不然你是要怎樣？不爽嗎？不爽也只能忍忍忍<text:span text:style-name="T3">……</text:span>練七忍功。小時侯歐羅肥，長大還是歐羅肥，吃不膩的。<text:span text:style-name="T3"><text:line-break/><text:line-break/></text:span>各位知道我在影射什麼。台灣政治就像一齣演不知道幾百遍的爛戲，連台詞都一樣，只是當家演員和旗子顏色有時會換一下，觀眾依然很入戲，彷彿這是他頭一回看這戲，其實他都不知道已經看多少遍了。<text:span text:style-name="T3"><text:line-break/><text:line-break/></text:span>比較倒霉的是有些演員，不管誰當家領銜，被人甩巴掌扣帽子往臉上塗泥巴的戲老是他在演，吃香喝辣香豔激情或萬民擁戴的情節總沒他的份。<text:span text:style-name="T3"><text:line-break/><text:line-break/></text:span>對此我有時會想起莎士比亞的羅密歐與茱麗葉的最後一段台詞。兩人之死，化解了在世者的恩怨。清晨帶來晦暗的和解，而太陽卻悲傷地躲在雲層裡，主持悼唁者說：各位回去想想這個可悲的故事，發兩聲感歎吧，該罰的，該恕的，終究得有個說法，但古往今來，再也沒有一個故事如羅密歐與他的茱麗葉那般悲愴惆悵。<text:span text:style-name="T3"><text:line-break/><text:line-break/></text:span>主持人說得對。各位不妨回去想想這個愛的故事，發兩聲感歎，灑幾行熱淚。該恕的，該罰的，千百年後的有一天，都會寫進故事裡。</text:p>
      <text:p text:style-name="P1"><text:span text:style-name="T1">陳真</text:span><text:s/>  |  2014.03.07 12:45   |   <text:a xlink:type="simple" xlink:href="http://palinfo.habago.org/Entry?Command=Information_PrintForum&amp;iPage=458#FORUM32124"><text:span text:style-name="T2">#</text:span></text:a></text:p>
      <text:p text:style-name="P2">真難想像會有人把以色列的窮兵黷武當榜樣。而且，人活著竟不是根據自身生命的氣味與需求，而是叫你應該要根據國家的需要來活，同時還要拿起武器，舉國皆兵。<text:span text:style-name="T3"><text:line-break/><text:line-break/></text:span>這樣一些胡扯當然不是用來勉勵自己，而是因應某種政治需要。在黨外時期，國民黨為鞏固政權，整天喊說共匪來犯，於是每到選舉，便會出現一些不知從何而來的感人小冊子，例如<text:span text:style-name="T3"><text:s/>"</text:span>南海血書<text:span text:style-name="T3">"</text:span>，例如<text:span text:style-name="T3"><text:s/>"</text:span>一個小市民的心聲<text:span text:style-name="T3">"</text:span>，內容千篇一律是若不擁護政府，共匪一旦打來，我們每個人都只好被共匪用鐵鍊綁著代替牛去耕田，要不就是淪為海上難民。<text:span text:style-name="T3"><text:line-break/><text:line-break/></text:span>對於異議便扣以<text:span text:style-name="T3"><text:s/>"</text:span>與匪隔海唱和<text:span text:style-name="T3">" </text:span>的大帽子，我頭上就好頂。記得<text:span text:style-name="T3">1986</text:span>年民進虎爛黨建黨那幾天，大學班上甚至有同學，見我進課堂便高聲吶喊<text:span text:style-name="T3"><text:s/>"</text:span>槍斃共匪<text:span text:style-name="T3">"</text:span>，愛國情操十分感人，我還以為在拍英烈千秋呢。<text:span text:style-name="T3"><text:line-break/><text:line-break/></text:span>當時的黨外論述則是強調共匪一點都不可怕，叫大家不要讓國民黨騙了，這或許也解釋了為什麼當時的群眾演講場合，往往都是賣大陸民國初的作家之作品，例如魯迅，沈從文、郁達夫和胡適等等，我一堆沈從文的書就是那時候買的。<text:span text:style-name="T3"><text:line-break/><text:line-break/></text:span>依黨外當時的說法，哪有什麼共匪，共匪很可愛很斯文很有文化的，共匪只是國民黨創造出來騙選票的藉口。共匪既然不可怕，我們幹嘛每年要花幾千億幾百億跟美國買武器？因此，呼籲大家應該反軍購，台獨聯盟還曾獲邀至美國國會演說，呼籲美國停止軍售給台灣，因為我們根本不需要，而且咱台灣狼熱愛和平，我們才不想跟誰對立。<text:span text:style-name="T3"><text:line-break/><text:line-break/></text:span>可是，當時的中共的確三天兩頭就說要打台灣甚至喊出血洗台灣的口號。嚴格說來，國民黨之強調中共威脅並沒說錯，他只是藉此謀其利。但在這種情況下，黨外反而一直淡化中共的武力威脅，因為此一事實若被強化，對黨外選舉不利。<text:span text:style-name="T3"><text:line-break/><text:line-break/></text:span>後來，兩岸情勢好轉，民進唬爛黨卻反而開始高唱共匪威脅論，高唱全民皆兵，藉以從中謀其利。因為，若承認兩岸友好發展之事實性與必要性，選票從哪來？於是就開始玩起舊國民黨那一套文宣伎倆，恐嚇大家說又髒又病又邪惡的<text:span text:style-name="T3"><text:s/>"</text:span>大陸仔<text:span text:style-name="T3">" </text:span>一旦與我們交流，我們將會連大街公園都要被又髒又病又邪惡隨地大小便的<text:span text:style-name="T3"><text:s/>"</text:span>中國人<text:span text:style-name="T3">"</text:span>的屎尿鼻涕給淹沒摧毀了，我們都會失業，然後被流亡去黑龍江下放勞改<text:span text:style-name="T3">(</text:span>按：我正有意前往黑龍江與哈爾濱，歡迎共匪來幫我<text:span text:style-name="T3"><text:s/>"</text:span>流亡<text:span text:style-name="T3">")</text:span>。<text:span text:style-name="T3"><text:line-break/><text:line-break/></text:span>政治除了槍砲，主要還是口水戰，講學術點就是語言動員。建構一套並非用於自勉而且連自己也不會相信的所謂論述來打擊對手，圖利自身。這樣一種語言動員總是會隨著外在情勢而改變。一會兒東方瑞士，一會兒連以色列都成為榜樣，一下以胡適為思想標竿，強調個人價值凌駕國家之上，一下又說大家的生命應立基於黨國，全民皆兵，為國家而生而死而戰鬥。<text:span text:style-name="T3"><text:line-break/><text:line-break/></text:span>媽的，實在受不了這些永遠根據政治需要在講話的混蛋。這些論述，與其說是政治語言，不如說是商業語言。對於政治人物，你永遠別聽他怎麼講，而是應該看他怎麼活，他的生活方式才是他所真心信仰。我要是共匪，不管藍綠我都不怕<text:span text:style-name="T3">(</text:span>特別是綠我更不怕<text:span text:style-name="T3">)</text:span>，因為他們都是生意人，所言所論全是生意經。<text:span text:style-name="T3"><text:line-break/><text:line-break/></text:span>蔣公<text:span text:style-name="T3">(</text:span>立正<text:span text:style-name="T3">~~)</text:span>有句名言教訓得很對，能用錢解決的事就不是什麼困難的事。用錢沒法解決，就用<text:span text:style-name="T3"><text:s/>"</text:span>一大筆錢<text:span text:style-name="T3">"</text:span>來解決。<text:span text:style-name="T3"><text:line-break/><text:line-break/></text:span>陳真<text:span text:style-name="T3"><text:line-break/><text:line-break/>=============<text:line-break/></text:span>無畏強鄰<text:span text:style-name="T3"><text:s/></text:span>蔡英文推崇以色列<text:span text:style-name="T3"><text:line-break/><text:line-break/></text:span>中央社中央社<text:span text:style-name="T3"><text:s/>– 2014</text:span>年<text:span text:style-name="T3">3</text:span>月<text:span text:style-name="T3">2</text:span>日<text:span text:style-name="T3"><text:line-break/><text:line-break/></text:span>（中央社記者程啟峰高雄<text:span text:style-name="T3">2</text:span>日電）前民進黨主席蔡英文今天說，以色列是個小國，舉國皆兵，人人是戰士，也是科學家及創業家，因此能不畏強敵環伺，以小搏大。<text:span text:style-name="T3"><text:line-break/><text:line-break/></text:span>蔡英文下午以小英教育基金會董事長身分現身在高雄駁二特區舉行的「想想論壇－南方對談」，與作家分享最近參訪以色列的見聞，現場座無虛席，高雄市長陳菊也全程陪同出席。<text:span text:style-name="T3"><text:line-break/><text:line-break/></text:span>蔡英文說，以色列是個小國，卻能屹立在強敵環伺的中東，除舉國皆兵，人人不僅是戰士，也都是科學家及創業家，因此總能不畏強敵環伺，以小搏大。<text:span text:style-name="T3"><text:line-break/><text:line-break/></text:span>她又說，走在以列色街上經常可見女大兵背槍與男友談戀愛，他們人人都以當兵為榮，公眾人物名片也會印上服役時的官階及經歷，國民個個如此愛國拚命，難怪他們總是寫下以寡擊眾的史頁。<text:span text:style-name="T3"><text:line-break/><text:line-break/></text:span>她指出，猶太人不僅出了一位舉世聞名的科學家愛因斯坦，以色列也很重視科學教育，並很鼓勵民眾創業，人人從小就被設定成為一個科學家、戰士及創業家，國家雖小，但展現的戰力及競爭力卻不容國際小覷。</text:p>
      <text:p text:style-name="P1"><text:span text:style-name="T1">秉叡</text:span><text:s/>  |  2014.03.07 03:50   |   <text:a xlink:type="simple" xlink:href="http://palinfo.habago.org/Entry?Command=Information_PrintForum&amp;iPage=458#FORUM32123"><text:span text:style-name="T2">#</text:span></text:a></text:p>
      <text:p text:style-name="P3">唯色博客按語：值此維吾爾族學者伊力哈木被捕、昆明發生＂恐怖襲擊＂慘案之際，刋發唐丹鴻這篇《以色列特別導遊<text:span text:style-name="T3">:</text:span>打破沉默》或能帶給人們一些另類思考。該文雖然述說的是巴以沖突，但巴勒斯坦處境與新疆有某種相似性，可以讓人們從另一角度理解<text:span text:style-name="T3">“</text:span>恐怖襲擊<text:span text:style-name="T3">”</text:span>發生的土壤和環境，而由此對比一下西藏、新疆的現狀，又豈止是以色列定居點和定居者的問題那麼簡單。<text:span text:style-name="T3"><text:line-break/>====================<text:line-break/></text:span>唐丹鴻：以色列特別導遊<text:span text:style-name="T3"><text:s/>— </text:span>打破沉默<text:span text:style-name="T3"><text:line-break/><text:line-break/><text:line-break/><text:line-break/>http://thehousenews.com/politics/</text:span>唐丹鴻<text:span text:style-name="T3">-</text:span>以色列特別導遊<text:span text:style-name="T3">-</text:span>打破沉默<text:span text:style-name="T3">/</text:span></text:p>
      <text:p text:style-name="P1"><text:span text:style-name="T1">陳真</text:span><text:s/>  |  2014.03.06 02:21   |   <text:a xlink:type="simple" xlink:href="http://palinfo.habago.org/Entry?Command=Information_PrintForum&amp;iPage=458#FORUM32122"><text:span text:style-name="T2">#</text:span></text:a></text:p>
      <text:p text:style-name="P6">Kusturica<text:span text:style-name="T1">說得對</text:span>,"<text:span text:style-name="T1">烏克蘭是南斯拉夫的翻版</text:span>." <text:line-break/><text:line-break/><text:span text:style-name="T1">還好有俄羅斯</text:span>,<text:span text:style-name="T1">希望美國為所欲為的時代慢慢會成為過去</text:span>,<text:span text:style-name="T1">成為一種歷史</text:span>.<text:line-break/><text:line-break/><text:span text:style-name="T1">陳真</text:span><text:line-break/><text:line-break/>===========<text:line-break/>Ukrainian film funder forced to resign<text:line-break/>Screen Daily<text:line-break/>5 March, 2014 | By Martin Blaney <text:line-break/><text:line-break/>International colleagues have expressed concern at the news that Kateryna Kopylova, head of the Ukrainian State Film Agency since December 2010, was forced to resign her post at the end of last week.<text:line-break/><text:line-break/><text:line-break/>According to the Ukrainian news agency LB, the resignation had been tendered by Kopyleva “by mutual agreement”.<text:line-break/><text:line-break/>This development comes after the Maidan Square protestors took over Ukraine’s Ministry of Culture and appointed actor Evgeny Nishchuk as the new Minister of Culture.<text:line-break/><text:line-break/>Since then, the various professional associations have initiated an “open discussion” about the future of the Film Agency. A source in Kiev told ScreenDaily that the current situation is “a mess” with people bringing their own particular opinions and demands.<text:line-break/><text:line-break/>The Association of Producers of Ukraine (APU) was even forced to remove and distance itself from comments made by its CEO Denis Maslikov on it’s website.<text:line-break/><text:line-break/>The present vacuum at the Film Agency is also likely to pose a problems for productions which were expecting production funding to be paid out for shoots scheduled this year.<text:line-break/><text:line-break/>Question mark over Sevastopol festival<text:line-break/><text:line-break/>Political efforts to de-escalate tensions in the region will determine whether the international film festival in the Crimean port of Sevastopol will be affected.<text:line-break/><text:line-break/>Igor Gouskov, formerly one of the team at Vologda’s VOICES film festival for young European cinema, had told ScreenDaily during this year’s Berlinale that he will serve as programme director for the Sevastopol International Film Festival.<text:line-break/><text:line-break/>As the festival’s website indicated today (Wed), the 2014 edition is scheduled to run from Sept 19-24.<text:line-break/><text:line-break/>Kusturica supports Russian Ukrainians<text:line-break/><text:line-break/>Serbian film director Emir Kusturica has spoken out in support of the Russian-speaking population of Ukraine during a tour of his band, The No Smoking Orchestra, in Russia.<text:line-break/><text:line-break/>Speaking to the ITAR-TASS news agency in the Volga region’s city of Samara, Kusturica said: “Unfortunately, Ukraine is following the Yugoslav scenario, and I regret it. I see the same kind of catastrophe. I think that Russia should protect ethnic Russians residing in Ukraine.”<text:line-break/><text:line-break/>During the concert when he spoke English and Russian, Kusturica and his band dedicated the famous military march Farewell of Slavianka by the Soviet conductor and composer Vasily Agapkin to “our Russian brothers in Ukraine”.</text:p>
      <text:p text:style-name="P1"><text:span text:style-name="T1">陳真</text:span><text:s/>  |  2014.03.05 08:59   |   <text:a xlink:type="simple" xlink:href="http://palinfo.habago.org/Entry?Command=Information_PrintForum&amp;iPage=458#FORUM32121"><text:span text:style-name="T2">#</text:span></text:a></text:p>
      <text:p text:style-name="P3"><text:span text:style-name="T3">(</text:span>續<text:span text:style-name="T3">)<text:line-break/><text:line-break/></text:span>政治終究應該是一門講究能力與人品的事業<text:span text:style-name="T3">,</text:span>而非一次又一次攻擊他人身世或血統的鬥爭<text:span text:style-name="T3">. <text:line-break/><text:line-break/></text:span>訴諸血統<text:span text:style-name="T3">(</text:span>外省<text:span text:style-name="T3"><text:s/>vs.</text:span>本省<text:span text:style-name="T3">),</text:span>訴諸出身<text:span text:style-name="T3">(</text:span>他們是權貴特權<text:span text:style-name="T3">,</text:span>我是代表社會大眾的勞苦階級<text:span text:style-name="T3">),</text:span>訴諸唯心思想檢查<text:span text:style-name="T3">(</text:span>愛台灣<text:span text:style-name="T3"><text:s/>vs.</text:span>不愛台灣<text:span text:style-name="T3">--</text:span>例如誰去大陸內地很多次代表他不愛台灣<text:span text:style-name="T3">,</text:span>而不愛台灣就是敵人<text:span text:style-name="T3">),</text:span>訴諸這一切是可恥的<text:span text:style-name="T3">,</text:span>諸如這樣一些<text:span text:style-name="T3"><text:s/>"</text:span>本質論<text:span text:style-name="T3">",</text:span>就猶如訴諸一個人的膚色或身高一般<text:span text:style-name="T3">,</text:span>選舉就是你要講出你的見解<text:span text:style-name="T3">,</text:span>展現你的本事<text:span text:style-name="T3">,</text:span>而不是攻擊對手的出身血統或管人家一年去大陸幾次<text:span text:style-name="T3">.</text:span>極右法西斯才會這樣蹧蹋人<text:span text:style-name="T3">.<text:line-break/><text:line-break/></text:span>這些道理概念上任誰都能懂<text:span text:style-name="T3">,</text:span>但現實上卻為所欲為<text:span text:style-name="T3">,</text:span>在這島上<text:span text:style-name="T3">,</text:span>荒唐齷齪之事往往大方為之而絲毫不以為可恥<text:span text:style-name="T3">. </text:span>支持者亦不覺可恥<text:span text:style-name="T3">,</text:span>反而還覺得會操弄這些東西很英雄很正港台灣郎呢<text:span text:style-name="T3">.</text:span></text:p>
      <text:p text:style-name="P1"><text:span text:style-name="T1">陳真</text:span><text:s/>  |  2014.03.05 02:02   |   <text:a xlink:type="simple" xlink:href="http://palinfo.habago.org/Entry?Command=Information_PrintForum&amp;iPage=458#FORUM32120"><text:span text:style-name="T2">#</text:span></text:a></text:p>
      <text:p text:style-name="P2">實在很不想談論諸如底下剪報所提這樣一些事<text:span text:style-name="T3">,</text:span>因為寫來滿紙污穢<text:span text:style-name="T3">,</text:span>而且很多東西清清楚楚明明白白<text:span text:style-name="T3">,</text:span>根本沒有議論空間<text:span text:style-name="T3">,</text:span>如果人們對於這樣一些純屬<text:span text:style-name="T3"><text:s/>"</text:span>事實性<text:span text:style-name="T3">" </text:span>的東西不感興趣<text:span text:style-name="T3">,</text:span>硬要<text:span text:style-name="T3">(</text:span>聽信<text:span text:style-name="T3">)</text:span>瞎掰<text:span text:style-name="T3">,</text:span>硬要把差異不大或甚至毫無差異的東西給說成彷彿一黑一白一善一惡彷彿天壤之別<text:span text:style-name="T3">,</text:span>卻不會引起台灣社會人們普遍的反感<text:span text:style-name="T3">,</text:span>那我實在也沒啥好說<text:span text:style-name="T3">,</text:span>只能說<text:span text:style-name="T3">: <text:line-break/><text:line-break/></text:span>你不在乎這樣一種下流<text:span text:style-name="T3">,</text:span>但我很在乎<text:span text:style-name="T3">,</text:span>因為我相信這是一切是非美醜的根本<text:span text:style-name="T3">. </text:span>我沒法讓你也跟我一樣反感這樣一種下流<text:span text:style-name="T3">,</text:span>但我總能表示我個人由衷的厭惡和鄙夷<text:span text:style-name="T3">.<text:line-break/><text:line-break/></text:span>不管什麼時候<text:span text:style-name="T3">,</text:span>綠營總喜歡裝窮<text:span text:style-name="T3">,</text:span>以便表示他們與所謂廣大老百姓生死與共穿同一條褲子<text:span text:style-name="T3">,</text:span>但這絕非事實<text:span text:style-name="T3">. </text:span>若有人不同意<text:span text:style-name="T3">,</text:span>請舉出一個真正稱得上貧窮的檯面人物<text:span text:style-name="T3">. </text:span>我敢保證<text:span text:style-name="T3">,</text:span>這些<text:span text:style-name="T3"><text:s/>"</text:span>窮人<text:span text:style-name="T3">" </text:span>財產的零頭恐怕都比我的財產總數還要多上不知道幾個零<text:span text:style-name="T3">.<text:line-break/><text:line-break/></text:span>整天攻擊他人的身世是可恥的<text:span text:style-name="T3">,</text:span>說人靠爸<text:span text:style-name="T3">,</text:span>這位柯醫師難道不靠爸<text:span text:style-name="T3">?</text:span>整天攻擊他人住豪宅<text:span text:style-name="T3">,</text:span>但他自己住市價上億的房子若不是豪宅<text:span text:style-name="T3">,</text:span>那什麼是豪宅<text:span text:style-name="T3">? </text:span>若媒體報導無誤<text:span text:style-name="T3">,</text:span>那麼<text:span text:style-name="T3">,</text:span>買一棟這位柯醫師所住的房子<text:span text:style-name="T3">,</text:span>可以買我<text:span text:style-name="T3">(</text:span>四年前才買<text:span text:style-name="T3">)</text:span>的房子買上<text:span text:style-name="T3"><text:s/>15 </text:span>棟<text:span text:style-name="T3">. </text:span>若是買我之前住的那棟公寓<text:span text:style-name="T3">,</text:span>恰恰能買超過<text:span text:style-name="T3"><text:s/>100 </text:span>棟以上<text:span text:style-name="T3">.<text:line-break/><text:line-break/></text:span>台大醫師的薪水<text:span text:style-name="T3">,</text:span>因為是公務員<text:span text:style-name="T3">,</text:span>就算你做到過勞死<text:span text:style-name="T3">,</text:span>也不過<text:span text:style-name="T3">17-18</text:span>萬<text:span text:style-name="T3">,</text:span>我若一直靠這樣的薪水過活<text:span text:style-name="T3">,</text:span>卻妄想買下與柯先生同等級的豪宅<text:span text:style-name="T3">,</text:span>就算不吃不喝<text:span text:style-name="T3">,</text:span>也得<text:span text:style-name="T3">12</text:span>年才僅僅付得出頭期款<text:span text:style-name="T3">,</text:span>若想繳清貸款恐怕得不眠不休不吃不喝工作到<text:span text:style-name="T3"><text:s/>22 </text:span>世紀才有可能<text:span text:style-name="T3">. </text:span>一個公家機關的醫生<text:span text:style-name="T3">,</text:span>若非靠爸<text:span text:style-name="T3">,</text:span>如何可能買得起這樣的豪宅<text:span text:style-name="T3">?<text:line-break/><text:line-break/></text:span>大靠爸和小靠爸<text:span text:style-name="T3">,</text:span>有何差別呢<text:span text:style-name="T3">? </text:span>一個身家幾億跟一個身家幾十億的人<text:span text:style-name="T3">,</text:span>有何差別<text:span text:style-name="T3">? </text:span>前者憑何而來如此崇高傲慢之道德姿態整天以此羞辱對手<text:span text:style-name="T3">?<text:line-break/><text:line-break/></text:span>我對選舉或國內藍綠之事<text:span text:style-name="T3">,</text:span>毫無興趣<text:span text:style-name="T3">,</text:span>但政治終究應該是一門講究能力與人品的事業<text:span text:style-name="T3">,</text:span>而非一場又一場一次又一次攻擊他人身世或血統的無恥鬥爭<text:span text:style-name="T3">.<text:line-break/><text:line-break/></text:span>陳真<text:span text:style-name="T3"><text:line-break/><text:line-break/>==============<text:line-break/></text:span>連勝文駁靠爸族<text:span text:style-name="T3"><text:s/></text:span>柯文哲大笑「自有公斷」<text:span text:style-name="T3"><text:line-break/><text:line-break/></text:span>東森新聞東森新聞<text:span text:style-name="T3"><text:line-break/><text:line-break/>2014</text:span>年<text:span text:style-name="T3">3</text:span>月<text:span text:style-name="T3">4</text:span>日<text:span text:style-name="T3"><text:line-break/><text:line-break/></text:span>台北市長選戰，兩位參選人柯文哲以及連勝文對決的態勢逐漸升溫，連勝文率先打出媒體戰，接連上電視節目專訪，特別強調事業是靠自己，企圖破除權貴印象，柯文哲聞訊大笑，表示社會自有公斷。<text:span text:style-name="T3"><text:line-break/><text:line-break/></text:span>衝忙慌張柯文哲趕上電視通告就怕遲到，畢竟對手連勝文已經先馳得點，在電視節目上談權貴，撇清不靠爸全靠自己，柯文哲反倒聞訊大笑，台北市長參選人柯文哲：「不評論一下，人家這樣講，嘴巴在人家身上你沒辦法，你想怎麼樣，社會自有公斷」，台北市長參選人連勝文：「絕大多數的人還是希望台灣的選舉能夠有個不同的面貌，不是說專門針對人身來做攻擊，或是對人出生背景來做文章」</text:p>
      <text:p text:style-name="P4"/>
      <text:p text:style-name="P1"><text:span text:style-name="T1">陳真</text:span><text:s/>  |  2014.03.03 00:45   |   <text:a xlink:type="simple" xlink:href="http://palinfo.habago.org/Entry?Command=Information_PrintForum&amp;iPage=459#FORUM32119"><text:span text:style-name="T2">#</text:span></text:a></text:p>
      <text:p text:style-name="P2">就像閻王的生死簿<text:span text:style-name="T3">,</text:span>我用心算二級檢定滿分的實力<text:span text:style-name="T3">,</text:span>盤算著一份壽險保單年度<text:span text:style-name="T3">,1234567...</text:span>數沒幾下就到了生命盡頭<text:span text:style-name="T3">,</text:span>頗感震驚<text:span text:style-name="T3">,</text:span>生命竟能如此數算<text:span text:style-name="T3">.<text:line-break/><text:line-break/></text:span>世界清楚地顯現在眼前<text:span text:style-name="T3">,</text:span>無一知識稱得上困難<text:span text:style-name="T3">,</text:span>彷彿現存的這一切都沒有個盡頭<text:span text:style-name="T3">,</text:span>猶如當一朵花盛開<text:span text:style-name="T3">,</text:span>你沒法想像她將凋零成何等模樣<text:span text:style-name="T3">;</text:span>我幾乎沒法想像有一天我會連三加五等於多少都得絞盡腦汁<text:span text:style-name="T3">.</text:span>當身上血液流盡<text:span text:style-name="T3">,</text:span>生命便隨之失去氣息<text:span text:style-name="T3">,</text:span>哪怕多少呼喚<text:span text:style-name="T3">,</text:span>哪怕富與貴<text:span text:style-name="T3">,</text:span>貧與賤<text:span text:style-name="T3">, </text:span>哪怕何種生靈<text:span text:style-name="T3">,</text:span>都得一樣下場<text:span text:style-name="T3">.<text:line-break/><text:line-break/>martin scorsese</text:span>說<text:span text:style-name="T3">,</text:span>他從小看電影<text:span text:style-name="T3">,</text:span>每當電影快演完<text:span text:style-name="T3">,</text:span>就會陷入很深的憂鬱中<text:span text:style-name="T3">,</text:span>彷彿睡夢初醒<text:span text:style-name="T3">,</text:span>載浮載沉那一刻<text:span text:style-name="T3">;</text:span>夢將遠颺<text:span text:style-name="T3">,</text:span>而血肉一刻終將到來<text:span text:style-name="T3">. </text:span>那些曾經盛開燦爛的<text:span text:style-name="T3">,</text:span>而今安在<text:span text:style-name="T3">? </text:span>正所謂青春何似<text:span text:style-name="T3">?</text:span>熊熊烈火<text:span text:style-name="T3">,</text:span>再美的花都得凋謝<text:span text:style-name="T3">,</text:span>儘管放縱年華<text:span text:style-name="T3">,</text:span>死亡將至<text:span text:style-name="T3">,</text:span>萬物默然<text:span text:style-name="T3">. </text:span>這些話<text:span text:style-name="T3">,</text:span>來自我最喜歡的當代作曲家之一<text:span text:style-name="T3"><text:s/>Nino Rota</text:span>寫的殉情記<text:span text:style-name="T3">.<text:line-break/><text:line-break/></text:span>這電影<text:span text:style-name="T3">40</text:span>幾年前在我家上映<text:span text:style-name="T3">,</text:span>我都還不識字<text:span text:style-name="T3">,</text:span>看不懂電影在演什麼<text:span text:style-name="T3">,</text:span>但特別喜歡底下這一幕<text:span text:style-name="T3">,</text:span>腦海記憶鮮明<text:span text:style-name="T3">,</text:span>分毫不差<text:span text:style-name="T3">,</text:span>記得有個人<text:span text:style-name="T3">,</text:span>穿著奇怪的衣服<text:span text:style-name="T3">,</text:span>戴著好笑的帽子<text:span text:style-name="T3">,</text:span>走進一團人群中唱起歌來<text:span text:style-name="T3">. <text:line-break/><text:line-break/></text:span>當時聽不懂也看不懂在唱什麼<text:span text:style-name="T3">. </text:span>大人說<text:span text:style-name="T3">,</text:span>阿正這小孩很怪<text:span text:style-name="T3">,</text:span>每當演到這一幕<text:span text:style-name="T3">,</text:span>他就離開票口進場看<text:span text:style-name="T3">,</text:span>聽了一遍又一遍<text:span text:style-name="T3">,</text:span>記不得當時心裏是什麼感覺了<text:span text:style-name="T3">,</text:span>長大後總算明白歌詞的意義<text:span text:style-name="T3">.</text:span>青春何似<text:span text:style-name="T3">?</text:span>熊熊烈火<text:span text:style-name="T3">,</text:span>再美的花都得凋謝<text:span text:style-name="T3">.<text:line-break/><text:line-break/>https://www.youtube.com/watch?v=EuVu9bb0gHQ</text:span></text:p>
      <text:p text:style-name="P1"><text:span text:style-name="T1">陳真</text:span><text:s/>  |  2014.03.02 22:57   |   <text:a xlink:type="simple" xlink:href="http://palinfo.habago.org/Entry?Command=Information_PrintForum&amp;iPage=459#FORUM32118"><text:span text:style-name="T2">#</text:span></text:a></text:p>
      <text:p text:style-name="P3">廣島之戀導演雷奈辭世<text:span text:style-name="T3"><text:s/></text:span>享壽<text:span text:style-name="T3">91<text:line-break/><text:line-break/></text:span>法新社法新社<text:span text:style-name="T3"><text:s/>– 2014</text:span>年<text:span text:style-name="T3">3</text:span>月<text:span text:style-name="T3">2</text:span>日<text:span text:style-name="T3"><text:line-break/><text:line-break/></text:span>（法新社巴黎<text:span text:style-name="T3">2</text:span>日電）<text:span text:style-name="T3"><text:s/></text:span>法國藝術電影導演亞倫雷奈（<text:span text:style-name="T3">Alain Resnais</text:span>）昨晚辭世，享耆壽<text:span text:style-name="T3">91</text:span>歲。這位電影新浪潮明星導演一生創作近<text:span text:style-name="T3">50</text:span>部影片，新作上月才在柏林影展獲獎。<text:span text:style-name="T3"><text:line-break/><text:line-break/></text:span>亞倫雷奈的製片人李維（<text:span text:style-name="T3">Jean-Louis Livi</text:span>）今天對法新社說，雷奈昨晚「在家人環繞下」辭世。<text:span text:style-name="T3"><text:line-break/><text:line-break/></text:span>法國外交部長法畢斯（<text:span text:style-name="T3">Laurent Fabius</text:span>）向雷奈致敬，稱他是「全球知名的才華橫溢之士」。<text:span text:style-name="T3"><text:line-break/><text:line-break/></text:span>雷奈<text:span text:style-name="T3">1922</text:span>年<text:span text:style-name="T3">6</text:span>月<text:span text:style-name="T3">3</text:span>日出生在法國西部凡尼市（<text:span text:style-name="T3">Vannes</text:span>），首次入選坎城影展是新浪潮經典片「廣島之戀」（<text:span text:style-name="T3">Hiroshima mon amour</text:span>），這部影片<text:span text:style-name="T3">1959</text:span>年參展，被列入非競賽片。<text:span text:style-name="T3"><text:line-break/><text:line-break/></text:span>然而雷奈與同時代其他新浪潮導演高達（<text:span text:style-name="T3">Jean-LucGodard</text:span>）、黎維特（<text:span text:style-name="T3">Jacques Rivette</text:span>）和楚浮（<text:span text:style-name="T3">Francois Truffaut</text:span>）等人有些微不同。當其他人手持攝影機拍攝街上的巴黎年輕人時，雷奈以插入式敘事手法混合過去和現在。<text:span text:style-name="T3"><text:line-break/><text:line-break/></text:span>自<text:span text:style-name="T3">1970</text:span>年代之後，雷奈的電影變得較輕鬆、較大眾化，<text:span text:style-name="T3">1998</text:span>年近似歌舞片的「法國香頌<text:span text:style-name="T3">DI DA DI</text:span>」（<text:span text:style-name="T3">OnConnait la Chanson</text:span>）同時獲得商業上的成功和影評人肯定。<text:span text:style-name="T3"><text:line-break/><text:line-break/></text:span>雷奈近<text:span text:style-name="T3">90</text:span>歲仍持續拍片，創作主題反覆出現愛、回憶和死亡，他<text:span text:style-name="T3">2</text:span>年前在坎城影展說，他「為自己拍片，像<text:span text:style-name="T3">DIY</text:span>」。<text:span text:style-name="T3"><text:line-break/><text:line-break/></text:span>他的新作「萊利的人生」（<text:span text:style-name="T3">Life of Riley</text:span>，法文名：<text:span text:style-name="T3">Aimer, boire et chanter</text:span>）上月才在柏林影展獲得一項創新獎項。<text:span text:style-name="T3"><text:line-break/><text:line-break/></text:span>李維表示，雷奈臨終時仍在為下一部片寫劇本。<text:span text:style-name="T3"><text:line-break/><text:line-break/></text:span>坎城影展<text:span text:style-name="T3">2009</text:span>年頒給雷奈終生成就獎。</text:p>
      <text:p text:style-name="P1"><text:span text:style-name="T1">陳真</text:span><text:s/>  |  2014.03.02 01:59   |   <text:a xlink:type="simple" xlink:href="http://palinfo.habago.org/Entry?Command=Information_PrintForum&amp;iPage=459#FORUM32117"><text:span text:style-name="T2">#</text:span></text:a></text:p>
      <text:p text:style-name="P2">一段難以下嚥的命運<text:span text:style-name="T3">:<text:line-break/><text:line-break/>https://www.youtube.com/watch?v=SPu23oRRUI8<text:line-break/><text:line-break/>https://www.youtube.com/watch?v=i254J1xI60U<text:line-break/><text:line-break/></text:span>但武警那段顯示的歌詞是錯的<text:span text:style-name="T3">,</text:span>底下才正確<text:span text:style-name="T3">.<text:line-break/><text:line-break/></text:span>菊花台<text:span text:style-name="T3"> <text:line-break/><text:line-break/></text:span>作詞：方文山<text:span text:style-name="T3"><text:line-break/></text:span>作曲：周杰倫<text:span text:style-name="T3"><text:line-break/><text:line-break/></text:span>你的淚光<text:span text:style-name="T3"><text:s/></text:span>柔弱中帶傷<text:span text:style-name="T3"><text:line-break/></text:span>慘白的月彎彎勾住過往<text:span text:style-name="T3"><text:line-break/></text:span>夜太漫長<text:span text:style-name="T3"><text:s/></text:span>凝結成了霜<text:span text:style-name="T3"><text:line-break/></text:span>是誰在閣樓上冰冷的絕望<text:span text:style-name="T3"><text:line-break/><text:line-break/></text:span>雨輕輕彈<text:span text:style-name="T3"><text:s/></text:span>朱紅色的窗<text:span text:style-name="T3"><text:line-break/></text:span>我一生在紙上被風吹亂<text:span text:style-name="T3"><text:line-break/></text:span>夢在遠方<text:span text:style-name="T3"><text:s/></text:span>化成一縷香<text:span text:style-name="T3"><text:line-break/></text:span>隨風飄散你的模樣<text:span text:style-name="T3"><text:line-break/><text:line-break/></text:span>菊花殘滿地傷<text:span text:style-name="T3"><text:s/></text:span>你的笑容已泛黃<text:span text:style-name="T3"><text:line-break/></text:span>花落人斷腸<text:span text:style-name="T3"><text:s/></text:span>我心事靜靜躺<text:span text:style-name="T3"><text:line-break/></text:span>北風亂夜未央<text:span text:style-name="T3"><text:s/></text:span>你的影子剪不斷<text:span text:style-name="T3"><text:line-break/></text:span>徒留我孤單<text:span text:style-name="T3"><text:s/></text:span>在湖面成雙<text:span text:style-name="T3"><text:line-break/><text:line-break/></text:span>花已向晚<text:span text:style-name="T3"><text:s/></text:span>飄落了燦爛<text:span text:style-name="T3"><text:line-break/></text:span>凋謝的世道上命運不堪<text:span text:style-name="T3"><text:line-break/></text:span>愁莫渡江<text:span text:style-name="T3"><text:s/></text:span>秋心拆兩半<text:span text:style-name="T3"><text:line-break/></text:span>怕你上不了岸一輩子搖晃<text:span text:style-name="T3"><text:line-break/><text:line-break/></text:span>誰的江山<text:span text:style-name="T3"><text:s/></text:span>馬蹄聲狂亂<text:span text:style-name="T3"><text:line-break/></text:span>我一身的戎裝呼嘯滄桑<text:span text:style-name="T3"><text:line-break/></text:span>天微微亮<text:span text:style-name="T3"><text:s/></text:span>你輕聲的嘆<text:span text:style-name="T3"><text:line-break/></text:span>一夜惆悵如此委婉<text:span text:style-name="T3"><text:line-break/><text:line-break/></text:span>菊花殘滿地傷<text:span text:style-name="T3"><text:s/></text:span>你的笑容已泛黃<text:span text:style-name="T3"><text:line-break/></text:span>花落人斷腸<text:span text:style-name="T3"><text:s/></text:span>我心事靜靜躺<text:span text:style-name="T3"><text:line-break/></text:span>北風亂夜未央<text:span text:style-name="T3"><text:s/></text:span>你的影子剪不斷<text:span text:style-name="T3"><text:line-break/></text:span>徒留我孤單<text:span text:style-name="T3"><text:s/></text:span>在湖面成雙<text:span text:style-name="T3"><text:line-break/><text:line-break/></text:span>菊花殘滿地傷<text:span text:style-name="T3"><text:s/></text:span>你的笑容已泛黃<text:span text:style-name="T3"><text:line-break/></text:span>花落人斷腸<text:span text:style-name="T3"><text:s/></text:span>我心事靜靜躺<text:span text:style-name="T3"><text:line-break/></text:span>北風亂夜未央<text:span text:style-name="T3"><text:s/></text:span>你的影子剪不斷<text:span text:style-name="T3"><text:line-break/></text:span>徒留我孤單<text:span text:style-name="T3"><text:s/></text:span>在湖面成雙</text:p>
      <text:p text:style-name="P1"><text:span text:style-name="T1">陳真</text:span><text:s/>  |  2014.03.02 01:54   |   <text:a xlink:type="simple" xlink:href="http://palinfo.habago.org/Entry?Command=Information_PrintForum&amp;iPage=459#FORUM32116"><text:span text:style-name="T2">#</text:span></text:a></text:p>
      <text:p text:style-name="P3">類似小狗千千萬萬<text:span text:style-name="T3">,</text:span>不足為奇<text:span text:style-name="T3">. </text:span>不去想它就當沒這回事<text:span text:style-name="T3">. </text:span>可當一條小生命的巨大痛苦就活生生在你眼前<text:span text:style-name="T3">,</text:span>你便如何<text:span text:style-name="T3">? </text:span>努力想釋懷<text:span text:style-name="T3">,</text:span>不去想他<text:span text:style-name="T3">,</text:span>但心裏總不踏實<text:span text:style-name="T3">.<text:line-break/><text:line-break/></text:span>方文山有句歌詞說<text:span text:style-name="T3">:"</text:span>凋謝的世道上<text:span text:style-name="T3">,</text:span>命運不堪<text:span text:style-name="T3">. </text:span>我一生在紙上<text:span text:style-name="T3">,</text:span>被風吹亂<text:span text:style-name="T3">." </text:span>電影裏把前一句翻成英文<text:span text:style-name="T3">: A fate hard to swallow</text:span>，<text:span text:style-name="T3">"</text:span>一段難以下嚥的命運<text:span text:style-name="T3">". </text:span>幾年前回國定居<text:span text:style-name="T3">,</text:span>買了生平第一支手機<text:span text:style-name="T3">,</text:span>學習寫簡訊<text:span text:style-name="T3">,</text:span>只會寫英文<text:span text:style-name="T3">,</text:span>寫下的第一個句子就是從電影<text:span text:style-name="T3"><text:s/>"</text:span>滿城盡帶黃金甲<text:span text:style-name="T3">" </text:span>裏看到的這一句<text:span text:style-name="T3">:A fate hard to swallow. </text:span>想起半生滄桑<text:span text:style-name="T3">,</text:span>想起病榻掙扎的父親<text:span text:style-name="T3">,</text:span>此話聽來格外悲涼<text:span text:style-name="T3">.<text:line-break/><text:line-break/></text:span>我一生在概念裏折騰<text:span text:style-name="T3">,</text:span>一個沒有摩擦力的世界<text:span text:style-name="T3">,</text:span>光滑<text:span text:style-name="T3">,</text:span>純淨<text:span text:style-name="T3">;</text:span>一個式子<text:span text:style-name="T3">,</text:span>一道命題，帶來一種愉悅<text:span text:style-name="T3">,</text:span>但它就像個影子<text:span text:style-name="T3">,</text:span>承載得起多少重量<text:span text:style-name="T3">? </text:span>有些東西既揮之不去<text:span text:style-name="T3">,</text:span>也許命該如此<text:span text:style-name="T3">. </text:span>但若能有選擇<text:span text:style-name="T3">,</text:span>我是願意朝血肉靠近的<text:span text:style-name="T3">.<text:line-break/><text:line-break/></text:span>夜深<text:span text:style-name="T3">,</text:span>鹿鹿睡了<text:span text:style-name="T3">. </text:span>好不容易又過了一天<text:span text:style-name="T3">. </text:span>何去何從<text:span text:style-name="T3">,</text:span>仍在未定之天<text:span text:style-name="T3">.<text:line-break/><text:line-break/></text:span>狗一般不喜歡進籠子<text:span text:style-name="T3">,</text:span>但他卻每天自己鑽進去睡覺休息<text:span text:style-name="T3">,</text:span>當自己的臥房了<text:span text:style-name="T3">.</text:span>只是他很不喜歡我把門關上<text:span text:style-name="T3">. </text:span>幾次看他在籠子裏倚著毛毯半臥半躺像人躺沙發一般<text:span text:style-name="T3">,</text:span>眼神凝視前方<text:span text:style-name="T3">,</text:span>不知道在想些什麼<text:span text:style-name="T3">.<text:line-break/><text:line-break/></text:span>目前看來<text:span text:style-name="T3">,</text:span>他最大的嗜好之一就是喜歡有人摸他臉頰或額頭<text:span text:style-name="T3">,</text:span>可能因為這些地方傷疤面積大<text:span text:style-name="T3">,</text:span>摸了止癢<text:span text:style-name="T3">. </text:span>摸累了<text:span text:style-name="T3">,</text:span>稍一縮手<text:span text:style-name="T3">,</text:span>他還會情不自禁身子往前靠來就你的手<text:span text:style-name="T3">,</text:span>希望你繼續<text:span text:style-name="T3">,</text:span>可我倆萍水相逢<text:span text:style-name="T3">,</text:span>各有一段難以下嚥的命運<text:span text:style-name="T3">,</text:span>就是沒法摸他一輩子<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